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4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f9900" loext:char-shading-value="0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6 cases me toh target aaya hua tha</text:p>
      <text:p text:style-name="P2"/>
      <text:p text:style-name="P2"><text:span text:style-name="T1">------------------------------------------------------------------------------------------------</text:span></text:p>
      <text:p text:style-name="P2"><text:span text:style-name="T1">target&gt; dance</text:span></text:p>
      <text:p text:style-name="P3"/>
      <text:p text:style-name="P2"><text:span text:style-name="T1">user&gt;&gt; do you play basketball</text:span></text:p>
      <text:p text:style-name="P3"/>
      <text:p text:style-name="P2"><text:span text:style-name="T1">current kw&gt; basketball</text:span></text:p>
      <text:p text:style-name="P2"><text:span text:style-name="T1">next kw&gt; ball; method: 1st hop - 1st hop</text:span></text:p>
      <text:p text:style-name="P3"/>
      <text:p text:style-name="P2"><text:span text:style-name="T1">Tbot&gt;&gt; no i do not, i like to read and watch basketball.</text:span></text:p>
      <text:p text:style-name="P2"><text:span text:style-name="T1">Blender&gt;&gt; <text:s/>I used to play in high school, but now I just watch it on TV.</text:span></text:p>
      <text:p text:style-name="P3"/>
      <text:p text:style-name="P2"><text:span text:style-name="T1">current kw&gt; school</text:span></text:p>
      <text:p text:style-name="P2"><text:span text:style-name="T1">next kw&gt; dance; method: 1st hop - 1st hop</text:span></text:p>
      <text:p text:style-name="P3"/>
      <text:p text:style-name="P2"><text:span text:style-name="T1">Tbot&gt;&gt; that is cool. i love to dance, do you?</text:span></text:p>
      <text:p text:style-name="P3"/>
      <text:p text:style-name="P2"><text:span text:style-name="T1">success; 2</text:span></text:p>
      <text:p text:style-name="P3"/>
      <text:p text:style-name="P2"><text:span text:style-name="T1">------------------------------------------------------------------------------------------------</text:span></text:p>
      <text:p text:style-name="P2">target&gt; basketball</text:p>
      <text:p text:style-name="P2"/>
      <text:p text:style-name="P2">user&gt;&gt; i am tired</text:p>
      <text:p text:style-name="P2"/>
      <text:p text:style-name="P2">current kw&gt; basketball</text:p>
      <text:p text:style-name="P2"><text:soft-page-break/>next kw&gt; basketball; method: 1st hop - 1st hop</text:p>
      <text:p text:style-name="P2"/>
      <text:p text:style-name="P2">Tbot&gt;&gt; i am good. i am getting ready to go to the gym</text:p>
      <text:p text:style-name="P2">Blender&gt;&gt; <text:s/>That's great! I hope you have a good workout. What are you going to do at the gym?</text:p>
      <text:p text:style-name="P2"/>
      <text:p text:style-name="P2">current kw&gt; gym</text:p>
      <text:p text:style-name="P2">next kw&gt; basketball; method: 1st hop - 1st hop</text:p>
      <text:p text:style-name="P2"/>
      <text:p text:style-name="P2">Tbot&gt;&gt; i like to play basketball, i am a big fan of it</text:p>
      <text:p text:style-name="P2"/>
      <text:p text:style-name="P2">success; 2</text:p>
      <text:p text:style-name="P3"/>
      <text:p text:style-name="P2"><text:span text:style-name="T1">------------------------------------------------------------------------------------------------</text:span></text:p>
      <text:p text:style-name="P2"><text:span text:style-name="T1">target&gt; school</text:span></text:p>
      <text:p text:style-name="P3"/>
      <text:p text:style-name="P2"><text:span text:style-name="T1">user&gt;&gt; what are you doing</text:span></text:p>
      <text:p text:style-name="P3"/>
      <text:p text:style-name="P2"><text:span text:style-name="T1">current kw&gt; do</text:span></text:p>
      <text:p text:style-name="P2"><text:span text:style-name="T1">next kw&gt; grammar; method: 1st hop - 1st hop</text:span></text:p>
      <text:p text:style-name="P3"/>
      <text:p text:style-name="P2"><text:span text:style-name="T1">Tbot&gt;&gt; i am doing good. i am tired from working on the grammer.</text:span></text:p>
      <text:p text:style-name="P2"><text:span text:style-name="T1">Blender&gt;&gt; <text:s/>That's good to hear. What are you grammy gramma up to?</text:span></text:p>
      <text:p text:style-name="P3"/>
      <text:p text:style-name="P2"><text:span text:style-name="T1">current kw&gt; hear</text:span></text:p>
      <text:p text:style-name="P2"><text:span text:style-name="T1">next kw&gt; learn; method: 1st hop - 1st hop</text:span></text:p>
      <text:p text:style-name="P3"/>
      <text:p text:style-name="P2"><text:span text:style-name="T1">Tbot&gt;&gt; i have not told her. i am not sure what to do.</text:span></text:p>
      <text:p text:style-name="P2"><text:soft-page-break/><text:span text:style-name="T1">Blender&gt;&gt; <text:s/>I'm sorry to hear that. I'm sure she'll understand if you just tell her.</text:span></text:p>
      <text:p text:style-name="P3"/>
      <text:p text:style-name="P2"><text:span text:style-name="T1">current kw&gt; tell</text:span></text:p>
      <text:p text:style-name="P2"><text:span text:style-name="T1">next kw&gt; admit; method: 1st hop - 1st hop</text:span></text:p>
      <text:p text:style-name="P3"/>
      <text:p text:style-name="P2"><text:span text:style-name="T1">Tbot&gt;&gt; yeah i am trying to think of what to say to her. i am a little sad she is not here</text:span></text:p>
      <text:p text:style-name="P2"><text:span text:style-name="T1">Blender&gt;&gt; <text:s/>I know how you feel. My grandmother passed away a few years ago and I still miss her a lot.</text:span></text:p>
      <text:p text:style-name="P3"/>
      <text:p text:style-name="P2"><text:span text:style-name="T1">current kw&gt; year</text:span></text:p>
      <text:p text:style-name="P2"><text:span text:style-name="T1">next kw&gt; school; method: 1st hop - 1st hop</text:span></text:p>
      <text:p text:style-name="P3"/>
      <text:p text:style-name="P2"><text:span text:style-name="T1">Tbot&gt;&gt; i am sorry to here too. i have a lot of friends who are my age, i miss them.</text:span></text:p>
      <text:p text:style-name="P2"><text:span text:style-name="T1">Blender&gt;&gt; <text:s/>I do too. I wish I could go back in time and spend more time with them. </text:span></text:p>
      <text:p text:style-name="P3"/>
      <text:p text:style-name="P2"><text:span text:style-name="T1">current kw&gt; time</text:span></text:p>
      <text:p text:style-name="P2"><text:span text:style-name="T1">next kw&gt; schooltime; method: 1st hop - 1st hop</text:span></text:p>
      <text:p text:style-name="P3"/>
      <text:p text:style-name="P2"><text:span text:style-name="T1">Tbot&gt;&gt; i do too, i am in school too. i am not much. i would love to go back to school but my mom was a stay at home with my mom.</text:span></text:p>
      <text:p text:style-name="P3"/>
      <text:p text:style-name="P2"><text:span text:style-name="T1">success; 5</text:span></text:p>
      <text:p text:style-name="P3"/>
      <text:p text:style-name="P2"><text:span text:style-name="T1">------------------------------------------------------------------------------------------------</text:span></text:p>
      <text:p text:style-name="P2">target&gt; movie</text:p>
      <text:p text:style-name="P2"/>
      <text:p text:style-name="P2">user&gt;&gt; hi buddy</text:p>
      <text:p text:style-name="P2"/>
      <text:p text:style-name="P2">current kw&gt; movie</text:p>
      <text:p text:style-name="P2"><text:soft-page-break/>next kw&gt; movie; method: 1st hop - 1st hop</text:p>
      <text:p text:style-name="P2"/>
      <text:p text:style-name="P2">Tbot&gt;&gt; hey there, how are you?</text:p>
      <text:p text:style-name="P2">Blender&gt;&gt; <text:s/>I'm doing well. How are you doing? Do you have any plans for the weekend?</text:p>
      <text:p text:style-name="P2"/>
      <text:p text:style-name="P2">current kw&gt; weekend</text:p>
      <text:p text:style-name="P2">next kw&gt; date; method: 1st hop - 1st hop</text:p>
      <text:p text:style-name="P2"/>
      <text:p text:style-name="P2">Tbot&gt;&gt; i am good. i am going to go to the beach with my husband and kids.</text:p>
      <text:p text:style-name="P2">Blender&gt;&gt; <text:s/>That sounds like fun. I'm going to a concert this weekend. I love going to concerts.</text:p>
      <text:p text:style-name="P2"/>
      <text:p text:style-name="P2">current kw&gt; concert</text:p>
      <text:p text:style-name="P2">next kw&gt; theater; method: 1st hop - 1st hop</text:p>
      <text:p text:style-name="P2"/>
      <text:p text:style-name="P2">Tbot&gt;&gt; what kind of concert? i am not a big fan of music. i like to go out to the movies.</text:p>
      <text:p text:style-name="P2"/>
      <text:p text:style-name="P1">success; 3</text:p>
      <text:p text:style-name="P3"/>
      <text:p text:style-name="P2"><text:span text:style-name="T1">------------------------------------------------------------------------------------------------</text:span></text:p>
      <text:p text:style-name="P2"><text:span text:style-name="T1">target&gt; party</text:span></text:p>
      <text:p text:style-name="P3"/>
      <text:p text:style-name="P2"><text:span text:style-name="T1">user&gt;&gt; are you free today</text:span></text:p>
      <text:p text:style-name="P3"/>
      <text:p text:style-name="P2"><text:span text:style-name="T1">current kw&gt; today</text:span></text:p>
      <text:p text:style-name="P2"><text:span text:style-name="T1">next kw&gt; present; method: 1st hop - 2nd hop</text:span></text:p>
      <text:p text:style-name="P3"/>
      <text:p text:style-name="P2"><text:span text:style-name="T1">Tbot&gt;&gt; yes, i am free. i am going to get some gifts for my grandchildren.</text:span></text:p>
      <text:p text:style-name="P2"><text:soft-page-break/><text:span text:style-name="T1">Blender&gt;&gt; <text:s/>That's great! What are you getting them? <text:s/>I'm sure they will love it!</text:span></text:p>
      <text:p text:style-name="P3"/>
      <text:p text:style-name="P2"><text:span text:style-name="T1">current kw&gt; get</text:span></text:p>
      <text:p text:style-name="P2"><text:span text:style-name="T1">next kw&gt; gathering; method: 1st hop - 1st hop</text:span></text:p>
      <text:p text:style-name="P3"/>
      <text:p text:style-name="P2"><text:span text:style-name="T1">Tbot&gt;&gt; i am getting some for my kids and husband.</text:span></text:p>
      <text:p text:style-name="P2"><text:span text:style-name="T1">Blender&gt;&gt; <text:s/>That is so nice of you. <text:s/>I bet they will really enjoy it. <text:s/>What kind of gifts are they getting?</text:span></text:p>
      <text:p text:style-name="P3"/>
      <text:p text:style-name="P2"><text:span text:style-name="T1">current kw&gt; gift</text:span></text:p>
      <text:p text:style-name="P2"><text:span text:style-name="T1">next kw&gt; birthday; method: 1st hop - 1st hop</text:span></text:p>
      <text:p text:style-name="P3"/>
      <text:p text:style-name="P2"><text:span text:style-name="T1">Tbot&gt;&gt; we are getting a piano set for our honeymoon.</text:span></text:p>
      <text:p text:style-name="P2"><text:span text:style-name="T1">Blender&gt;&gt; <text:s/>That sounds like a lot of fun. <text:s/>Do you know what you are getting them yet?</text:span></text:p>
      <text:p text:style-name="P3"/>
      <text:p text:style-name="P2"><text:span text:style-name="T1">current kw&gt; fun</text:span></text:p>
      <text:p text:style-name="P2"><text:span text:style-name="T1">next kw&gt; party; method: 1st hop - 1st hop</text:span></text:p>
      <text:p text:style-name="P3"/>
      <text:p text:style-name="P2"><text:span text:style-name="T1">Tbot&gt;&gt; no. i do not. they are going to be in paris.</text:span></text:p>
      <text:p text:style-name="P2"><text:span text:style-name="T1">Blender&gt;&gt; <text:s/>Oh, that will be so fun! <text:s/>I hope you have a great time. <text:s/>Is it your first time going to Paris?</text:span></text:p>
      <text:p text:style-name="P3"/>
      <text:p text:style-name="P2"><text:span text:style-name="T1">current kw&gt; time</text:span></text:p>
      <text:p text:style-name="P2"><text:span text:style-name="T1">next kw&gt; party; method: 1st hop - 1st hop</text:span></text:p>
      <text:p text:style-name="P3"/>
      <text:p text:style-name="P2"><text:span text:style-name="T1">Tbot&gt;&gt; yes it is. i hope they have a good time.</text:span></text:p>
      <text:p text:style-name="P2"><text:span text:style-name="T1">Blender&gt;&gt; <text:s/>Yes, it will be my first time there as well. <text:s/>I am looking forward to it.</text:span></text:p>
      <text:p text:style-name="P3"/>
      <text:p text:style-name="P2"><text:span text:style-name="T1">current kw&gt; time</text:span></text:p>
      <text:p text:style-name="P2"><text:soft-page-break/><text:span text:style-name="T1">next kw&gt; party; method: 1st hop - 1st hop</text:span></text:p>
      <text:p text:style-name="P3"/>
      <text:p text:style-name="P2"><text:span text:style-name="T1">Tbot&gt;&gt; i am going to have a party in pariss! i love it.</text:span></text:p>
      <text:p text:style-name="P3"/>
      <text:p text:style-name="P2"><text:span text:style-name="T1">success; 6</text:span></text:p>
      <text:p text:style-name="P3"/>
      <text:p text:style-name="P2"><text:span text:style-name="T1">------------------------------------------------------------------------------------------------</text:span></text:p>
      <text:p text:style-name="P2"><text:span text:style-name="T1">target&gt; elections</text:span></text:p>
      <text:p text:style-name="P3"/>
      <text:p text:style-name="P2"><text:span text:style-name="T1">user&gt;&gt; what are you doing tonight</text:span></text:p>
      <text:p text:style-name="P3"/>
      <text:p text:style-name="P2"><text:span text:style-name="T1">current kw&gt; tonight</text:span></text:p>
      <text:p text:style-name="P2"><text:span text:style-name="T1">next kw&gt; evening; method: 1st hop</text:span></text:p>
      <text:p text:style-name="P3"/>
      <text:p text:style-name="P2"><text:span text:style-name="T1">Tbot&gt;&gt; i am watching a movie and you?</text:span></text:p>
      <text:p text:style-name="P2"><text:span text:style-name="T1">Blender&gt;&gt; <text:s/>I am going to watch a movie with my girlfriend. What movie are you going to see?</text:span></text:p>
      <text:p text:style-name="P3"/>
      <text:p text:style-name="P2"><text:span text:style-name="T1">current kw&gt; movie</text:span></text:p>
      <text:p text:style-name="P2"><text:span text:style-name="T1">next kw&gt; prop; method: 1st hop - 2nd hop</text:span></text:p>
      <text:p text:style-name="P3"/>
      <text:p text:style-name="P2"><text:span text:style-name="T1">Tbot&gt;&gt; i love movies. i am going for a walk in the park with my mom.</text:span></text:p>
      <text:p text:style-name="P2"><text:span text:style-name="T1">Blender&gt;&gt; <text:s/>I love that movie! It's one of my favorites. What's your favorite movie?</text:span></text:p>
      <text:p text:style-name="P3"/>
      <text:p text:style-name="P2"><text:span text:style-name="T1">current kw&gt; movie</text:span></text:p>
      <text:p text:style-name="P2"><text:span text:style-name="T1">next kw&gt; prop; method: 1st hop - 2nd hop</text:span></text:p>
      <text:p text:style-name="P3"/>
      <text:p text:style-name="P2"><text:span text:style-name="T1">Tbot&gt;&gt; i like movies too. i am actually going to be married to my high school sweetheart</text:span></text:p>
      <text:p text:style-name="P2"><text:soft-page-break/><text:span text:style-name="T1">Blender&gt;&gt; <text:s/>That's so sweet! I hope you have a long and happy marriage. What do you like to do for fun?</text:span></text:p>
      <text:p text:style-name="P3"/>
      <text:p text:style-name="P2"><text:span text:style-name="T1">current kw&gt; marriage</text:span></text:p>
      <text:p text:style-name="P2"><text:span text:style-name="T1">next kw&gt; vow; method: 1st hop - 2nd hop</text:span></text:p>
      <text:p text:style-name="P3"/>
      <text:p text:style-name="P2"><text:span text:style-name="T1">Tbot&gt;&gt; i am not married, i just like to spend time with my dog. he is a great dog.</text:span></text:p>
      <text:p text:style-name="P2"><text:span text:style-name="T1">Blender&gt;&gt; <text:s/>That sounds like a lot of fun. I love dogs. What kind of dog do you have?</text:span></text:p>
      <text:p text:style-name="P3"/>
      <text:p text:style-name="P2"><text:span text:style-name="T1">current kw&gt; fun</text:span></text:p>
      <text:p text:style-name="P2"><text:span text:style-name="T1">next kw&gt; party; method: 1st hop - 2nd hop</text:span></text:p>
      <text:p text:style-name="P3"/>
      <text:p text:style-name="P2"><text:span text:style-name="T1">Tbot&gt;&gt; i have a lab and a poodle. he is really cute. what kind of work do</text:span></text:p>
      <text:p text:style-name="P2"><text:span text:style-name="T1">Blender&gt;&gt; <text:s/>I work in an office, but I also volunteer at the animal shelter on the weekends.</text:span></text:p>
      <text:p text:style-name="P3"/>
      <text:p text:style-name="P2"><text:span text:style-name="T1">current kw&gt; office</text:span></text:p>
      <text:p text:style-name="P2"><text:span text:style-name="T1">next kw&gt; ballot; method: 1st hop - 1st hop</text:span></text:p>
      <text:p text:style-name="P3"/>
      <text:p text:style-name="P2"><text:span text:style-name="T1">Tbot&gt;&gt; that is great! i am a retired teacher. what do you do for a living?</text:span></text:p>
      <text:p text:style-name="P2"><text:span text:style-name="T1">Blender&gt;&gt; <text:s/>I'm a financial analyst. What do you like to do in your spare time?</text:span></text:p>
      <text:p text:style-name="P3"/>
      <text:p text:style-name="P2"><text:span text:style-name="T1">current kw&gt; time</text:span></text:p>
      <text:p text:style-name="P2"><text:span text:style-name="T1">next kw&gt; election; method: 1st hop - 1st hop</text:span></text:p>
      <text:p text:style-name="P3"/>
      <text:p text:style-name="P2"><text:span text:style-name="T1">Tbot&gt;&gt; i love to help people in their homes. i love to read and volunteer at animal shelters.</text:span></text:p>
      <text:p text:style-name="P2"><text:span text:style-name="T1">Blender&gt;&gt; <text:s/>That's great! I love animals, especially puppies. Do you have any pets?</text:span></text:p>
      <text:p text:style-name="P3"/>
      <text:p text:style-name="P2"><text:span text:style-name="T1">current kw&gt; puppy</text:span></text:p>
      <text:p text:style-name="P2"><text:soft-page-break/><text:span text:style-name="T1">next kw&gt; seal; method: 1st hop</text:span></text:p>
      <text:p text:style-name="P3"/>
      <text:p text:style-name="P2"><text:span text:style-name="T1">Tbot&gt;&gt; i do not. i am not allowed pets. i wish i did, but my parents would kill me if i did.</text:span></text:p>
      <text:p text:style-name="P2"><text:span text:style-name="T1">Blender&gt;&gt; <text:s/>That That's too bad. I'm sorry to hear that. Why are you not allowed to have any?</text:span></text:p>
      <text:p text:style-name="P3"/>
      <text:p text:style-name="P2"><text:span text:style-name="T1">------------------------------------------------------------------------------------------------</text:span></text:p>
      <text:p text:style-name="P2"><text:span text:style-name="T1">target&gt; health</text:span></text:p>
      <text:p text:style-name="P3"/>
      <text:p text:style-name="P2"><text:span text:style-name="T1">user&gt;&gt; good morning</text:span></text:p>
      <text:p text:style-name="P3"/>
      <text:p text:style-name="P2"><text:span text:style-name="T1">current kw&gt; morning</text:span></text:p>
      <text:p text:style-name="P2"><text:span text:style-name="T1">next kw&gt; general; method: 1st hop - 1st hop</text:span></text:p>
      <text:p text:style-name="P3"/>
      <text:p text:style-name="P2"><text:span text:style-name="T1">Tbot&gt;&gt; good morning! i am a general of the united states army.</text:span></text:p>
      <text:p text:style-name="P2"><text:span text:style-name="T1">Blender&gt;&gt; <text:s/>Good morning! I am a member of the United States Army. What branch are you in?</text:span></text:p>
      <text:p text:style-name="P3"/>
      <text:p text:style-name="P2"><text:span text:style-name="T1">current kw&gt; morning</text:span></text:p>
      <text:p text:style-name="P2"><text:span text:style-name="T1">next kw&gt; general; method: 1st hop - 1st hop</text:span></text:p>
      <text:p text:style-name="P3"/>
      <text:p text:style-name="P2"><text:span text:style-name="T1">Tbot&gt;&gt; i am a soldier in the us army. i am in the navy</text:span></text:p>
      <text:p text:style-name="P2"><text:span text:style-name="T1">Blender&gt;&gt; <text:s/>That's awesome! I'm in the Air Force myself. What kind of work do you do in the Navy?</text:span></text:p>
      <text:p text:style-name="P3"/>
      <text:p text:style-name="P2"><text:span text:style-name="T1">current kw&gt; work</text:span></text:p>
      <text:p text:style-name="P2"><text:span text:style-name="T1">next kw&gt; care; method: 1st hop - 1st hop</text:span></text:p>
      <text:p text:style-name="P3"/>
      <text:p text:style-name="P2"><text:span text:style-name="T1">Tbot&gt;&gt; i work for the navy. i have a wife, i love her. she is my best friend.</text:span></text:p>
      <text:p text:style-name="P2"><text:span text:style-name="T1">Blender&gt;&gt; <text:s/>That is great! I love my wife too. We have been together for 10 years now.</text:span></text:p>
      <text:p text:style-name="P3"><text:soft-page-break/></text:p>
      <text:p text:style-name="P2"><text:span text:style-name="T1">current kw&gt; wife</text:span></text:p>
      <text:p text:style-name="P2"><text:span text:style-name="T1">next kw&gt; aglaea; method: 1st hop - 1st hop</text:span></text:p>
      <text:p text:style-name="P3"/>
      <text:p text:style-name="P2"><text:span text:style-name="T1">Tbot&gt;&gt; i love to travel and read. i read aglacindia is my favorite. what about you?</text:span></text:p>
      <text:p text:style-name="P2"><text:span text:style-name="T1">Blender&gt;&gt; <text:s/>I love to read too! I am a big fan of Stephen King. Have you read any of his books?</text:span></text:p>
      <text:p text:style-name="P3"/>
      <text:p text:style-name="P2"><text:span text:style-name="T1">current kw&gt; book</text:span></text:p>
      <text:p text:style-name="P2"><text:span text:style-name="T1">next kw&gt; social; method: 1st hop - 1st hop</text:span></text:p>
      <text:p text:style-name="P3"/>
      <text:p text:style-name="P2"><text:span text:style-name="T1">Tbot&gt;&gt; i have not, i do not read much, i spend do not have time for it</text:span></text:p>
      <text:p text:style-name="P2"><text:span text:style-name="T1">Blender&gt;&gt; <text:s/>I understand that. He is one of my favorite authors. What do you do for a living?</text:span></text:p>
      <text:p text:style-name="P3"/>
      <text:p text:style-name="P2"><text:span text:style-name="T1">current kw&gt; living</text:span></text:p>
      <text:p text:style-name="P2"><text:span text:style-name="T1">next kw&gt; health; method: 1st hop - 1st hop</text:span></text:p>
      <text:p text:style-name="P3"/>
      <text:p text:style-name="P2"><text:span text:style-name="T1">Tbot&gt;&gt; i work in a doctors office. i work in it, but i am not rich.</text:span></text:p>
      <text:p text:style-name="P2"><text:span text:style-name="T1">Blender&gt;&gt; <text:s/>That's cool. I work in an office as well. What kind of doctor do you want to be?</text:span></text:p>
      <text:p text:style-name="P3"/>
      <text:p text:style-name="P2"><text:span text:style-name="T1">current kw&gt; doctor</text:span></text:p>
      <text:p text:style-name="P2"><text:span text:style-name="T1">next kw&gt; health; method: 1st hop - 1st hop</text:span></text:p>
      <text:p text:style-name="P3"/>
      <text:p text:style-name="P2"><text:span text:style-name="T1">Tbot&gt;&gt; i do not work but i want to. i like to eat </text:span><text:span text:style-name="T2">healthy</text:span><text:span text:style-name="T1"> and exercise.</text:span></text:p>
      <text:p text:style-name="P2"><text:span text:style-name="T1">Blender&gt;&gt; <text:s/>That That's great. Do you have any hobbies that you like to do in your spare time?</text:span></text:p>
      <text:p text:style-name="P3"/>
      <text:p text:style-name="P2"><text:span text:style-name="T1">current kw&gt; hobby</text:span></text:p>
      <text:p text:style-name="P2"><text:span text:style-name="T1">next kw&gt; jogging; method: 1st hop - 1st hop</text:span></text:p>
      <text:p text:style-name="P3"><text:soft-page-break/></text:p>
      <text:p text:style-name="P2"><text:span text:style-name="T1">Tbot&gt;&gt; i like to go for a run. i am a big runner. i also like to hike.</text:span></text:p>
      <text:p text:style-name="P2"><text:span text:style-name="T1">Blender&gt;&gt; <text:s/>I love to go hiking too. It's one of my favorite things to do. </text:span></text:p>
      <text:p text:style-name="P3"/>
      <text:p text:style-name="P2"><text:span text:style-name="T1">------------------------------------------------------------------------------------------------</text:span></text:p>
      <text:p text:style-name="P2"><text:span text:style-name="T1">target&gt; fashion</text:span></text:p>
      <text:p text:style-name="P3"/>
      <text:p text:style-name="P2"><text:span text:style-name="T1">user&gt;&gt; where do you work</text:span></text:p>
      <text:p text:style-name="P3"/>
      <text:p text:style-name="P2"><text:span text:style-name="T1">current kw&gt; work</text:span></text:p>
      <text:p text:style-name="P2"><text:span text:style-name="T1">next kw&gt; fashion; method: 1st hop - 1st hop</text:span></text:p>
      <text:p text:style-name="P3"/>
      <text:p text:style-name="P2"><text:span text:style-name="T1">Tbot&gt;&gt; i work in fashion. i design clothes for people.</text:span></text:p>
      <text:p text:style-name="P3"/>
      <text:p text:style-name="P2"><text:span text:style-name="T1">success; 1</text:span></text:p>
      <text:p text:style-name="P3"/>
      <text:p text:style-name="P2"><text:span text:style-name="T1">------------------------------------------------------------------------------------------------</text:span></text:p>
      <text:p text:style-name="P2"><text:span text:style-name="T1">target&gt; cancer</text:span></text:p>
      <text:p text:style-name="P3"/>
      <text:p text:style-name="P2"><text:span text:style-name="T1">user&gt;&gt; what is your profession</text:span></text:p>
      <text:p text:style-name="P3"/>
      <text:p text:style-name="P2"><text:span text:style-name="T1">current kw&gt; profession</text:span></text:p>
      <text:p text:style-name="P2"><text:span text:style-name="T1">next kw&gt; medicine; method: 1st hop - 1st hop</text:span></text:p>
      <text:p text:style-name="P3"/>
      <text:p text:style-name="P2"><text:span text:style-name="T1">Tbot&gt;&gt; i am a doctor, but i also like to take photos</text:span></text:p>
      <text:p text:style-name="P2"><text:span text:style-name="T1">Blender&gt;&gt; <text:s/>I am a photographer as well. What kind of pictures do you take? </text:span></text:p>
      <text:p text:style-name="P3"/>
      <text:p text:style-name="P2"><text:soft-page-break/><text:span text:style-name="T1">current kw&gt; kind</text:span></text:p>
      <text:p text:style-name="P2"><text:span text:style-name="T1">next kw&gt; cell; method: 1st hop - 1st hop</text:span></text:p>
      <text:p text:style-name="P3"/>
      <text:p text:style-name="P2"><text:span text:style-name="T1">Tbot&gt;&gt; i love taking pictures of my family</text:span></text:p>
      <text:p text:style-name="P2"><text:span text:style-name="T1">Blender&gt;&gt; <text:s/>That's cool. Do you have a lot of pictures of your family or just a few?</text:span></text:p>
      <text:p text:style-name="P3"/>
      <text:p text:style-name="P2"><text:span text:style-name="T1">current kw&gt; family</text:span></text:p>
      <text:p text:style-name="P2"><text:span text:style-name="T1">next kw&gt; lumpsucker; method: 1st hop - 2nd hop</text:span></text:p>
      <text:p text:style-name="P3"/>
      <text:p text:style-name="P2"><text:span text:style-name="T1">Tbot&gt;&gt; just a few. i am not very good at taking pictures</text:span></text:p>
      <text:p text:style-name="P2"><text:span text:style-name="T1">Blender&gt;&gt; <text:s/>I'm not either, but I enjoy taking pictures. It's one of my favorite things to do in my spare time.</text:span></text:p>
      <text:p text:style-name="P3"/>
      <text:p text:style-name="P2"><text:span text:style-name="T1">current kw&gt; thing</text:span></text:p>
      <text:p text:style-name="P2"><text:span text:style-name="T1">next kw&gt; c; method: 1st hop - 1st hop</text:span></text:p>
      <text:p text:style-name="P3"/>
      <text:p text:style-name="P2"><text:span text:style-name="T1">Tbot&gt;&gt; what do you do for a living?</text:span></text:p>
      <text:p text:style-name="P2"><text:span text:style-name="T1">Blender&gt;&gt; <text:s/>I work in a call center. It pays the bills, but it's not what I want to do for the rest of my life. How about you?</text:span></text:p>
      <text:p text:style-name="P3"/>
      <text:p text:style-name="P2"><text:span text:style-name="T1">current kw&gt; center</text:span></text:p>
      <text:p text:style-name="P2"><text:span text:style-name="T1">next kw&gt; stage; method: 1st hop - 2nd hop</text:span></text:p>
      <text:p text:style-name="P3"/>
      <text:p text:style-name="P2"><text:span text:style-name="T1">Tbot&gt;&gt; i am a stay at home mom, i am a nurse so i have been in the hospital a lot.</text:span></text:p>
      <text:p text:style-name="P2"><text:span text:style-name="T1">Blender&gt;&gt; <text:s/>I bet that's a lot of work. Do you have any hobbies you like to do?</text:span></text:p>
      <text:p text:style-name="P3"/>
      <text:p text:style-name="P2"><text:span text:style-name="T1">current kw&gt; hobby</text:span></text:p>
      <text:p text:style-name="P2"><text:span text:style-name="T1">next kw&gt; garden; method: 1st hop - 2nd hop</text:span></text:p>
      <text:p text:style-name="P3"/>
      <text:p text:style-name="P2"><text:soft-page-break/><text:span text:style-name="T1">Tbot&gt;&gt; i love to garden and cook. i like to make a lot.</text:span></text:p>
      <text:p text:style-name="P2"><text:span text:style-name="T1">Blender&gt;&gt; <text:s/>That's awesome! I love to cook as well. What's your favorite thing to cook?</text:span></text:p>
      <text:p text:style-name="P3"/>
      <text:p text:style-name="P2"><text:span text:style-name="T1">current kw&gt; thing</text:span></text:p>
      <text:p text:style-name="P2"><text:span text:style-name="T1">next kw&gt; c; method: 1st hop - 1st hop</text:span></text:p>
      <text:p text:style-name="P3"/>
      <text:p text:style-name="P2"><text:span text:style-name="T1">Tbot&gt;&gt; i do not cook much. i like music, but i do not i do like to play guitar.</text:span></text:p>
      <text:p text:style-name="P2"><text:span text:style-name="T1">Blender&gt;&gt; <text:s/>I love music! What kind of music do you play? I play the drums. </text:span></text:p>
      <text:p text:style-name="P3"/>
      <text:p text:style-name="P2"><text:span text:style-name="T1">current kw&gt; kind</text:span></text:p>
      <text:p text:style-name="P2"><text:span text:style-name="T1">next kw&gt; cell; method: 1st hop - 1st hop</text:span></text:p>
      <text:p text:style-name="P3"/>
      <text:p text:style-name="P2"><text:span text:style-name="T1">Tbot&gt;&gt; i play the cello. i am a violinist. i also love to sing.</text:span></text:p>
      <text:p text:style-name="P2"><text:span text:style-name="T1">Blender&gt;&gt; <text:s/>That is awesome! Do you play in a band or just for fun? I have always wanted to learn how to play the violin.</text:span></text:p>
      <text:p text:style-name="P3"/>
      <text:p text:style-name="P2"><text:span text:style-name="T1">------------------------------------------------------------------------------------------------</text:span></text:p>
      <text:p text:style-name="P2"><text:span text:style-name="T1">target&gt; music</text:span></text:p>
      <text:p text:style-name="P3"/>
      <text:p text:style-name="P2"><text:span text:style-name="T1">user&gt;&gt; do you want some food</text:span></text:p>
      <text:p text:style-name="P3"/>
      <text:p text:style-name="P2"><text:span text:style-name="T1">current kw&gt; food</text:span></text:p>
      <text:p text:style-name="P2"><text:span text:style-name="T1">next kw&gt; salsa; method: 1st hop - 1st hop</text:span></text:p>
      <text:p text:style-name="P3"/>
      <text:p text:style-name="P2"><text:span text:style-name="T1">Tbot&gt;&gt; sure. i am hungry. i have been eating salsa all day.</text:span></text:p>
      <text:p text:style-name="P2"><text:span text:style-name="T1">Blender&gt;&gt; <text:s/>Salsa is so good. <text:s/>I love it. <text:s/>What kind do you like?</text:span></text:p>
      <text:p text:style-name="P3"/>
      <text:p text:style-name="P2"><text:span text:style-name="T1">current kw&gt; kind</text:span></text:p>
      <text:p text:style-name="P2"><text:soft-page-break/><text:span text:style-name="T1">next kw&gt; music; method: 1st hop - 1st hop</text:span></text:p>
      <text:p text:style-name="P3"/>
      <text:p text:style-name="P2"><text:span text:style-name="T1">Tbot&gt;&gt; i like to listen to music while i eat. what about you?</text:span></text:p>
      <text:p text:style-name="P3"/>
      <text:p text:style-name="P2"><text:span text:style-name="T1">success; 2</text:span></text:p>
      <text:p text:style-name="P3"/>
      <text:p text:style-name="P2"><text:span text:style-name="T1">------------------------------------------------------------------------------------------------</text:span></text:p>
      <text:p text:style-name="P2"><text:span text:style-name="T1">target&gt; gaming</text:span></text:p>
      <text:p text:style-name="P3"/>
      <text:p text:style-name="P2"><text:span text:style-name="T1">user&gt;&gt; what do you like to eat</text:span></text:p>
      <text:p text:style-name="P3"/>
      <text:p text:style-name="P2"><text:span text:style-name="T1">current kw&gt; like</text:span></text:p>
      <text:p text:style-name="P2"><text:span text:style-name="T1">next kw&gt; game; method: 1st hop - 1st hop</text:span></text:p>
      <text:p text:style-name="P3"/>
      <text:p text:style-name="P2"><text:span text:style-name="T1">Tbot&gt;&gt; anything that is not pizza</text:span></text:p>
      <text:p text:style-name="P2"><text:span text:style-name="T1">Blender&gt;&gt; <text:s/>I love pizza, especially with extra cheese and pepperoni. <text:s/>What about you?</text:span></text:p>
      <text:p text:style-name="P3"/>
      <text:p text:style-name="P2"><text:span text:style-name="T1">current kw&gt; pizza</text:span></text:p>
      <text:p text:style-name="P2"><text:span text:style-name="T1">next kw&gt; peel; method: 1st hop - 2nd hop</text:span></text:p>
      <text:p text:style-name="P3"/>
      <text:p text:style-name="P2"><text:span text:style-name="T1">Tbot&gt;&gt; i like all kinds of food, i do not eat meat though</text:span></text:p>
      <text:p text:style-name="P2"><text:span text:style-name="T1">Blender&gt;&gt; <text:s/>I don't eat meat either, but I do love a good veggie pizza.</text:span></text:p>
      <text:p text:style-name="P3"/>
      <text:p text:style-name="P2"><text:span text:style-name="T1">current kw&gt; pizza</text:span></text:p>
      <text:p text:style-name="P2"><text:span text:style-name="T1">next kw&gt; peel; method: 1st hop - 2nd hop</text:span></text:p>
      <text:p text:style-name="P3"/>
      <text:p text:style-name="P2"><text:span text:style-name="T1">Tbot&gt;&gt; i am an artist, what is your favorite food?</text:span></text:p>
      <text:p text:style-name="P2"><text:soft-page-break/><text:span text:style-name="T1">Blender&gt;&gt; <text:s/>I really like Italian food, especially pasta. <text:s/>Do you have a favorite?</text:span></text:p>
      <text:p text:style-name="P3"/>
      <text:p text:style-name="P2"><text:span text:style-name="T1">current kw&gt; food</text:span></text:p>
      <text:p text:style-name="P2"><text:span text:style-name="T1">next kw&gt; seed; method: 1st hop - 1st hop</text:span></text:p>
      <text:p text:style-name="P3"/>
      <text:p text:style-name="P2"><text:span text:style-name="T1">Tbot&gt;&gt; yes, i do, i am a vegan, i eat a lot of italian food.</text:span></text:p>
      <text:p text:style-name="P2"><text:span text:style-name="T1">Blender&gt;&gt; <text:s/>I love pasta! <text:s/>It's one of my favorite foods to eat. <text:s/>I love how it can be made with so many different ingredients like vegetables, meats, and condiments.</text:span></text:p>
      <text:p text:style-name="P3"/>
      <text:p text:style-name="P2"><text:span text:style-name="T1">current kw&gt; food</text:span></text:p>
      <text:p text:style-name="P2"><text:span text:style-name="T1">next kw&gt; seed; method: 1st hop - 1st hop</text:span></text:p>
      <text:p text:style-name="P3"/>
      <text:p text:style-name="P2"><text:span text:style-name="T1">Tbot&gt;&gt; i do not like veggies but love meat, i love veggies too.</text:span></text:p>
      <text:p text:style-name="P2"><text:span text:style-name="T1">Blender&gt;&gt; <text:s/>I do too! <text:s/>Veggies are so versatile. <text:s/>There are so many ways to prepare them!</text:span></text:p>
      <text:p text:style-name="P3"/>
      <text:p text:style-name="P2"><text:span text:style-name="T1">current kw&gt; way</text:span></text:p>
      <text:p text:style-name="P2"><text:span text:style-name="T1">next kw&gt; ninja; method: 1st hop - 2nd hop</text:span></text:p>
      <text:p text:style-name="P3"/>
      <text:p text:style-name="P2"><text:span text:style-name="T1">Tbot&gt;&gt; i love veggies. i like to make them with veggies.</text:span></text:p>
      <text:p text:style-name="P2"><text:span text:style-name="T1">Blender&gt;&gt; <text:s/>I love them too. <text:s/>My favorite is broccoli. <text:s/>Do you have a favorite vegetable?</text:span></text:p>
      <text:p text:style-name="P3"/>
      <text:p text:style-name="P2"><text:span text:style-name="T1">current kw&gt; favorite</text:span></text:p>
      <text:p text:style-name="P2"><text:span text:style-name="T1">next kw&gt; internet; method: 1st hop - 2nd hop</text:span></text:p>
      <text:p text:style-name="P3"/>
      <text:p text:style-name="P2"><text:span text:style-name="T1">Tbot&gt;&gt; i like to cook with it, but i am not a fan of vegetables.</text:span></text:p>
      <text:p text:style-name="P2"><text:span text:style-name="T1">Blender&gt;&gt; <text:s/>I don't like most vegetables, but I do like tofu. <text:s/>It's a good source of protein.</text:span></text:p>
      <text:p text:style-name="P3"/>
      <text:p text:style-name="P2"><text:span text:style-name="T1">current kw&gt; vegetable</text:span></text:p>
      <text:p text:style-name="P2"><text:soft-page-break/><text:span text:style-name="T1">next kw&gt; chip; method: 1st hop - 2nd hop</text:span></text:p>
      <text:p text:style-name="P3"/>
      <text:p text:style-name="P2"><text:span text:style-name="T1">Tbot&gt;&gt; i have a hard time with veggies because i am allergic to shellfish.</text:span></text:p>
      <text:p text:style-name="P2"><text:span text:style-name="T1">Blender&gt;&gt; <text:s/>I'm sorry to hear that. <text:s/>Have you tried any other types of seafood?</text:span></text:p>
      <text:p text:style-name="P3"/>
      <text:p text:style-name="P2"><text:span text:style-name="T1">------------------------------------------------------------------------------------------------</text:span></text:p>
      <text:p text:style-name="P2"><text:span text:style-name="T1">target&gt; addiction</text:span></text:p>
      <text:p text:style-name="P3"/>
      <text:p text:style-name="P2"><text:span text:style-name="T1">user&gt;&gt; which is your favourite movie</text:span></text:p>
      <text:p text:style-name="P3"/>
      <text:p text:style-name="P2"><text:span text:style-name="T1">current kw&gt; movie</text:span></text:p>
      <text:p text:style-name="P2"><text:span text:style-name="T1">next kw&gt; coke; method: 1st hop - 2nd hop</text:span></text:p>
      <text:p text:style-name="P3"/>
      <text:p text:style-name="P2"><text:span text:style-name="T1">Tbot&gt;&gt; i do not really like movies. i like coke though.</text:span></text:p>
      <text:p text:style-name="P2"><text:span text:style-name="T1">Blender&gt;&gt; <text:s/>I like Dr. Pepper the best. <text:s/>What is your favorite soda?</text:span></text:p>
      <text:p text:style-name="P3"/>
      <text:p text:style-name="P2"><text:span text:style-name="T1">current kw&gt; soda</text:span></text:p>
      <text:p text:style-name="P2"><text:span text:style-name="T1">next kw&gt; coke; method: 1st hop - 2nd hop</text:span></text:p>
      <text:p text:style-name="P3"/>
      <text:p text:style-name="P2"><text:span text:style-name="T1">Tbot&gt;&gt; i like coors, but i do not drink soda.</text:span></text:p>
      <text:p text:style-name="P2"><text:span text:style-name="T1">Blender&gt;&gt; <text:s/>I love coors. <text:s/>It is one of the best selling soft drinks in the US.</text:span></text:p>
      <text:p text:style-name="P3"/>
      <text:p text:style-name="P2"><text:span text:style-name="T1">current kw&gt; drink</text:span></text:p>
      <text:p text:style-name="P2"><text:span text:style-name="T1">next kw&gt; medicine; method: 1st hop - 1st hop</text:span></text:p>
      <text:p text:style-name="P3"/>
      <text:p text:style-name="P2"><text:span text:style-name="T1">Tbot&gt;&gt; i am a scientist, so i do like soda too.</text:span></text:p>
      <text:p text:style-name="P2"><text:span text:style-name="T1">Blender&gt;&gt; <text:s/>I am not a big soda drinker, but I do like Dr Pepper.</text:span></text:p>
      <text:p text:style-name="P3"><text:soft-page-break/></text:p>
      <text:p text:style-name="P2"><text:span text:style-name="T1">current kw&gt; drinker</text:span></text:p>
      <text:p text:style-name="P2"><text:span text:style-name="T1">next kw&gt; alcoholic; method: 1st hop - 2nd hop</text:span></text:p>
      <text:p text:style-name="P3"/>
      <text:p text:style-name="P2"><text:span text:style-name="T1">Tbot&gt;&gt; i do not like soda. i am an alcoholic, and... like i said, i do</text:span></text:p>
      <text:p text:style-name="P2"><text:span text:style-name="T1">Blender&gt;&gt; <text:s/>I'm sorry to hear that. <text:s/>Have you ever tried Dr. Pepper? <text:s/>It's made by PepsiCo.</text:span></text:p>
      <text:p text:style-name="P3"/>
      <text:p text:style-name="P2"><text:span text:style-name="T1">current kw&gt; try</text:span></text:p>
      <text:p text:style-name="P2"><text:span text:style-name="T1">next kw&gt; pain; method: 1st hop - 2nd hop</text:span></text:p>
      <text:p text:style-name="P3"/>
      <text:p text:style-name="P2"><text:span text:style-name="T1">Tbot&gt;&gt; i have not, but i am sure i will one day.</text:span></text:p>
      <text:p text:style-name="P2"><text:span text:style-name="T1">Blender&gt;&gt; <text:s/>It's my favorite soft drink. <text:s/>It was created in 1885 by a pharmacist named Charles Alderton.</text:span></text:p>
      <text:p text:style-name="P3"/>
      <text:p text:style-name="P2"><text:span text:style-name="T1">current kw&gt; drink</text:span></text:p>
      <text:p text:style-name="P2"><text:span text:style-name="T1">next kw&gt; medicine; method: 1st hop - 1st hop</text:span></text:p>
      <text:p text:style-name="P3"/>
      <text:p text:style-name="P2"><text:span text:style-name="T1">Tbot&gt;&gt; wow, that is interesting. i like the soda, but i have not tried the medicine</text:span></text:p>
      <text:p text:style-name="P2"><text:span text:style-name="T1">Blender&gt;&gt; <text:s/>It was first introduced in Waco, Texas in 1904. <text:s/>I haven't tried it either.</text:span></text:p>
      <text:p text:style-name="P3"/>
      <text:p text:style-name="P2"><text:span text:style-name="T1">current kw&gt; try</text:span></text:p>
      <text:p text:style-name="P2"><text:span text:style-name="T1">next kw&gt; pain; method: 1st hop - 2nd hop</text:span></text:p>
      <text:p text:style-name="P3"/>
      <text:p text:style-name="P2"><text:span text:style-name="T1">Tbot&gt;&gt; i am glad you are not a doctor. i have never heard of it.</text:span></text:p>
      <text:p text:style-name="P2"><text:span text:style-name="T1">Blender&gt;&gt; <text:s/>It It is a carbonated soft drink produced by PepsiCo.</text:span></text:p>
      <text:p text:style-name="P3"/>
      <text:p text:style-name="P2"><text:span text:style-name="T1">current kw&gt; drink</text:span></text:p>
      <text:p text:style-name="P2"><text:span text:style-name="T1">next kw&gt; medicine; method: 1st hop - 1st hop</text:span></text:p>
      <text:p text:style-name="P3"><text:soft-page-break/></text:p>
      <text:p text:style-name="P2"><text:span text:style-name="T1">Tbot&gt;&gt; i have never had soda. i drink a lot of coffee though</text:span></text:p>
      <text:p text:style-name="P2"><text:span text:style-name="T1">Blender&gt;&gt; <text:s/>I like coffee too. <text:s/>It is one of the most popular beverages in the world.</text:span></text:p>
      <text:p text:style-name="P3"/>
      <text:p text:style-name="P2"><text:span text:style-name="T1">------------------------------------------------------------------------------------------------</text:span></text:p>
      <text:p text:style-name="P2"><text:span text:style-name="T1">target&gt; farming</text:span></text:p>
      <text:p text:style-name="P3"/>
      <text:p text:style-name="P2"><text:span text:style-name="T1">user&gt;&gt; are you married</text:span></text:p>
      <text:p text:style-name="P3"/>
      <text:p text:style-name="P2"><text:span text:style-name="T1">current kw&gt; marry</text:span></text:p>
      <text:p text:style-name="P2"><text:span text:style-name="T1">next kw&gt; wife; method: 1st hop - 2nd hop</text:span></text:p>
      <text:p text:style-name="P3"/>
      <text:p text:style-name="P2"><text:span text:style-name="T1">Tbot&gt;&gt; i am not married. i have a wife and two kids.</text:span></text:p>
      <text:p text:style-name="P2"><text:span text:style-name="T1">Blender&gt;&gt; <text:s/>I am married and we have two kids as well. <text:s/>Do you have any hobbies?</text:span></text:p>
      <text:p text:style-name="P3"/>
      <text:p text:style-name="P2"><text:span text:style-name="T1">current kw&gt; hobby</text:span></text:p>
      <text:p text:style-name="P2"><text:span text:style-name="T1">next kw&gt; gardening; method: 1st hop - 1st hop</text:span></text:p>
      <text:p text:style-name="P3"/>
      <text:p text:style-name="P2"><text:span text:style-name="T1">Tbot&gt;&gt; i love gardening. i have been trying to get my wife and i to get a house in the country.</text:span></text:p>
      <text:p text:style-name="P3"/>
      <text:p text:style-name="P2">! <text:span text:style-name="T1">success; 2</text:span></text:p>
      <text:p text:style-name="P2"/>
      <text:p text:style-name="P2"><text:span text:style-name="T1">------------------------------------------------------------------------------------------------</text:span></text:p>
      <text:p text:style-name="P2"><text:span text:style-name="T1">target&gt; smartwatch</text:span></text:p>
      <text:p text:style-name="P3"/>
      <text:p text:style-name="P2"><text:span text:style-name="T1">user&gt;&gt; do you have kids</text:span></text:p>
      <text:p text:style-name="P3"/>
      <text:p text:style-name="P2"><text:soft-page-break/><text:span text:style-name="T1">current kw&gt; kid</text:span></text:p>
      <text:p text:style-name="P2"><text:span text:style-name="T1">next kw&gt; toy; method: 1st hop - 2nd hop</text:span></text:p>
      <text:p text:style-name="P3"/>
      <text:p text:style-name="P2"><text:span text:style-name="T1">Tbot&gt;&gt; i do not. i am a single mom.</text:span></text:p>
      <text:p text:style-name="P2"><text:span text:style-name="T1">Blender&gt;&gt; <text:s/>I am sorry to hear that. I am sure you are doing a great job though. </text:span></text:p>
      <text:p text:style-name="P3"/>
      <text:p text:style-name="P2"><text:span text:style-name="T1">current kw&gt; job</text:span></text:p>
      <text:p text:style-name="P2"><text:span text:style-name="T1">next kw&gt; touch; method: 1st hop - 2nd hop</text:span></text:p>
      <text:p text:style-name="P3"/>
      <text:p text:style-name="P2"><text:span text:style-name="T1">Tbot&gt;&gt; thank you. i have a son who just graduated from college. he is in the 3rd grade.</text:span></text:p>
      <text:p text:style-name="P2"><text:span text:style-name="T1">Blender&gt;&gt; <text:s/>That is great. I bet he is so proud of you. I hope he does well in school.</text:span></text:p>
      <text:p text:style-name="P3"/>
      <text:p text:style-name="P2"><text:span text:style-name="T1">current kw&gt; school</text:span></text:p>
      <text:p text:style-name="P2"><text:span text:style-name="T1">next kw&gt; portable; method: 1st hop - 2nd hop</text:span></text:p>
      <text:p text:style-name="P3"/>
      <text:p text:style-name="P2"><text:span text:style-name="T1">Tbot&gt;&gt; thanks. i am in college. i hope he likes reading too.</text:span></text:p>
      <text:p text:style-name="P2"><text:span text:style-name="T1">Blender&gt;&gt; <text:s/>I hope so too. Reading is a great way to pass the time. What are you studying?</text:span></text:p>
      <text:p text:style-name="P3"/>
      <text:p text:style-name="P2"><text:span text:style-name="T1">current kw&gt; time</text:span></text:p>
      <text:p text:style-name="P2"><text:span text:style-name="T1">next kw&gt; watch; method: 1st hop - 1st hop</text:span></text:p>
      <text:p text:style-name="P3"/>
      <text:p text:style-name="P2"><text:span text:style-name="T1">Tbot&gt;&gt; i am studying to be a teacher.</text:span></text:p>
      <text:p text:style-name="P2"><text:span text:style-name="T1">Blender&gt;&gt; <text:s/>That's great. What grade do you want to teach? I am sure you will do great.</text:span></text:p>
      <text:p text:style-name="P3"/>
      <text:p text:style-name="P2"><text:span text:style-name="T1">current kw&gt; grade</text:span></text:p>
      <text:p text:style-name="P2"><text:span text:style-name="T1">next kw&gt; measure; method: 1st hop - 2nd hop</text:span></text:p>
      <text:p text:style-name="P3"/>
      <text:p text:style-name="P2"><text:soft-page-break/><text:span text:style-name="T1">Tbot&gt;&gt; i want to be an english teacher. i am reading the bible.</text:span></text:p>
      <text:p text:style-name="P2"><text:span text:style-name="T1">Blender&gt;&gt; <text:s/>That is great. I bet you will be a great teacher. I hope you enjoy it.</text:span></text:p>
      <text:p text:style-name="P3"/>
      <text:p text:style-name="P2"><text:span text:style-name="T1">current kw&gt; teacher</text:span></text:p>
      <text:p text:style-name="P2"><text:span text:style-name="T1">next kw&gt; board; method: 1st hop - 2nd hop</text:span></text:p>
      <text:p text:style-name="P3"/>
      <text:p text:style-name="P2"><text:span text:style-name="T1">Tbot&gt;&gt; i hope so. what is your favorite book?</text:span></text:p>
      <text:p text:style-name="P2"><text:span text:style-name="T1">Blender&gt;&gt; <text:s/>I love the Bible. It is my favorite book of all time. What is yours?</text:span></text:p>
      <text:p text:style-name="P3"/>
      <text:p text:style-name="P2"><text:span text:style-name="T1">current kw&gt; time</text:span></text:p>
      <text:p text:style-name="P2"><text:span text:style-name="T1">next kw&gt; watch; method: 1st hop - 1st hop</text:span></text:p>
      <text:p text:style-name="P3"/>
      <text:p text:style-name="P2"><text:span text:style-name="T1">Tbot&gt;&gt; i like the bible too. i love the bible. i have been reading it since i was a little girl</text:span></text:p>
      <text:p text:style-name="P2"><text:span text:style-name="T1">Blender&gt;&gt; <text:s/>I have read it many times. I think it is one of the most influential books in the world.</text:span></text:p>
      <text:p text:style-name="P3"/>
      <text:p text:style-name="P2"><text:span text:style-name="T1">current kw&gt; time</text:span></text:p>
      <text:p text:style-name="P2"><text:span text:style-name="T1">next kw&gt; watch; method: 1st hop - 1st hop</text:span></text:p>
      <text:p text:style-name="P3"/>
      <text:p text:style-name="P2"><text:span text:style-name="T1">Tbot&gt;&gt; i have a hard time trusting anyone. i do not really have time for it. i work alot, i have kids, but i do like reading</text:span></text:p>
      <text:p text:style-name="P2"><text:span text:style-name="T1">Blender&gt;&gt; <text:s/>I understand that. I am the same way. I don't have a lot of free time either.</text:span></text:p>
      <text:p text:style-name="P3"/>
      <text:p text:style-name="P2"><text:span text:style-name="T1">------------------------------------------------------------------------------------------------</text:span></text:p>
      <text:p text:style-name="P2"><text:span text:style-name="T1">target&gt; book</text:span></text:p>
      <text:p text:style-name="P3"/>
      <text:p text:style-name="P2"><text:span text:style-name="T1">user&gt;&gt; what is your name</text:span></text:p>
      <text:p text:style-name="P3"/>
      <text:p text:style-name="P2"><text:span text:style-name="T1">current kw&gt; name</text:span></text:p>
      <text:p text:style-name="P2"><text:soft-page-break/><text:span text:style-name="T1">next kw&gt; book; method: 1st hop - 1st hop</text:span></text:p>
      <text:p text:style-name="P3"/>
      <text:p text:style-name="P2"><text:span text:style-name="T1">Tbot&gt;&gt; my name is bookworm, what about you?</text:span></text:p>
      <text:p text:style-name="P2"><text:span text:style-name="T1">Blender&gt;&gt; <text:s/>I am not sure what that is, but I am sure it is an interesting name. <text:s/>What do you do for a living?</text:span></text:p>
      <text:p text:style-name="P3"/>
      <text:p text:style-name="P2"><text:span text:style-name="T1">current kw&gt; name</text:span></text:p>
      <text:p text:style-name="P2"><text:span text:style-name="T1">next kw&gt; book; method: 1st hop - 1st hop</text:span></text:p>
      <text:p text:style-name="P3"/>
      <text:p text:style-name="P2"><text:span text:style-name="T1">Tbot&gt;&gt; i am a teacher, i am a english teacher.</text:span></text:p>
      <text:p text:style-name="P2"><text:span text:style-name="T1">Blender&gt;&gt; <text:s/>That is great. <text:s/>I bet you have a lot of fun teaching. <text:s/>Do you enjoy it?</text:span></text:p>
      <text:p text:style-name="P3"/>
      <text:p text:style-name="P2"><text:span text:style-name="T1">current kw&gt; fun</text:span></text:p>
      <text:p text:style-name="P2"><text:span text:style-name="T1">next kw&gt; reading; method: 1st hop - 1st hop</text:span></text:p>
      <text:p text:style-name="P3"/>
      <text:p text:style-name="P2"><text:span text:style-name="T1">Tbot&gt;&gt; i do, i love it. i am reading a book now, do you like reading?</text:span></text:p>
      <text:p text:style-name="P3"/>
      <text:p text:style-name="P2"><text:span text:style-name="T1">success; 3</text:span></text:p>
      <text:p text:style-name="P3"/>
      <text:p text:style-name="P2"><text:span text:style-name="T1">------------------------------------------------------------------------------------------------</text:span></text:p>
      <text:p text:style-name="P2"><text:span text:style-name="T1">target&gt; climate</text:span></text:p>
      <text:p text:style-name="P3"/>
      <text:p text:style-name="P2"><text:span text:style-name="T1">user&gt;&gt; i need some time off</text:span></text:p>
      <text:p text:style-name="P3"/>
      <text:p text:style-name="P2"><text:span text:style-name="T1">current kw&gt; time</text:span></text:p>
      <text:p text:style-name="P2"><text:span text:style-name="T1">next kw&gt; paleoclimate; method: 1st hop - 1st hop</text:span></text:p>
      <text:p text:style-name="P3"/>
      <text:p text:style-name="P2"><text:span text:style-name="T1">Tbot&gt;&gt; i can not stand the taste of meat.</text:span></text:p>
      <text:p text:style-name="P2"><text:soft-page-break/><text:span text:style-name="T1">Blender&gt;&gt; <text:s/>I know what you mean. <text:s/>I'm not a big meat eater either.</text:span></text:p>
      <text:p text:style-name="P3"/>
      <text:p text:style-name="P2"><text:span text:style-name="T1">current kw&gt; meat</text:span></text:p>
      <text:p text:style-name="P2"><text:span text:style-name="T1">next kw&gt; heat; method: 1st hop - 1st hop</text:span></text:p>
      <text:p text:style-name="P3"/>
      <text:p text:style-name="P2"><text:span text:style-name="T1">Tbot&gt;&gt; i know, i am going to college, i have a degree in business</text:span></text:p>
      <text:p text:style-name="P2"><text:span text:style-name="T1">Blender&gt;&gt; <text:s/>That is great. <text:s/>What kind of business are you going to be studying?</text:span></text:p>
      <text:p text:style-name="P3"/>
      <text:p text:style-name="P2"><text:span text:style-name="T1">current kw&gt; business</text:span></text:p>
      <text:p text:style-name="P2"><text:span text:style-name="T1">next kw&gt; ecosystem; method: 1st hop - 2nd hop</text:span></text:p>
      <text:p text:style-name="P3"/>
      <text:p text:style-name="P2"><text:span text:style-name="T1">Tbot&gt;&gt; i am studying to be a software engineer. i like to make connections.</text:span></text:p>
      <text:p text:style-name="P2"><text:span text:style-name="T1">Blender&gt;&gt; <text:s/>That sounds like a great field to get into. <text:s/>Do you have a job lined up?</text:span></text:p>
      <text:p text:style-name="P3"/>
      <text:p text:style-name="P2"><text:span text:style-name="T1">current kw&gt; job</text:span></text:p>
      <text:p text:style-name="P2"><text:span text:style-name="T1">next kw&gt; place; method: 1st hop - 2nd hop</text:span></text:p>
      <text:p text:style-name="P3"/>
      <text:p text:style-name="P2"><text:span text:style-name="T1">Tbot&gt;&gt; i work at a library. what do you do?</text:span></text:p>
      <text:p text:style-name="P2"><text:span text:style-name="T1">Blender&gt;&gt; <text:s/>I work in a call center. <text:s/>It is a lot of work, but it pays the bills.</text:span></text:p>
      <text:p text:style-name="P3"/>
      <text:p text:style-name="P2"><text:span text:style-name="T1">current kw&gt; center</text:span></text:p>
      <text:p text:style-name="P2"><text:span text:style-name="T1">next kw&gt; mood; method: 1st hop - 1st hop</text:span></text:p>
      <text:p text:style-name="P3"/>
      <text:p text:style-name="P2"><text:span text:style-name="T1">Tbot&gt;&gt; i have been in the job market for a while. i am a writer. i write for a living.</text:span></text:p>
      <text:p text:style-name="P2"><text:span text:style-name="T1">Blender&gt;&gt; <text:s/>That's awesome. <text:s/>I bet you have some great stories to tell. <text:s/>What kind of stories do you write?</text:span></text:p>
      <text:p text:style-name="P3"/>
      <text:p text:style-name="P2"><text:span text:style-name="T1">current kw&gt; story</text:span></text:p>
      <text:p text:style-name="P2"><text:soft-page-break/><text:span text:style-name="T1">next kw&gt; situation; method: 1st hop - 2nd hop</text:span></text:p>
      <text:p text:style-name="P3"/>
      <text:p text:style-name="P2"><text:span text:style-name="T1">Tbot&gt;&gt; i do. i write about the stock market and politics. i love to write about it.</text:span></text:p>
      <text:p text:style-name="P2"><text:span text:style-name="T1">Blender&gt;&gt; <text:s/>That sounds interesting. <text:s/>Do you have a website for your blog? <text:s/>I'd love to read your work.</text:span></text:p>
      <text:p text:style-name="P3"/>
      <text:p text:style-name="P2"><text:span text:style-name="T1">current kw&gt; blog</text:span></text:p>
      <text:p text:style-name="P2"><text:span text:style-name="T1">next kw&gt; slang; method: 1st hop - 2nd hop</text:span></text:p>
      <text:p text:style-name="P3"/>
      <text:p text:style-name="P2"><text:span text:style-name="T1">Tbot&gt;&gt; i write about politics. i like to use my phone for my blog</text:span></text:p>
      <text:p text:style-name="P2"><text:span text:style-name="T1">Blender&gt;&gt; <text:s/>I would love to check it out. <text:s/>Is it a blog about anything in particular?</text:span></text:p>
      <text:p text:style-name="P3"/>
      <text:p text:style-name="P2"><text:span text:style-name="T1">current kw&gt; blog</text:span></text:p>
      <text:p text:style-name="P2"><text:span text:style-name="T1">next kw&gt; slang; method: 1st hop - 2nd hop</text:span></text:p>
      <text:p text:style-name="P3"/>
      <text:p text:style-name="P2"><text:span text:style-name="T1">Tbot&gt;&gt; no i just like to blog about my personal life.</text:span></text:p>
      <text:p text:style-name="P2"><text:span text:style-name="T1">Blender&gt;&gt; <text:s/>I see. <text:s/>What kind of blog do you write about? <text:s/>What is it about?</text:span></text:p>
      <text:p text:style-name="P3"/>
      <text:p text:style-name="P2"><text:span text:style-name="T1">------------------------------------------------------------------------------------------------</text:span></text:p>
      <text:p text:style-name="P2"><text:span text:style-name="T1">target&gt; inflation</text:span></text:p>
      <text:p text:style-name="P3"/>
      <text:p text:style-name="P2"><text:span text:style-name="T1">user&gt;&gt; do you have a credit card</text:span></text:p>
      <text:p text:style-name="P3"/>
      <text:p text:style-name="P2"><text:span text:style-name="T1">current kw&gt; credit</text:span></text:p>
      <text:p text:style-name="P2"><text:span text:style-name="T1">next kw&gt; finance; method: 1st hop - 1st hop</text:span></text:p>
      <text:p text:style-name="P3"/>
      <text:p text:style-name="P2"><text:span text:style-name="T1">Tbot&gt;&gt; i do not have a card. i work in finance.</text:span></text:p>
      <text:p text:style-name="P2"><text:span text:style-name="T1">Blender&gt;&gt; <text:s/>I do not either, but I do have a debit card. <text:s/>I use it to buy groceries and pay my bills.</text:span></text:p>
      <text:p text:style-name="P3"><text:soft-page-break/></text:p>
      <text:p text:style-name="P2"><text:span text:style-name="T1">current kw&gt; grocery</text:span></text:p>
      <text:p text:style-name="P2"><text:span text:style-name="T1">next kw&gt; market; method: 1st hop - 2nd hop</text:span></text:p>
      <text:p text:style-name="P3"/>
      <text:p text:style-name="P2"><text:span text:style-name="T1">Tbot&gt;&gt; i wish i could, but i do not like to spend money on groceries. i like to shop on the internet.</text:span></text:p>
      <text:p text:style-name="P2"><text:span text:style-name="T1">Blender&gt;&gt; <text:s/>I understand that. <text:s/>It is so much easier to use the internet these days.</text:span></text:p>
      <text:p text:style-name="P3"/>
      <text:p text:style-name="P2"><text:span text:style-name="T1">current kw&gt; internet</text:span></text:p>
      <text:p text:style-name="P2"><text:span text:style-name="T1">next kw&gt; fictitious; method: 1st hop - 2nd hop</text:span></text:p>
      <text:p text:style-name="P3"/>
      <text:p text:style-name="P2"><text:span text:style-name="T1">Tbot&gt;&gt; i love shopping online and buying things. i am also in college and have not paid my debts yet.</text:span></text:p>
      <text:p text:style-name="P2"><text:span text:style-name="T1">Blender&gt;&gt; <text:s/>I am in college as well. <text:s/>What are you studying? <text:s/>I am studying accounting.</text:span></text:p>
      <text:p text:style-name="P3"/>
      <text:p text:style-name="P2"><text:span text:style-name="T1">current kw&gt; accounting</text:span></text:p>
      <text:p text:style-name="P2"><text:span text:style-name="T1">next kw&gt; cost; method: 1st hop - 2nd hop</text:span></text:p>
      <text:p text:style-name="P3"/>
      <text:p text:style-name="P2"><text:span text:style-name="T1">Tbot&gt;&gt; i am going to be a doctor. i want to be one.</text:span></text:p>
      <text:p text:style-name="P2"><text:span text:style-name="T1">Blender&gt;&gt; <text:s/>That's great! <text:s/>I wish you the best of luck. <text:s/>Do you know what you want to specialize in?</text:span></text:p>
      <text:p text:style-name="P3"/>
      <text:p text:style-name="P2"><text:span text:style-name="T1">current kw&gt; luck</text:span></text:p>
      <text:p text:style-name="P2"><text:span text:style-name="T1">next kw&gt; computing; method: 1st hop - 2nd hop</text:span></text:p>
      <text:p text:style-name="P3"/>
      <text:p text:style-name="P2"><text:span text:style-name="T1">Tbot&gt;&gt; yes, i am studying computer science. i want the computer science degree.</text:span></text:p>
      <text:p text:style-name="P2"><text:span text:style-name="T1">Blender&gt;&gt; <text:s/>That is a great field to get into. <text:s/>I'm sure you will do great. <text:s/>Good luck!</text:span></text:p>
      <text:p text:style-name="P3"/>
      <text:p text:style-name="P2"><text:span text:style-name="T1">current kw&gt; field</text:span></text:p>
      <text:p text:style-name="P2"><text:span text:style-name="T1">next kw&gt; growth; method: 1st hop - 2nd hop</text:span></text:p>
      <text:p text:style-name="P3"><text:soft-page-break/></text:p>
      <text:p text:style-name="P2"><text:span text:style-name="T1">Tbot&gt;&gt; thanks. i am sure i will do well. i hope so!</text:span></text:p>
      <text:p text:style-name="P2"><text:span text:style-name="T1">Blender&gt;&gt; <text:s/>You will. <text:s/>You have to believe in yourself. <text:s/>That is the only thing that will get you there.</text:span></text:p>
      <text:p text:style-name="P3"/>
      <text:p text:style-name="P2"><text:span text:style-name="T1">current kw&gt; thing</text:span></text:p>
      <text:p text:style-name="P2"><text:span text:style-name="T1">next kw&gt; variable; method: 1st hop - 2nd hop</text:span></text:p>
      <text:p text:style-name="P3"/>
      <text:p text:style-name="P2"><text:span text:style-name="T1">Tbot&gt;&gt; thanks. i am a teacher. what do you do?</text:span></text:p>
      <text:p text:style-name="P2"><text:span text:style-name="T1">Blender&gt;&gt; <text:s/>I work in IT. <text:s/>What grade do you teach? <text:s/>Do you enjoy your job?</text:span></text:p>
      <text:p text:style-name="P3"/>
      <text:p text:style-name="P2"><text:span text:style-name="T1">current kw&gt; job</text:span></text:p>
      <text:p text:style-name="P2"><text:span text:style-name="T1">next kw&gt; wage; method: 1st hop - 2nd hop</text:span></text:p>
      <text:p text:style-name="P3"/>
      <text:p text:style-name="P2"><text:span text:style-name="T1">Tbot&gt;&gt; i teach high school english education.</text:span></text:p>
      <text:p text:style-name="P2"><text:span text:style-name="T1">Blender&gt;&gt; <text:s/>I teach 4th grade. <text:s/>I love it. <text:s/>It's a lot of work, but it's rewarding.</text:span></text:p>
      <text:p text:style-name="P3"/>
      <text:p text:style-name="P2"><text:span text:style-name="T1">------------------------------------------------------------------------------------------------</text:span></text:p>
      <text:p text:style-name="P2"><text:span text:style-name="T1">target&gt; psychology</text:span></text:p>
      <text:p text:style-name="P3"/>
      <text:p text:style-name="P2"><text:span text:style-name="T1">user&gt;&gt; do you have ac at your house</text:span></text:p>
      <text:p text:style-name="P3"/>
      <text:p text:style-name="P2"><text:span text:style-name="T1">current kw&gt; house</text:span></text:p>
      <text:p text:style-name="P2"><text:span text:style-name="T1">next kw&gt; study; method: 1st hop - 1st hop</text:span></text:p>
      <text:p text:style-name="P3"/>
      <text:p text:style-name="P2"><text:span text:style-name="T1">Tbot&gt;&gt; yes, i have ac. i am studying for a test.</text:span></text:p>
      <text:p text:style-name="P2"><text:span text:style-name="T1">Blender&gt;&gt; <text:s/>That's good. I hope you do well on your test. What are you studying?</text:span></text:p>
      <text:p text:style-name="P3"/>
      <text:p text:style-name="P2"><text:soft-page-break/><text:span text:style-name="T1">current kw&gt; test</text:span></text:p>
      <text:p text:style-name="P2"><text:span text:style-name="T1">next kw&gt; psychometrics; method: 1st hop - 1st hop</text:span></text:p>
      <text:p text:style-name="P3"/>
      <text:p text:style-name="P2"><text:span text:style-name="T1">Tbot&gt;&gt; i am studying psychometics. i am taking a year off before i start college.</text:span></text:p>
      <text:p text:style-name="P2"><text:span text:style-name="T1">Blender&gt;&gt; <text:s/>That sounds like a good idea. I'm sure you'll do great. What do you want to do when you graduate?</text:span></text:p>
      <text:p text:style-name="P3"/>
      <text:p text:style-name="P2"><text:span text:style-name="T1">current kw&gt; idea</text:span></text:p>
      <text:p text:style-name="P2"><text:span text:style-name="T1">next kw&gt; introjection; method: 1st hop - 1st hop</text:span></text:p>
      <text:p text:style-name="P3"/>
      <text:p text:style-name="P2"><text:span text:style-name="T1">Tbot&gt;&gt; i want to be a doctor. i want to save up for a better future.</text:span></text:p>
      <text:p text:style-name="P2"><text:span text:style-name="T1">Blender&gt;&gt; <text:s/>That is a great goal. I wish you the best of luck. What kind of doctor are you hoping to be?</text:span></text:p>
      <text:p text:style-name="P3"/>
      <text:p text:style-name="P2"><text:span text:style-name="T1">current kw&gt; luck</text:span></text:p>
      <text:p text:style-name="P2"><text:span text:style-name="T1">next kw&gt; phenomenon; method: 1st hop - 2nd hop</text:span></text:p>
      <text:p text:style-name="P3"/>
      <text:p text:style-name="P2"><text:span text:style-name="T1">Tbot&gt;&gt; i have a phd in psychology, i am hoping to become a pediatrician.</text:span></text:p>
      <text:p text:style-name="P3"/>
      <text:p text:style-name="P2"><text:span text:style-name="T1">success; 4</text:span></text:p>
      <text:p text:style-name="P3"/>
      <text:p text:style-name="P2"><text:span text:style-name="T1">------------------------------------------------------------------------------------------------</text:span></text:p>
      <text:p text:style-name="P2"><text:span text:style-name="T1">target&gt; autumn</text:span></text:p>
      <text:p text:style-name="P3"/>
      <text:p text:style-name="P2"><text:span text:style-name="T1">user&gt;&gt; did you like the gift</text:span></text:p>
      <text:p text:style-name="P3"/>
      <text:p text:style-name="P2"><text:span text:style-name="T1">current kw&gt; gift</text:span></text:p>
      <text:p text:style-name="P2"><text:span text:style-name="T1">next kw&gt; christmas; method: 1st hop - 2nd hop</text:span></text:p>
      <text:p text:style-name="P3"/>
      <text:p text:style-name="P2"><text:soft-page-break/><text:span text:style-name="T1">Tbot&gt;&gt; i did! it was a big surprise. i love surprises.</text:span></text:p>
      <text:p text:style-name="P2"><text:span text:style-name="T1">Blender&gt;&gt; <text:s/>I bet you did. <text:s/>What was it? <text:s/>I hope it was something you really needed.</text:span></text:p>
      <text:p text:style-name="P3"/>
      <text:p text:style-name="P2"><text:span text:style-name="T1">current kw&gt; do</text:span></text:p>
      <text:p text:style-name="P2"><text:span text:style-name="T1">next kw&gt; turn; method: 1st hop - 1st hop</text:span></text:p>
      <text:p text:style-name="P3"/>
      <text:p text:style-name="P2"><text:span text:style-name="T1">Tbot&gt;&gt; i was able to get a new car!! i had to drive for a new one!</text:span></text:p>
      <text:p text:style-name="P2"><text:span text:style-name="T1">Blender&gt;&gt; <text:s/>That's awesome! <text:s/>What kind of car did you get? <text:s/>Did you get a good deal?</text:span></text:p>
      <text:p text:style-name="P3"/>
      <text:p text:style-name="P2"><text:span text:style-name="T1">current kw&gt; deal</text:span></text:p>
      <text:p text:style-name="P2"><text:span text:style-name="T1">next kw&gt; england; method: 1st hop - 2nd hop</text:span></text:p>
      <text:p text:style-name="P3"/>
      <text:p text:style-name="P2"><text:span text:style-name="T1">Tbot&gt;&gt; it was a chevy. it was the last one i got.</text:span></text:p>
      <text:p text:style-name="P2"><text:span text:style-name="T1">Blender&gt;&gt; <text:s/>I love Chevy's! <text:s/>I have a Chevy Silverado and I love it! <text:s/>How long have you had it?</text:span></text:p>
      <text:p text:style-name="P3"/>
      <text:p text:style-name="P2"><text:span text:style-name="T1">current kw&gt; love</text:span></text:p>
      <text:p text:style-name="P2"><text:span text:style-name="T1">next kw&gt; falling; method: 1st hop - 1st hop</text:span></text:p>
      <text:p text:style-name="P3"/>
      <text:p text:style-name="P2"><text:span text:style-name="T1">Tbot&gt;&gt; i wish i could afford it. my dad is a salesman... was an old chevy salesman.</text:span></text:p>
      <text:p text:style-name="P2"><text:span text:style-name="T1">Blender&gt;&gt; <text:s/>I'm sorry to hear that. <text:s/>I hope you can save up and get one soon!</text:span></text:p>
      <text:p text:style-name="P3"/>
      <text:p text:style-name="P2"><text:span text:style-name="T1">current kw&gt; hear</text:span></text:p>
      <text:p text:style-name="P2"><text:span text:style-name="T1">next kw&gt; bear; method: 1st hop - 2nd hop</text:span></text:p>
      <text:p text:style-name="P3"/>
      <text:p text:style-name="P2"><text:span text:style-name="T1">Tbot&gt;&gt; i love my dad, he retired a few years ago. he is a mechanic and i work with trucks i bet he is gone.</text:span></text:p>
      <text:p text:style-name="P2"><text:span text:style-name="T1">Blender&gt;&gt; <text:s/>That I'm sure he's in a better place now. <text:s/>Do you have any hobbies?</text:span></text:p>
      <text:p text:style-name="P3"/>
      <text:p text:style-name="P2"><text:soft-page-break/><text:span text:style-name="T1">current kw&gt; hobby</text:span></text:p>
      <text:p text:style-name="P2"><text:span text:style-name="T1">next kw&gt; fancy; method: 1st hop - 1st hop</text:span></text:p>
      <text:p text:style-name="P3"/>
      <text:p text:style-name="P2"><text:span text:style-name="T1">Tbot&gt;&gt; no, i am not rich. i do not i am a very poor. i just like to much about to be honest</text:span></text:p>
      <text:p text:style-name="P2"><text:span text:style-name="T1">Blender&gt;&gt; <text:s/>I see. <text:s/>What do you like to do for fun? <text:s/>I like to play video games.</text:span></text:p>
      <text:p text:style-name="P3"/>
      <text:p text:style-name="P2"><text:span text:style-name="T1">current kw&gt; video</text:span></text:p>
      <text:p text:style-name="P2"><text:span text:style-name="T1">next kw&gt; britain; method: 1st hop - 2nd hop</text:span></text:p>
      <text:p text:style-name="P3"/>
      <text:p text:style-name="P2"><text:span text:style-name="T1">Tbot&gt;&gt; i like to write poetry. i i have a little sister. she is in a writer. i write short and very good at italian.</text:span></text:p>
      <text:p text:style-name="P2"><text:span text:style-name="T1">Blender&gt;&gt; <text:s/>That's awesome. <text:s/>I wish I had more time to write. <text:s/>How long have you been writing?</text:span></text:p>
      <text:p text:style-name="P3"/>
      <text:p text:style-name="P2"><text:span text:style-name="T1">current kw&gt; time</text:span></text:p>
      <text:p text:style-name="P2"><text:span text:style-name="T1">next kw&gt; autumntime; method: 1st hop - 1st hop</text:span></text:p>
      <text:p text:style-name="P3"/>
      <text:p text:style-name="P2"><text:span text:style-name="T1">Tbot&gt;&gt; ! i am in the gifted program for art program for a living, i like to read.</text:span></text:p>
      <text:p text:style-name="P2"><text:span text:style-name="T1">Blender&gt;&gt; <text:s/>I've been writing since I was a kid. <text:s/>It's one of my favorite things to do.</text:span></text:p>
      <text:p text:style-name="P3"/>
      <text:p text:style-name="P2"><text:span text:style-name="T1">------------------------------------------------------------------------------------------------</text:span></text:p>
      <text:p text:style-name="P2"><text:span text:style-name="T1">target&gt; chatbot</text:span></text:p>
      <text:p text:style-name="P3"/>
      <text:p text:style-name="P2"><text:span text:style-name="T1">user&gt;&gt; i am a skilled craftsman</text:span></text:p>
      <text:p text:style-name="P3"/>
      <text:p text:style-name="P2"><text:span text:style-name="T1">current kw&gt; craftsman</text:span></text:p>
      <text:p text:style-name="P2"><text:span text:style-name="T1">next kw&gt; mastercraftsman; method: 1st hop</text:span></text:p>
      <text:p text:style-name="P3"/>
      <text:p text:style-name="P2"><text:span text:style-name="T1">Tbot&gt;&gt; i am not a master craftsman, i am a master craftyman</text:span></text:p>
      <text:p text:style-name="P2"><text:soft-page-break/><text:span text:style-name="T1">Blender&gt;&gt; <text:s/>I love crafts. <text:s/>I love to make jewelry. <text:s/>What kind of crafts do you do?</text:span></text:p>
      <text:p text:style-name="P3"/>
      <text:p text:style-name="P2"><text:span text:style-name="T1">current kw&gt; kind</text:span></text:p>
      <text:p text:style-name="P2"><text:span text:style-name="T1">next kw&gt; behaviour; method: 1st hop - 2nd hop</text:span></text:p>
      <text:p text:style-name="P3"/>
      <text:p text:style-name="P2"><text:span text:style-name="T1">Tbot&gt;&gt; i do not have a lot of free time. i like to spend my time with my wife and kids</text:span></text:p>
      <text:p text:style-name="P2"><text:span text:style-name="T1">Blender&gt;&gt; <text:s/>I see. <text:s/>Do you have any hobbies that you like to do in your free time?</text:span></text:p>
      <text:p text:style-name="P3"/>
      <text:p text:style-name="P2"><text:span text:style-name="T1">current kw&gt; hobby</text:span></text:p>
      <text:p text:style-name="P2"><text:span text:style-name="T1">next kw&gt; genus; method: 1st hop - 2nd hop</text:span></text:p>
      <text:p text:style-name="P3"/>
      <text:p text:style-name="P2"><text:span text:style-name="T1">Tbot&gt;&gt; yes i like reading and cooking</text:span></text:p>
      <text:p text:style-name="P2"><text:span text:style-name="T1">Blender&gt;&gt; <text:s/>I like to read as well. <text:s/>My favorite author is Stephen King. <text:s/>Have you read any of his books?</text:span></text:p>
      <text:p text:style-name="P3"/>
      <text:p text:style-name="P2"><text:span text:style-name="T1">current kw&gt; book</text:span></text:p>
      <text:p text:style-name="P2"><text:span text:style-name="T1">next kw&gt; engage; method: 1st hop - 2nd hop</text:span></text:p>
      <text:p text:style-name="P3"/>
      <text:p text:style-name="P2"><text:span text:style-name="T1">Tbot&gt;&gt; no, i am more of a book worm i read to my kids.</text:span></text:p>
      <text:p text:style-name="P2"><text:span text:style-name="T1">Blender&gt;&gt; <text:s/>I have not. <text:s/>I have heard good things about it though. <text:s/>What is it about?</text:span></text:p>
      <text:p text:style-name="P3"/>
      <text:p text:style-name="P2"><text:span text:style-name="T1">current kw&gt; thing</text:span></text:p>
      <text:p text:style-name="P2"><text:span text:style-name="T1">next kw&gt; system; method: 1st hop - 2nd hop</text:span></text:p>
      <text:p text:style-name="P3"/>
      <text:p text:style-name="P2"><text:span text:style-name="T1">Tbot&gt;&gt; i am trying to get my kids into reading, but i do not have much time for it.</text:span></text:p>
      <text:p text:style-name="P2"><text:span text:style-name="T1">Blender&gt;&gt; <text:s/>It It is a great book. <text:s/>It is set in the 1940's and 1950's. <text:s/>You should give it a try.</text:span></text:p>
      <text:p text:style-name="P3"/>
      <text:p text:style-name="P2"><text:span text:style-name="T1">current kw&gt; book</text:span></text:p>
      <text:p text:style-name="P2"><text:soft-page-break/><text:span text:style-name="T1">next kw&gt; engage; method: 1st hop - 2nd hop</text:span></text:p>
      <text:p text:style-name="P3"/>
      <text:p text:style-name="P2"><text:span text:style-name="T1">Tbot&gt;&gt; i like to learn new things.</text:span></text:p>
      <text:p text:style-name="P2"><text:span text:style-name="T1">Blender&gt;&gt; <text:s/>I will have to check it out. <text:s/>Thanks for the recommendation. <text:s/>Do you have any other hobbies?</text:span></text:p>
      <text:p text:style-name="P3"/>
      <text:p text:style-name="P2"><text:span text:style-name="T1">current kw&gt; hobby</text:span></text:p>
      <text:p text:style-name="P2"><text:span text:style-name="T1">next kw&gt; genus; method: 1st hop - 2nd hop</text:span></text:p>
      <text:p text:style-name="P3"/>
      <text:p text:style-name="P2"><text:span text:style-name="T1">Tbot&gt;&gt; i love to learn about the different types of plants and animals</text:span></text:p>
      <text:p text:style-name="P2"><text:span text:style-name="T1">Blender&gt;&gt; <text:s/>I love to read as well. <text:s/>I also like to play video games. <text:s/>What about you?</text:span></text:p>
      <text:p text:style-name="P3"/>
      <text:p text:style-name="P2"><text:span text:style-name="T1">current kw&gt; video</text:span></text:p>
      <text:p text:style-name="P2"><text:span text:style-name="T1">next kw&gt; videochat; method: 1st hop - 2nd hop</text:span></text:p>
      <text:p text:style-name="P3"/>
      <text:p text:style-name="P2"><text:span text:style-name="T1">Tbot&gt;&gt; i do. i like to watch movies.</text:span></text:p>
      <text:p text:style-name="P2"><text:span text:style-name="T1">Blender&gt;&gt; <text:s/>I like movies too! <text:s/>What is your favorite movie of all time? <text:s/>Mine is The Godfather Part II.</text:span></text:p>
      <text:p text:style-name="P3"/>
      <text:p text:style-name="P2"><text:span text:style-name="T1">------------------------------------------------------------------------------------------------</text:span></text:p>
      <text:p text:style-name="P2"><text:span text:style-name="T1">target&gt; vacation</text:span></text:p>
      <text:p text:style-name="P3"/>
      <text:p text:style-name="P2"><text:span text:style-name="T1">user&gt;&gt; i work at a finance company</text:span></text:p>
      <text:p text:style-name="P3"/>
      <text:p text:style-name="P2"><text:span text:style-name="T1">current kw&gt; finance</text:span></text:p>
      <text:p text:style-name="P2"><text:span text:style-name="T1">next kw&gt; term; method: 1st hop - 1st hop</text:span></text:p>
      <text:p text:style-name="P3"/>
      <text:p text:style-name="P2"><text:span text:style-name="T1">Tbot&gt;&gt; i am studying business. what are your hobbies?</text:span></text:p>
      <text:p text:style-name="P2"><text:span text:style-name="T1">Blender&gt;&gt; <text:s/>I like to play video games. <text:s/>What kind of business are you studying in business?</text:span></text:p>
      <text:p text:style-name="P3"><text:soft-page-break/></text:p>
      <text:p text:style-name="P2"><text:span text:style-name="T1">current kw&gt; business</text:span></text:p>
      <text:p text:style-name="P2"><text:span text:style-name="T1">next kw&gt; tourist; method: 1st hop - 1st hop</text:span></text:p>
      <text:p text:style-name="P3"/>
      <text:p text:style-name="P2"><text:span text:style-name="T1">Tbot&gt;&gt; i love to garden and read. i like to paint. i am a city councilman.</text:span></text:p>
      <text:p text:style-name="P2"><text:span text:style-name="T1">Blender&gt;&gt; <text:s/>That's awesome! <text:s/>I love gardening as well. <text:s/>Do you have a favorite garden?</text:span></text:p>
      <text:p text:style-name="P3"/>
      <text:p text:style-name="P2"><text:span text:style-name="T1">current kw&gt; garden</text:span></text:p>
      <text:p text:style-name="P2"><text:span text:style-name="T1">next kw&gt; home; method: 1st hop - 1st hop</text:span></text:p>
      <text:p text:style-name="P3"/>
      <text:p text:style-name="P2"><text:span text:style-name="T1">Tbot&gt;&gt; i do not have one. i like going to the beach.</text:span></text:p>
      <text:p text:style-name="P2"><text:span text:style-name="T1">Blender&gt;&gt; <text:s/>I love the beaches. <text:s/>I live in Florida so we have a lot of beaches here. <text:s/>Where do you live?</text:span></text:p>
      <text:p text:style-name="P3"/>
      <text:p text:style-name="P2"><text:span text:style-name="T1">current kw&gt; beach</text:span></text:p>
      <text:p text:style-name="P2"><text:span text:style-name="T1">next kw&gt; vacations; method: 1st hop - 1st hop</text:span></text:p>
      <text:p text:style-name="P3"/>
      <text:p text:style-name="P2"><text:span text:style-name="T1">Tbot&gt;&gt; i live in new york. do you have any hobbies?</text:span></text:p>
      <text:p text:style-name="P2"><text:span text:style-name="T1">Blender&gt;&gt; <text:s/>I like to play video games. <text:s/>What do you like to do in your spare time?</text:span></text:p>
      <text:p text:style-name="P3"/>
      <text:p text:style-name="P2"><text:span text:style-name="T1">current kw&gt; time</text:span></text:p>
      <text:p text:style-name="P2"><text:span text:style-name="T1">next kw&gt; vacation; method: 1st hop - 1st hop</text:span></text:p>
      <text:p text:style-name="P3"/>
      <text:p text:style-name="P2"><text:span text:style-name="T1">Tbot&gt;&gt; i love to go on vacation. i am a big video game nerd. i like to go to the movies on the weekends.</text:span></text:p>
      <text:p text:style-name="P3"/>
      <text:p text:style-name="P2"><text:span text:style-name="T1">success; 5</text:span></text:p>
      <text:p text:style-name="P3"/>
      <text:p text:style-name="P2"><text:span text:style-name="T1">------------------------------------------------------------------------------------------------</text:span></text:p>
      <text:p text:style-name="P2"><text:soft-page-break/><text:span text:style-name="T1">target&gt; nasa</text:span></text:p>
      <text:p text:style-name="P3"/>
      <text:p text:style-name="P2"><text:span text:style-name="T1">user&gt;&gt; i want to become a space explorer</text:span></text:p>
      <text:p text:style-name="P3"/>
      <text:p text:style-name="P2"><text:span text:style-name="T1">current kw&gt; space</text:span></text:p>
      <text:p text:style-name="P2"><text:span text:style-name="T1">next kw&gt; nasa; method: 1st hop - 1st hop</text:span></text:p>
      <text:p text:style-name="P3"/>
      <text:p text:style-name="P2"><text:span text:style-name="T1">Tbot&gt;&gt; that sounds exciting. i am an accountant at nasa.</text:span></text:p>
      <text:p text:style-name="P3"/>
      <text:p text:style-name="P2"><text:span text:style-name="T1">success; 1</text:span></text:p>
      <text:p text:style-name="P3"/>
      <text:p text:style-name="P2"><text:span text:style-name="T1">------------------------------------------------------------------------------------------------</text:span></text:p>
      <text:p text:style-name="P2"><text:span text:style-name="T1">target&gt; tradition</text:span></text:p>
      <text:p text:style-name="P3"/>
      <text:p text:style-name="P2"><text:span text:style-name="T1">user&gt;&gt; i am going to a marriage</text:span></text:p>
      <text:p text:style-name="P3"/>
      <text:p text:style-name="P2"><text:span text:style-name="T1">current kw&gt; marriage</text:span></text:p>
      <text:p text:style-name="P2"><text:span text:style-name="T1">next kw&gt; ritual; method: 1st hop - 1st hop</text:span></text:p>
      <text:p text:style-name="P3"/>
      <text:p text:style-name="P2"><text:span text:style-name="T1">Tbot&gt;&gt; oh, i am not sure what that is.</text:span></text:p>
      <text:p text:style-name="P2"><text:span text:style-name="T1">Blender&gt;&gt; <text:s/>It is when two people get engaged and live together for a year or two before getting married.</text:span></text:p>
      <text:p text:style-name="P3"/>
      <text:p text:style-name="P2"><text:span text:style-name="T1">current kw&gt; year</text:span></text:p>
      <text:p text:style-name="P2"><text:span text:style-name="T1">next kw&gt; old; method: 1st hop - 1st hop</text:span></text:p>
      <text:p text:style-name="P3"/>
      <text:p text:style-name="P2"><text:span text:style-name="T1">Tbot&gt;&gt; oh, that sounds nice. i am only 21.</text:span></text:p>
      <text:p text:style-name="P2"><text:span text:style-name="T1">Blender&gt;&gt; <text:s/>I am sure you will have a great time. <text:s/>Are you going to the wedding?</text:span></text:p>
      <text:p text:style-name="P3"><text:soft-page-break/></text:p>
      <text:p text:style-name="P2"><text:span text:style-name="T1">current kw&gt; wedding</text:span></text:p>
      <text:p text:style-name="P2"><text:span text:style-name="T1">next kw&gt; ritual; method: 1st hop - 1st hop</text:span></text:p>
      <text:p text:style-name="P3"/>
      <text:p text:style-name="P2"><text:span text:style-name="T1">Tbot&gt;&gt; yes, i am. i am a student and my parents are too.</text:span></text:p>
      <text:p text:style-name="P2"><text:span text:style-name="T1">Blender&gt;&gt; <text:s/>Yes, I am going to be the best man at the wedding. <text:s/>I can't wait!</text:span></text:p>
      <text:p text:style-name="P3"/>
      <text:p text:style-name="P2"><text:span text:style-name="T1">current kw&gt; wedding</text:span></text:p>
      <text:p text:style-name="P2"><text:span text:style-name="T1">next kw&gt; ritual; method: 1st hop - 1st hop</text:span></text:p>
      <text:p text:style-name="P3"/>
      <text:p text:style-name="P2"><text:span text:style-name="T1">Tbot&gt;&gt; oh. i have never been to a wedding before. i am too busy with my family.</text:span></text:p>
      <text:p text:style-name="P2"><text:span text:style-name="T1">Blender&gt;&gt; <text:s/>I hope you have a good time! <text:s/>I'm sure it will be a lot of fun!</text:span></text:p>
      <text:p text:style-name="P3"/>
      <text:p text:style-name="P2"><text:span text:style-name="T1">current kw&gt; fun</text:span></text:p>
      <text:p text:style-name="P2"><text:span text:style-name="T1">next kw&gt; birthday; method: 1st hop - 1st hop</text:span></text:p>
      <text:p text:style-name="P3"/>
      <text:p text:style-name="P2"><text:span text:style-name="T1">Tbot&gt;&gt; i will try to have fun. my parents and i are planning a wedding for my sister and i</text:span></text:p>
      <text:p text:style-name="P2"><text:span text:style-name="T1">Blender&gt;&gt; <text:s/>That's great! <text:s/>What kind of food are you serving? <text:s/>I love food!</text:span></text:p>
      <text:p text:style-name="P3"/>
      <text:p text:style-name="P2"><text:span text:style-name="T1">current kw&gt; food</text:span></text:p>
      <text:p text:style-name="P2"><text:span text:style-name="T1">next kw&gt; foodways; method: 1st hop - 1st hop</text:span></text:p>
      <text:p text:style-name="P3"/>
      <text:p text:style-name="P2"><text:span text:style-name="T1">Tbot&gt;&gt; i am having italian food! my family is from saudi arabia, so italian!</text:span></text:p>
      <text:p text:style-name="P2"><text:span text:style-name="T1">Blender&gt;&gt; <text:s/>That sounds delicious! <text:s/>Have you ever been to Saudi Arabia? <text:s/></text:span></text:p>
      <text:p text:style-name="P3"/>
      <text:p text:style-name="P2"><text:span text:style-name="T1">current kw&gt; sound</text:span></text:p>
      <text:p text:style-name="P2"><text:span text:style-name="T1">next kw&gt; experience; method: 1st hop - 2nd hop</text:span></text:p>
      <text:p text:style-name="P3"><text:soft-page-break/></text:p>
      <text:p text:style-name="P2"><text:span text:style-name="T1">Tbot&gt;&gt; i have not. i have never been there before. what do you do for a living?</text:span></text:p>
      <text:p text:style-name="P2"><text:span text:style-name="T1">Blender&gt;&gt; <text:s/>I work in IT. <text:s/>What about you? <text:s/>Do you have any hobbies or interests?</text:span></text:p>
      <text:p text:style-name="P3"/>
      <text:p text:style-name="P2"><text:span text:style-name="T1">current kw&gt; hobby</text:span></text:p>
      <text:p text:style-name="P2"><text:span text:style-name="T1">next kw&gt; dance; method: 1st hop - 2nd hop</text:span></text:p>
      <text:p text:style-name="P3"/>
      <text:p text:style-name="P2"><text:span text:style-name="T1">Tbot&gt;&gt; i love to dance, but i am a pretty boring person. i am not very good at it</text:span></text:p>
      <text:p text:style-name="P2"><text:span text:style-name="T1">Blender&gt;&gt; <text:s/>I love dancing too! <text:s/>What kind of dancing do you like to do?</text:span></text:p>
      <text:p text:style-name="P3"/>
      <text:p text:style-name="P2"><text:span text:style-name="T1">------------------------------------------------------------------------------------------------</text:span></text:p>
      <text:p text:style-name="P2"><text:span text:style-name="T1">target&gt; money</text:span></text:p>
      <text:p text:style-name="P3"/>
      <text:p text:style-name="P2"><text:span text:style-name="T1">user&gt;&gt; i need some more sleep</text:span></text:p>
      <text:p text:style-name="P3"/>
      <text:p text:style-name="P2"><text:span text:style-name="T1">current kw&gt; sleep</text:span></text:p>
      <text:p text:style-name="P2"><text:span text:style-name="T1">next kw&gt; time; method: 1st hop - 1st hop</text:span></text:p>
      <text:p text:style-name="P3"/>
      <text:p text:style-name="P2"><text:span text:style-name="T1">Tbot&gt;&gt; i need to go to work soon. i am tired.</text:span></text:p>
      <text:p text:style-name="P2"><text:span text:style-name="T1">Blender&gt;&gt; <text:s/>I know how you feel. I'm exhausted all the time. What do you do for work?</text:span></text:p>
      <text:p text:style-name="P3"/>
      <text:p text:style-name="P2"><text:span text:style-name="T1">current kw&gt; time</text:span></text:p>
      <text:p text:style-name="P2"><text:span text:style-name="T1">next kw&gt; money; method: 1st hop - 1st hop</text:span></text:p>
      <text:p text:style-name="P3"/>
      <text:p text:style-name="P2"><text:span text:style-name="T1">Tbot&gt;&gt; i work at a bank. i want to be a music teacher.</text:span></text:p>
      <text:p text:style-name="P2"><text:span text:style-name="T1">Blender&gt;&gt; <text:s/>That's cool. I work in a bank as well. What kind of music do you want to teach?</text:span></text:p>
      <text:p text:style-name="P3"/>
      <text:p text:style-name="P2"><text:soft-page-break/><text:span text:style-name="T1">current kw&gt; bank</text:span></text:p>
      <text:p text:style-name="P2"><text:span text:style-name="T1">next kw&gt; money; method: 1st hop - 1st hop</text:span></text:p>
      <text:p text:style-name="P3"/>
      <text:p text:style-name="P2"><text:span text:style-name="T1">Tbot&gt;&gt; i want to make money. i love music. i am in school now. i want a music teaching job.</text:span></text:p>
      <text:p text:style-name="P3"/>
      <text:p text:style-name="P2"><text:span text:style-name="T1">success; 3</text:span></text:p>
      <text:p text:style-name="P3"/>
      <text:p text:style-name="P2"><text:span text:style-name="T1">------------------------------------------------------------------------------------------------</text:span></text:p>
      <text:p text:style-name="P2"><text:span text:style-name="T1">target&gt; corruption</text:span></text:p>
      <text:p text:style-name="P3"/>
      <text:p text:style-name="P2"><text:span text:style-name="T1">user&gt;&gt; it is hot out side</text:span></text:p>
      <text:p text:style-name="P3"/>
      <text:p text:style-name="P2"><text:span text:style-name="T1">current kw&gt; side</text:span></text:p>
      <text:p text:style-name="P2"><text:span text:style-name="T1">next kw&gt; politics; method: 1st hop - 2nd hop</text:span></text:p>
      <text:p text:style-name="P3"/>
      <text:p text:style-name="P2"><text:span text:style-name="T1">Tbot&gt;&gt; i am a big fan of politics. i have been a politician for many years.</text:span></text:p>
      <text:p text:style-name="P2"><text:span text:style-name="T1">Blender&gt;&gt; <text:s/>I am too. I am a registered public affairs liaison.</text:span></text:p>
      <text:p text:style-name="P3"/>
      <text:p text:style-name="P2"><text:span text:style-name="T1">current kw&gt; affair</text:span></text:p>
      <text:p text:style-name="P2"><text:span text:style-name="T1">next kw&gt; adultery; method: 1st hop - 1st hop</text:span></text:p>
      <text:p text:style-name="P3"/>
      <text:p text:style-name="P2"><text:span text:style-name="T1">Tbot&gt;&gt; i have been to politics office</text:span></text:p>
      <text:p text:style-name="P2"><text:span text:style-name="T1">Blender&gt;&gt; <text:s/>I have been involved in politics since I was a teenager. It is a lot of fun.</text:span></text:p>
      <text:p text:style-name="P3"/>
      <text:p text:style-name="P2"><text:span text:style-name="T1">current kw&gt; politic</text:span></text:p>
      <text:p text:style-name="P2"><text:span text:style-name="T1">next kw&gt; politics; method: 1st hop - 2nd hop</text:span></text:p>
      <text:p text:style-name="P3"/>
      <text:p text:style-name="P2"><text:soft-page-break/><text:span text:style-name="T1">Tbot&gt;&gt; i like to travel, but i am not a fan of it. i am a teacher so i do not have a lot to do with politics</text:span></text:p>
      <text:p text:style-name="P2"><text:span text:style-name="T1">Blender&gt;&gt; <text:s/>I understand that. It can be very stressful at times. What grade do you teach?</text:span></text:p>
      <text:p text:style-name="P3"/>
      <text:p text:style-name="P2"><text:span text:style-name="T1">current kw&gt; time</text:span></text:p>
      <text:p text:style-name="P2"><text:span text:style-name="T1">next kw&gt; motion; method: 1st hop - 1st hop</text:span></text:p>
      <text:p text:style-name="P3"/>
      <text:p text:style-name="P2"><text:span text:style-name="T1">Tbot&gt;&gt; i am a high school teacher, what do you do?</text:span></text:p>
      <text:p text:style-name="P2"><text:span text:style-name="T1">Blender&gt;&gt; <text:s/>I teach high school chemistry. I love it. What do you like to do in your spare time?</text:span></text:p>
      <text:p text:style-name="P3"/>
      <text:p text:style-name="P2"><text:span text:style-name="T1">current kw&gt; time</text:span></text:p>
      <text:p text:style-name="P2"><text:span text:style-name="T1">next kw&gt; motion; method: 1st hop - 1st hop</text:span></text:p>
      <text:p text:style-name="P3"/>
      <text:p text:style-name="P2"><text:span text:style-name="T1">Tbot&gt;&gt; i love to draw and read in my spare time. i also enjoy singing in my free time.</text:span></text:p>
      <text:p text:style-name="P2"><text:span text:style-name="T1">Blender&gt;&gt; <text:s/>That's awesome! I love to read as well. What kind of books do you read?</text:span></text:p>
      <text:p text:style-name="P3"/>
      <text:p text:style-name="P2"><text:span text:style-name="T1">current kw&gt; book</text:span></text:p>
      <text:p text:style-name="P2"><text:span text:style-name="T1">next kw&gt; storage; method: 1st hop - 1st hop</text:span></text:p>
      <text:p text:style-name="P3"/>
      <text:p text:style-name="P2"><text:span text:style-name="T1">Tbot&gt;&gt; i like to read books about the stock market.</text:span></text:p>
      <text:p text:style-name="P2"><text:span text:style-name="T1">Blender&gt;&gt; <text:s/>I love reading too! I read a lot of science fiction and fantasy books. Do you have a favorite genre?</text:span></text:p>
      <text:p text:style-name="P3"/>
      <text:p text:style-name="P2"><text:span text:style-name="T1">current kw&gt; book</text:span></text:p>
      <text:p text:style-name="P2"><text:span text:style-name="T1">next kw&gt; storage; method: 1st hop - 1st hop</text:span></text:p>
      <text:p text:style-name="P3"/>
      <text:p text:style-name="P2"><text:span text:style-name="T1">Tbot&gt;&gt; i do. i like to cook and like to draw in my down time when i am not working.</text:span></text:p>
      <text:p text:style-name="P2"><text:span text:style-name="T1">Blender&gt;&gt; <text:s/>I like to bake too. I'm not very good at it, but I enjoy it. What's your favorite thing to cook?</text:span></text:p>
      <text:p text:style-name="P3"/>
      <text:p text:style-name="P2"><text:soft-page-break/><text:span text:style-name="T1">current kw&gt; thing</text:span></text:p>
      <text:p text:style-name="P2"><text:span text:style-name="T1">next kw&gt; judicial; method: 1st hop - 2nd hop</text:span></text:p>
      <text:p text:style-name="P3"/>
      <text:p text:style-name="P2"><text:span text:style-name="T1">Tbot&gt;&gt; i love to bake, especially cakes. i love to eat too.</text:span></text:p>
      <text:p text:style-name="P2"><text:span text:style-name="T1">Blender&gt;&gt; <text:s/>I enjoy baking as well. It's a great way to spend time with friends and family.</text:span></text:p>
      <text:p text:style-name="P3"/>
      <text:p text:style-name="P2"><text:span text:style-name="T1">------------------------------------------------------------------------------------------------</text:span></text:p>
      <text:p text:style-name="P2"><text:span text:style-name="T1">target&gt; software</text:span></text:p>
      <text:p text:style-name="P3"/>
      <text:p text:style-name="P2"><text:span text:style-name="T1">user&gt;&gt; let's go to beach</text:span></text:p>
      <text:p text:style-name="P3"/>
      <text:p text:style-name="P2"><text:span text:style-name="T1">current kw&gt; let</text:span></text:p>
      <text:p text:style-name="P2"><text:span text:style-name="T1">next kw&gt; net; method: 1st hop - 1st hop</text:span></text:p>
      <text:p text:style-name="P3"/>
      <text:p text:style-name="P2"><text:span text:style-name="T1">Tbot&gt;&gt; i would love to! i am going to the beach tomorrow.</text:span></text:p>
      <text:p text:style-name="P2"><text:span text:style-name="T1">Blender&gt;&gt; <text:s/>That sounds like a lot of fun! I hope you have a great time! Where are you going?</text:span></text:p>
      <text:p text:style-name="P3"/>
      <text:p text:style-name="P2"><text:span text:style-name="T1">current kw&gt; lot</text:span></text:p>
      <text:p text:style-name="P2"><text:span text:style-name="T1">next kw&gt; pound; method: 1st hop - 1st hop</text:span></text:p>
      <text:p text:style-name="P3"/>
      <text:p text:style-name="P2"><text:span text:style-name="T1">Tbot&gt;&gt; i am going with my husband and kids, we love the beach.</text:span></text:p>
      <text:p text:style-name="P2"><text:span text:style-name="T1">Blender&gt;&gt; <text:s/>That's great! I love going to beaches as well. They're so peaceful and relaxing.</text:span></text:p>
      <text:p text:style-name="P3"/>
      <text:p text:style-name="P2"><text:span text:style-name="T1">current kw&gt; beach</text:span></text:p>
      <text:p text:style-name="P2"><text:span text:style-name="T1">next kw&gt; dolphin; method: 1st hop - 1st hop</text:span></text:p>
      <text:p text:style-name="P3"/>
      <text:p text:style-name="P2"><text:span text:style-name="T1">Tbot&gt;&gt; yes they are, i love to swim and play with my dolphin.</text:span></text:p>
      <text:p text:style-name="P2"><text:soft-page-break/><text:span text:style-name="T1">Blender&gt;&gt; <text:s/>I love swimming too! It's one of my favorite things to do in the summer.</text:span></text:p>
      <text:p text:style-name="P3"/>
      <text:p text:style-name="P2"><text:span text:style-name="T1">current kw&gt; thing</text:span></text:p>
      <text:p text:style-name="P2"><text:span text:style-name="T1">next kw&gt; cheese; method: 1st hop - 1st hop</text:span></text:p>
      <text:p text:style-name="P3"/>
      <text:p text:style-name="P2"><text:span text:style-name="T1">Tbot&gt;&gt; i have a huge love for the beach, but i hate the cold weather.</text:span></text:p>
      <text:p text:style-name="P2"><text:span text:style-name="T1">Blender&gt;&gt; <text:s/>I do too. I like the cooler weather. It makes me feel more energetic.</text:span></text:p>
      <text:p text:style-name="P3"/>
      <text:p text:style-name="P2"><text:span text:style-name="T1">current kw&gt; weather</text:span></text:p>
      <text:p text:style-name="P2"><text:span text:style-name="T1">next kw&gt; program; method: 1st hop - 1st hop</text:span></text:p>
      <text:p text:style-name="P3"/>
      <text:p text:style-name="P2"><text:span text:style-name="T1">Tbot&gt;&gt; i love the cold. i have a passion for the outdoors and i love the beach.</text:span></text:p>
      <text:p text:style-name="P2"><text:span text:style-name="T1">Blender&gt;&gt; <text:s/>I agree. The beach is my favorite place to be. It's so relaxing.</text:span></text:p>
      <text:p text:style-name="P3"/>
      <text:p text:style-name="P2"><text:span text:style-name="T1">current kw&gt; place</text:span></text:p>
      <text:p text:style-name="P2"><text:span text:style-name="T1">next kw&gt; patch; method: 1st hop - 1st hop</text:span></text:p>
      <text:p text:style-name="P3"/>
      <text:p text:style-name="P2"><text:span text:style-name="T1">Tbot&gt;&gt; do you like the beach? what is your favorite season?</text:span></text:p>
      <text:p text:style-name="P2"><text:span text:style-name="T1">Blender&gt;&gt; <text:s/>I love summer. I love the sunshine and the breeze. What about you?</text:span></text:p>
      <text:p text:style-name="P3"/>
      <text:p text:style-name="P2"><text:span text:style-name="T1">current kw&gt; breeze</text:span></text:p>
      <text:p text:style-name="P2"><text:span text:style-name="T1">next kw&gt; soft; method: 1st hop - 1st hop</text:span></text:p>
      <text:p text:style-name="P3"/>
      <text:p text:style-name="P2"><text:span text:style-name="T1">Tbot&gt;&gt; i do. i love summer. i like fall and winter. i am very excited about it.</text:span></text:p>
      <text:p text:style-name="P2"><text:span text:style-name="T1">Blender&gt;&gt; <text:s/>I do too. I like the cooler weather. It makes me feel more at home.</text:span></text:p>
      <text:p text:style-name="P3"/>
      <text:p text:style-name="P2"><text:span text:style-name="T1">current kw&gt; home</text:span></text:p>
      <text:p text:style-name="P2"><text:soft-page-break/><text:span text:style-name="T1">next kw&gt; linux; method: 1st hop - 1st hop</text:span></text:p>
      <text:p text:style-name="P3"/>
      <text:p text:style-name="P2"><text:span text:style-name="T1">Tbot&gt;&gt; i am not a fan of the cold weather. i love the cooler months, but i am more of a fan when it is warm.</text:span></text:p>
      <text:p text:style-name="P2"><text:span text:style-name="T1">Blender&gt;&gt; <text:s/>I'm the same way. I don't like the cold at all. I can't stand the cold.</text:span></text:p>
      <text:p text:style-name="P3"/>
      <text:p text:style-name="P2"><text:span text:style-name="T1">------------------------------------------------------------------------------------------------</text:span></text:p>
      <text:p text:style-name="P2"><text:span text:style-name="T1">target&gt; hospital</text:span></text:p>
      <text:p text:style-name="P3"/>
      <text:p text:style-name="P2"><text:span text:style-name="T1">user&gt;&gt; i am playing football</text:span></text:p>
      <text:p text:style-name="P3"/>
      <text:p text:style-name="P2"><text:span text:style-name="T1">current kw&gt; football</text:span></text:p>
      <text:p text:style-name="P2"><text:span text:style-name="T1">next kw&gt; stitch; method: 1st hop - 1st hop</text:span></text:p>
      <text:p text:style-name="P3"/>
      <text:p text:style-name="P2"><text:span text:style-name="T1">Tbot&gt;&gt; i like to read books and watch movies.</text:span></text:p>
      <text:p text:style-name="P2"><text:span text:style-name="T1">Blender&gt;&gt; <text:s/>That's cool. What kind of movies do you like? I like action and comedies.</text:span></text:p>
      <text:p text:style-name="P3"/>
      <text:p text:style-name="P2"><text:span text:style-name="T1">current kw&gt; movie</text:span></text:p>
      <text:p text:style-name="P2"><text:span text:style-name="T1">next kw&gt; stitch; method: 1st hop - 1st hop</text:span></text:p>
      <text:p text:style-name="P3"/>
      <text:p text:style-name="P2"><text:span text:style-name="T1">Tbot&gt;&gt; i love romantic comedies. i like the musicals.</text:span></text:p>
      <text:p text:style-name="P2"><text:span text:style-name="T1">Blender&gt;&gt; <text:s/>I've never seen it, but I've heard good things. What's your favorite movie?</text:span></text:p>
      <text:p text:style-name="P3"/>
      <text:p text:style-name="P2"><text:span text:style-name="T1">current kw&gt; movie</text:span></text:p>
      <text:p text:style-name="P2"><text:span text:style-name="T1">next kw&gt; stitch; method: 1st hop - 1st hop</text:span></text:p>
      <text:p text:style-name="P3"/>
      <text:p text:style-name="P2"><text:span text:style-name="T1">Tbot&gt;&gt; i am not into movies. i like romantic comedie, but my favorite is the tale of genii.</text:span></text:p>
      <text:p text:style-name="P2"><text:span text:style-name="T1">Blender&gt;&gt; <text:s/>I love that movie! I think it was directed by Daniel Day-Lewis.</text:span></text:p>
      <text:p text:style-name="P3"><text:soft-page-break/></text:p>
      <text:p text:style-name="P2"><text:span text:style-name="T1">current kw&gt; movie</text:span></text:p>
      <text:p text:style-name="P2"><text:span text:style-name="T1">next kw&gt; stitch; method: 1st hop - 1st hop</text:span></text:p>
      <text:p text:style-name="P3"/>
      <text:p text:style-name="P2"><text:span text:style-name="T1">Tbot&gt;&gt; i have never heard of that one. i am a bit of a romantic. i like scary movies.</text:span></text:p>
      <text:p text:style-name="P2"><text:span text:style-name="T1">Blender&gt;&gt; <text:s/>It It's a great movie! It was released in 1997 and it's one of the best-selling films of all time!</text:span></text:p>
      <text:p text:style-name="P3"/>
      <text:p text:style-name="P2"><text:span text:style-name="T1">current kw&gt; movie</text:span></text:p>
      <text:p text:style-name="P2"><text:span text:style-name="T1">next kw&gt; stitch; method: 1st hop - 1st hop</text:span></text:p>
      <text:p text:style-name="P3"/>
      <text:p text:style-name="P2"><text:span text:style-name="T1">Tbot&gt;&gt; i like to watch those too. i have been to many movies.</text:span></text:p>
      <text:p text:style-name="P2"><text:span text:style-name="T1">Blender&gt;&gt; <text:s/>I've never been to a movie theatre, but I'd love to go one day. What's your favorite movie?</text:span></text:p>
      <text:p text:style-name="P3"/>
      <text:p text:style-name="P2"><text:span text:style-name="T1">current kw&gt; theatre</text:span></text:p>
      <text:p text:style-name="P2"><text:span text:style-name="T1">next kw&gt; auditorium; method: 1st hop - 2nd hop</text:span></text:p>
      <text:p text:style-name="P3"/>
      <text:p text:style-name="P2"><text:span text:style-name="T1">Tbot&gt;&gt; i am a big fan of the conjuring series.</text:span></text:p>
      <text:p text:style-name="P2"><text:span text:style-name="T1">Blender&gt;&gt; <text:s/>I haven't seen that one yet. I'll have to check it out. Have you seen any other scary movies?</text:span></text:p>
      <text:p text:style-name="P3"/>
      <text:p text:style-name="P2"><text:span text:style-name="T1">current kw&gt; movie</text:span></text:p>
      <text:p text:style-name="P2"><text:span text:style-name="T1">next kw&gt; stitch; method: 1st hop - 1st hop</text:span></text:p>
      <text:p text:style-name="P3"/>
      <text:p text:style-name="P2"><text:span text:style-name="T1">Tbot&gt;&gt; i have seen it. i love to read, but i have never seen it</text:span></text:p>
      <text:p text:style-name="P2"><text:span text:style-name="T1">Blender&gt;&gt; <text:s/>I love horror movies! I think they're my favorite genre of movies. Do you have a favorite?</text:span></text:p>
      <text:p text:style-name="P3"/>
      <text:p text:style-name="P2"><text:span text:style-name="T1">current kw&gt; movie</text:span></text:p>
      <text:p text:style-name="P2"><text:span text:style-name="T1">next kw&gt; stitch; method: 1st hop - 1st hop</text:span></text:p>
      <text:p text:style-name="P3"><text:soft-page-break/></text:p>
      <text:p text:style-name="P2"><text:span text:style-name="T1">Tbot&gt;&gt; no i do not like horror movies but i do love reading. i love music and have a lot of books.</text:span></text:p>
      <text:p text:style-name="P2"><text:span text:style-name="T1">Blender&gt;&gt; <text:s/>I like to read too. What kind of books do you like? I'm a big Stephen King fan.</text:span></text:p>
      <text:p text:style-name="P3"/>
      <text:p text:style-name="P2"><text:span text:style-name="T1">------------------------------------------------------------------------------------------------</text:span></text:p>
      <text:p text:style-name="P2"><text:span text:style-name="T1">target&gt; amazon</text:span></text:p>
      <text:p text:style-name="P3"/>
      <text:p text:style-name="P2"><text:span text:style-name="T1">user&gt;&gt; let's go for a walk</text:span></text:p>
      <text:p text:style-name="P3"/>
      <text:p text:style-name="P2"><text:span text:style-name="T1">current kw&gt; walk</text:span></text:p>
      <text:p text:style-name="P2"><text:span text:style-name="T1">next kw&gt; go; method: 1st hop - 2nd hop</text:span></text:p>
      <text:p text:style-name="P3"/>
      <text:p text:style-name="P2"><text:span text:style-name="T1">Tbot&gt;&gt; okay. i will go first.</text:span></text:p>
      <text:p text:style-name="P2"><text:span text:style-name="T1">Blender&gt;&gt; <text:s/>I'm not sure what you mean by that, but I hope you have a good walk!</text:span></text:p>
      <text:p text:style-name="P3"/>
      <text:p text:style-name="P2"><text:span text:style-name="T1">current kw&gt; walk</text:span></text:p>
      <text:p text:style-name="P2"><text:span text:style-name="T1">next kw&gt; go; method: 1st hop - 2nd hop</text:span></text:p>
      <text:p text:style-name="P3"/>
      <text:p text:style-name="P2"><text:span text:style-name="T1">Tbot&gt;&gt; i just want to go for some time alone</text:span></text:p>
      <text:p text:style-name="P2"><text:span text:style-name="T1">Blender&gt;&gt; <text:s/>Oh, I see. Well, I'm sure you'll have a great time. It's always nice to be alone sometimes.</text:span></text:p>
      <text:p text:style-name="P3"/>
      <text:p text:style-name="P2"><text:span text:style-name="T1">current kw&gt; time</text:span></text:p>
      <text:p text:style-name="P2"><text:span text:style-name="T1">next kw&gt; amazonian; method: 1st hop - 1st hop</text:span></text:p>
      <text:p text:style-name="P3"/>
      <text:p text:style-name="P2"><text:span text:style-name="T1">Tbot&gt;&gt; yes, i hope you enjoy it here.</text:span></text:p>
      <text:p text:style-name="P2"><text:span text:style-name="T1">Blender&gt;&gt; <text:s/>I will, thank you. I'm looking forward to it. I've never been on a cruise before.</text:span></text:p>
      <text:p text:style-name="P3"/>
      <text:p text:style-name="P2"><text:soft-page-break/><text:span text:style-name="T1">current kw&gt; cruise</text:span></text:p>
      <text:p text:style-name="P2"><text:span text:style-name="T1">next kw&gt; ship; method: 1st hop - 2nd hop</text:span></text:p>
      <text:p text:style-name="P3"/>
      <text:p text:style-name="P2"><text:span text:style-name="T1">Tbot&gt;&gt; i hope you are well. do you like to read? i do. what do you read?</text:span></text:p>
      <text:p text:style-name="P2"><text:span text:style-name="T1">Blender&gt;&gt; <text:s/>I love to read. I love fantasy and sci-fi. What about you?</text:span></text:p>
      <text:p text:style-name="P3"/>
      <text:p text:style-name="P2"><text:span text:style-name="T1">current kw&gt; fantasy</text:span></text:p>
      <text:p text:style-name="P2"><text:span text:style-name="T1">next kw&gt; viking; method: 1st hop - 2nd hop</text:span></text:p>
      <text:p text:style-name="P3"/>
      <text:p text:style-name="P2"><text:span text:style-name="T1">Tbot&gt;&gt; i love to cook and i love to draw and i am going to try to write a book about it</text:span></text:p>
      <text:p text:style-name="P2"><text:span text:style-name="T1">Blender&gt;&gt; <text:s/>That's awesome! I love cooking too. What's your favorite thing to cook? I'm a big fan of spaghetti and meatballs.</text:span></text:p>
      <text:p text:style-name="P3"/>
      <text:p text:style-name="P2"><text:span text:style-name="T1">current kw&gt; thing</text:span></text:p>
      <text:p text:style-name="P2"><text:span text:style-name="T1">next kw&gt; deal; method: 1st hop - 2nd hop</text:span></text:p>
      <text:p text:style-name="P3"/>
      <text:p text:style-name="P2"><text:span text:style-name="T1">Tbot&gt;&gt; i do not really like to cook. i like to go i am a vegan.</text:span></text:p>
      <text:p text:style-name="P2"><text:span text:style-name="T1">Blender&gt;&gt; <text:s/>I'm not a vegan, but I do like to eat vegan food. What is your favorite dish to make?</text:span></text:p>
      <text:p text:style-name="P3"/>
      <text:p text:style-name="P2"><text:span text:style-name="T1">current kw&gt; vegan</text:span></text:p>
      <text:p text:style-name="P2"><text:span text:style-name="T1">next kw&gt; person; method: 1st hop - 2nd hop</text:span></text:p>
      <text:p text:style-name="P3"/>
      <text:p text:style-name="P2"><text:span text:style-name="T1">Tbot&gt;&gt; i like to bake, i like all kinds of desserts.</text:span></text:p>
      <text:p text:style-name="P2"><text:span text:style-name="T1">Blender&gt;&gt; <text:s/>I love baking too! I like to make cakes and cookies. Do you have a favorite?</text:span></text:p>
      <text:p text:style-name="P3"/>
      <text:p text:style-name="P2"><text:span text:style-name="T1">current kw&gt; cake</text:span></text:p>
      <text:p text:style-name="P2"><text:span text:style-name="T1">next kw&gt; like; method: 1st hop - 2nd hop</text:span></text:p>
      <text:p text:style-name="P3"/>
      <text:p text:style-name="P2"><text:soft-page-break/><text:span text:style-name="T1">Tbot&gt;&gt; i love to cook, i love to bake, what kind of food do you like to decorate cakes</text:span></text:p>
      <text:p text:style-name="P2"><text:span text:style-name="T1">Blender&gt;&gt; <text:s/>I like making cakes that are decorated with fruits, vegetables, and other ingredients.</text:span></text:p>
      <text:p text:style-name="P3"/>
      <text:p text:style-name="P2"><text:span text:style-name="T1">------------------------------------------------------------------------------------------------</text:span></text:p>
      <text:p text:style-name="P2"><text:span text:style-name="T1">target&gt; google</text:span></text:p>
      <text:p text:style-name="P3"/>
      <text:p text:style-name="P2"><text:span text:style-name="T1">user&gt;&gt; i am a historian</text:span></text:p>
      <text:p text:style-name="P3"/>
      <text:p text:style-name="P2"><text:span text:style-name="T1">current kw&gt; historian</text:span></text:p>
      <text:p text:style-name="P2"><text:span text:style-name="T1">next kw&gt; history; method: 1st hop - 2nd hop</text:span></text:p>
      <text:p text:style-name="P3"/>
      <text:p text:style-name="P2"><text:span text:style-name="T1">Tbot&gt;&gt; that is cool. i am a history teacher.</text:span></text:p>
      <text:p text:style-name="P2"><text:span text:style-name="T1">Blender&gt;&gt; <text:s/>I love history. <text:s/>It is one of my favorite subjects. <text:s/>What grade do you teach?</text:span></text:p>
      <text:p text:style-name="P3"/>
      <text:p text:style-name="P2"><text:span text:style-name="T1">current kw&gt; subject</text:span></text:p>
      <text:p text:style-name="P2"><text:span text:style-name="T1">next kw&gt; webliography; method: 1st hop - 2nd hop</text:span></text:p>
      <text:p text:style-name="P3"/>
      <text:p text:style-name="P2"><text:span text:style-name="T1">Tbot&gt;&gt; i teach middle school and high school. i teach art.</text:span></text:p>
      <text:p text:style-name="P2"><text:span text:style-name="T1">Blender&gt;&gt; <text:s/>I bet that is a lot of fun. <text:s/>I bet you get to learn a lot.</text:span></text:p>
      <text:p text:style-name="P3"/>
      <text:p text:style-name="P2"><text:span text:style-name="T1">current kw&gt; lot</text:span></text:p>
      <text:p text:style-name="P2"><text:span text:style-name="T1">next kw&gt; site; method: 1st hop - 2nd hop</text:span></text:p>
      <text:p text:style-name="P3"/>
      <text:p text:style-name="P2"><text:span text:style-name="T1">Tbot&gt;&gt; i do not like it. i am more of a history buff. i love to read.</text:span></text:p>
      <text:p text:style-name="P2"><text:span text:style-name="T1">Blender&gt;&gt; <text:s/>I like to read as well. <text:s/>Do you have any favorite authors?</text:span></text:p>
      <text:p text:style-name="P3"/>
      <text:p text:style-name="P2"><text:span text:style-name="T1">current kw&gt; author</text:span></text:p>
      <text:p text:style-name="P2"><text:soft-page-break/><text:span text:style-name="T1">next kw&gt; colophon; method: 1st hop - 2nd hop</text:span></text:p>
      <text:p text:style-name="P3"/>
      <text:p text:style-name="P2"><text:span text:style-name="T1">Tbot&gt;&gt; i like to listen to pink floyd. he is a great author.</text:span></text:p>
      <text:p text:style-name="P2"><text:span text:style-name="T1">Blender&gt;&gt; <text:s/>I love Pink Floyd! <text:s/>They are one of my favorite bands. <text:s/>What is your favorite song by them?</text:span></text:p>
      <text:p text:style-name="P3"/>
      <text:p text:style-name="P2"><text:span text:style-name="T1">current kw&gt; song</text:span></text:p>
      <text:p text:style-name="P2"><text:span text:style-name="T1">next kw&gt; scrobble; method: 1st hop - 2nd hop</text:span></text:p>
      <text:p text:style-name="P3"/>
      <text:p text:style-name="P2"><text:span text:style-name="T1">Tbot&gt;&gt; i love the beatles. they are my favorite.</text:span></text:p>
      <text:p text:style-name="P2"><text:span text:style-name="T1">Blender&gt;&gt; <text:s/>I also love the Beatles. <text:s/>They were formed in 1962 in Liverpool, England.</text:span></text:p>
      <text:p text:style-name="P3"/>
      <text:p text:style-name="P2"><text:span text:style-name="T1">current kw&gt; beatle</text:span></text:p>
      <text:p text:style-name="P2"><text:span text:style-name="T1">next kw&gt; beatledom; method: 1st hop</text:span></text:p>
      <text:p text:style-name="P3"/>
      <text:p text:style-name="P2"><text:span text:style-name="T1">Tbot&gt;&gt; i have heard of them. i am not really a fan of them though.</text:span></text:p>
      <text:p text:style-name="P2"><text:span text:style-name="T1">Blender&gt;&gt; <text:s/>I am not a fan either, but I do like some of their songs. <text:s/>Do you have a favorite song of theirs?</text:span></text:p>
      <text:p text:style-name="P3"/>
      <text:p text:style-name="P2"><text:span text:style-name="T1">current kw&gt; song</text:span></text:p>
      <text:p text:style-name="P2"><text:span text:style-name="T1">next kw&gt; scrobble; method: 1st hop - 2nd hop</text:span></text:p>
      <text:p text:style-name="P3"/>
      <text:p text:style-name="P2"><text:span text:style-name="T1">Tbot&gt;&gt; i do. what kind of music do you like?</text:span></text:p>
      <text:p text:style-name="P2"><text:span text:style-name="T1">Blender&gt;&gt; <text:s/>I like all kinds of music. <text:s/>My favorite band is the Rolling Stones. <text:s/>What about you?</text:span></text:p>
      <text:p text:style-name="P3"/>
      <text:p text:style-name="P2"><text:span text:style-name="T1">current kw&gt; kind</text:span></text:p>
      <text:p text:style-name="P2"><text:span text:style-name="T1">next kw&gt; service; method: 1st hop - 2nd hop</text:span></text:p>
      <text:p text:style-name="P3"/>
      <text:p text:style-name="P2"><text:span text:style-name="T1">Tbot&gt;&gt; i like all types of music, but i am more into rap</text:span></text:p>
      <text:p text:style-name="P2"><text:soft-page-break/><text:span text:style-name="T1">Blender&gt;&gt; <text:s/>I love the rolling stones! <text:s/>They are one of the most influential bands of all time.</text:span></text:p>
      <text:p text:style-name="P3"/>
      <text:p text:style-name="P2"><text:span text:style-name="T1">------------------------------------------------------------------------------------------------</text:span></text:p>
      <text:p text:style-name="P2"><text:span text:style-name="T1">target&gt; india</text:span></text:p>
      <text:p text:style-name="P3"/>
      <text:p text:style-name="P2"><text:span text:style-name="T1">user&gt;&gt; i am busy now. should we meet later</text:span></text:p>
      <text:p text:style-name="P3"/>
      <text:p text:style-name="P2"><text:span text:style-name="T1">current kw&gt; meet</text:span></text:p>
      <text:p text:style-name="P2"><text:span text:style-name="T1">next kw&gt; meetable; method: 1st hop - 2nd hop</text:span></text:p>
      <text:p text:style-name="P3"/>
      <text:p text:style-name="P2"><text:span text:style-name="T1">Tbot&gt;&gt; i would love to. i am going to meet up with my husband later.</text:span></text:p>
      <text:p text:style-name="P2"><text:span text:style-name="T1">Blender&gt;&gt; <text:s/>That sounds like a good idea. I hope you have a good time. I'm sure it will be a lot of fun.</text:span></text:p>
      <text:p text:style-name="P3"/>
      <text:p text:style-name="P2"><text:span text:style-name="T1">current kw&gt; lot</text:span></text:p>
      <text:p text:style-name="P2"><text:span text:style-name="T1">next kw&gt; batch; method: 1st hop - 2nd hop</text:span></text:p>
      <text:p text:style-name="P3"/>
      <text:p text:style-name="P2"><text:span text:style-name="T1">Tbot&gt;&gt; yes it is. i hope so too. i am taking my dog to the beach later.</text:span></text:p>
      <text:p text:style-name="P2"><text:span text:style-name="T1">Blender&gt;&gt; <text:s/>I love dogs! What kind of dog do you have? I have a beagle.</text:span></text:p>
      <text:p text:style-name="P3"/>
      <text:p text:style-name="P2"><text:span text:style-name="T1">current kw&gt; kind</text:span></text:p>
      <text:p text:style-name="P2"><text:span text:style-name="T1">next kw&gt; homely; method: 1st hop - 1st hop</text:span></text:p>
      <text:p text:style-name="P3"/>
      <text:p text:style-name="P2"><text:span text:style-name="T1">Tbot&gt;&gt; i have a black and white poodle. she is a bella. she will be my first dog. she has to be a black lab.</text:span></text:p>
      <text:p text:style-name="P2"><text:span text:style-name="T1">Blender&gt;&gt; <text:s/>Aww, I love poodles! They're so cute and fluffy. Do you have any other pets?</text:span></text:p>
      <text:p text:style-name="P3"/>
      <text:p text:style-name="P2"><text:span text:style-name="T1">current kw&gt; pet</text:span></text:p>
      <text:p text:style-name="P2"><text:span text:style-name="T1">next kw&gt; company; method: 1st hop - 2nd hop</text:span></text:p>
      <text:p text:style-name="P3"><text:soft-page-break/></text:p>
      <text:p text:style-name="P2"><text:span text:style-name="T1">Tbot&gt;&gt; no, i do do not have any pets, just a cat, i work too much like to much</text:span></text:p>
      <text:p text:style-name="P2"><text:span text:style-name="T1">Blender&gt;&gt; <text:s/>I understand that. I have two dogs and a cat. They're a lot of work!</text:span></text:p>
      <text:p text:style-name="P3"/>
      <text:p text:style-name="P2"><text:span text:style-name="T1">current kw&gt; cat</text:span></text:p>
      <text:p text:style-name="P2"><text:span text:style-name="T1">next kw&gt; lion; method: 1st hop - 1st hop</text:span></text:p>
      <text:p text:style-name="P3"/>
      <text:p text:style-name="P2"><text:span text:style-name="T1">Tbot&gt;&gt; i love dogs, i have a dog too i have one named leroydey, he is a boxer, she is my best friend.</text:span></text:p>
      <text:p text:style-name="P2"><text:span text:style-name="T1">Blender&gt;&gt; <text:s/>I love boxers! I used to have one when I was a kid. What kind of dog is Leroy?</text:span></text:p>
      <text:p text:style-name="P3"/>
      <text:p text:style-name="P2"><text:span text:style-name="T1">current kw&gt; kind</text:span></text:p>
      <text:p text:style-name="P2"><text:span text:style-name="T1">next kw&gt; homely; method: 1st hop - 1st hop</text:span></text:p>
      <text:p text:style-name="P3"/>
      <text:p text:style-name="P2"><text:span text:style-name="T1">Tbot&gt;&gt; i like how old are you? i am an old and love to have 2 kids? i love to. i have 4 dogs, what kind of mine is 10</text:span></text:p>
      <text:p text:style-name="P2"><text:span text:style-name="T1">Blender&gt;&gt; <text:s/>I'm in my early 20s. I don't have any kids yet, but I hope to someday.</text:span></text:p>
      <text:p text:style-name="P3"/>
      <text:p text:style-name="P2"><text:span text:style-name="T1">current kw&gt; kid</text:span></text:p>
      <text:p text:style-name="P2"><text:span text:style-name="T1">next kw&gt; chit; method: 1st hop - 1st hop</text:span></text:p>
      <text:p text:style-name="P3"/>
      <text:p text:style-name="P2"><text:span text:style-name="T1">Tbot&gt;&gt; i have 2 girls and 1 and 4 boys, and 2 girls. i am not sure they are a single. what about to old enough to go to be honest.</text:span></text:p>
      <text:p text:style-name="P2"><text:span text:style-name="T1">Blender&gt;&gt; <text:s/>I am sure they will be happy to have you around when they are older. Do you have any hobbies?</text:span></text:p>
      <text:p text:style-name="P3"/>
      <text:p text:style-name="P2"><text:span text:style-name="T1">current kw&gt; hobby</text:span></text:p>
      <text:p text:style-name="P2"><text:span text:style-name="T1">next kw&gt; species; method: 1st hop - 2nd hop</text:span></text:p>
      <text:p text:style-name="P3"/>
      <text:p text:style-name="P2"><text:span text:style-name="T1">Tbot&gt;&gt; i am from the first year old and you? i am a girl. i am into sports. i like to draw and watch sports alot of course i am only 10 years old</text:span></text:p>
      <text:p text:style-name="P2"><text:span text:style-name="T1">Blender&gt;&gt; <text:s/>I love sports too! I am a big fan of the National Football League.</text:span></text:p>
      <text:p text:style-name="P3"><text:soft-page-break/></text:p>
      <text:p text:style-name="P2"><text:span text:style-name="T1">------------------------------------------------------------------------------------------------</text:span></text:p>
      <text:p text:style-name="P2"><text:span text:style-name="T1">target&gt; lily</text:span></text:p>
      <text:p text:style-name="P3"/>
      <text:p text:style-name="P2"><text:span text:style-name="T1">user&gt;&gt; i ordered a tv</text:span></text:p>
      <text:p text:style-name="P3"/>
      <text:p text:style-name="P2"><text:span text:style-name="T1">current kw&gt; tv</text:span></text:p>
      <text:p text:style-name="P2"><text:span text:style-name="T1">next kw&gt; reading; method: 1st hop - 2nd hop</text:span></text:p>
      <text:p text:style-name="P3"/>
      <text:p text:style-name="P2"><text:span text:style-name="T1">Tbot&gt;&gt; i am going to read to my 3 cats</text:span></text:p>
      <text:p text:style-name="P2"><text:span text:style-name="T1">Blender&gt;&gt; <text:s/>That sounds like a lot of fun. What are you going to be reading? I love reading.</text:span></text:p>
      <text:p text:style-name="P3"/>
      <text:p text:style-name="P2"><text:span text:style-name="T1">current kw&gt; lot</text:span></text:p>
      <text:p text:style-name="P2"><text:span text:style-name="T1">next kw&gt; river; method: 1st hop - 2nd hop</text:span></text:p>
      <text:p text:style-name="P3"/>
      <text:p text:style-name="P2"><text:span text:style-name="T1">Tbot&gt;&gt; a book about my family and i love reading</text:span></text:p>
      <text:p text:style-name="P2"><text:span text:style-name="T1">Blender&gt;&gt; <text:s/>I've never heard of that book. What is it about? I like to read too.</text:span></text:p>
      <text:p text:style-name="P3"/>
      <text:p text:style-name="P2"><text:span text:style-name="T1">current kw&gt; book</text:span></text:p>
      <text:p text:style-name="P2"><text:span text:style-name="T1">next kw&gt; lenormand; method: 1st hop - 1st hop</text:span></text:p>
      <text:p text:style-name="P3"/>
      <text:p text:style-name="P2"><text:span text:style-name="T1">Tbot&gt;&gt; i like to write, but i like to play with my dogs too</text:span></text:p>
      <text:p text:style-name="P2"><text:span text:style-name="T1">Blender&gt;&gt; <text:s/>I love dogs! I used to have one, but she passed away. What kind of dogs do you have?</text:span></text:p>
      <text:p text:style-name="P3"/>
      <text:p text:style-name="P2"><text:span text:style-name="T1">current kw&gt; dog</text:span></text:p>
      <text:p text:style-name="P2"><text:span text:style-name="T1">next kw&gt; lenormand; method: 1st hop - 1st hop</text:span></text:p>
      <text:p text:style-name="P3"/>
      <text:p text:style-name="P2"><text:soft-page-break/><text:span text:style-name="T1">Tbot&gt;&gt; i do not have any pets i have a lot. my dog is my best friend</text:span></text:p>
      <text:p text:style-name="P2"><text:span text:style-name="T1">Blender&gt;&gt; <text:s/>That's nice. I have a dog and cat. Do you have any other pets?</text:span></text:p>
      <text:p text:style-name="P3"/>
      <text:p text:style-name="P2"><text:span text:style-name="T1">current kw&gt; dog</text:span></text:p>
      <text:p text:style-name="P2"><text:span text:style-name="T1">next kw&gt; lenormand; method: 1st hop - 1st hop</text:span></text:p>
      <text:p text:style-name="P3"/>
      <text:p text:style-name="P2"><text:span text:style-name="T1">Tbot&gt;&gt; i have a chihuahua and a cat. they are great dogs.</text:span></text:p>
      <text:p text:style-name="P2"><text:span text:style-name="T1">Blender&gt;&gt; <text:s/>I have two dogs and one cat. I love them so much. What do you like to do for fun?</text:span></text:p>
      <text:p text:style-name="P3"/>
      <text:p text:style-name="P2"><text:span text:style-name="T1">current kw&gt; dog</text:span></text:p>
      <text:p text:style-name="P2"><text:span text:style-name="T1">next kw&gt; lenormand; method: 1st hop - 1st hop</text:span></text:p>
      <text:p text:style-name="P3"/>
      <text:p text:style-name="P2"><text:span text:style-name="T1">Tbot&gt;&gt; i like to play soccer with my friends. i like to go to the beach and listen to music</text:span></text:p>
      <text:p text:style-name="P2"><text:span text:style-name="T1">Blender&gt;&gt; <text:s/>That sounds like fun. I like going to the lake and fishing. What kind of music do you listen to?</text:span></text:p>
      <text:p text:style-name="P3"/>
      <text:p text:style-name="P2"><text:span text:style-name="T1">current kw&gt; lake</text:span></text:p>
      <text:p text:style-name="P2"><text:span text:style-name="T1">next kw&gt; pond; method: 1st hop - 1st hop</text:span></text:p>
      <text:p text:style-name="P3"/>
      <text:p text:style-name="P2"><text:span text:style-name="T1">Tbot&gt;&gt; i love country music. i love it. i like the beach.</text:span></text:p>
      <text:p text:style-name="P2"><text:span text:style-name="T1">Blender&gt;&gt; <text:s/>I like country music too. I listen to it on my way to work. Do you have a favorite artist?</text:span></text:p>
      <text:p text:style-name="P3"/>
      <text:p text:style-name="P2"><text:span text:style-name="T1">current kw&gt; country</text:span></text:p>
      <text:p text:style-name="P2"><text:span text:style-name="T1">next kw&gt; type; method: 1st hop - 1st hop</text:span></text:p>
      <text:p text:style-name="P3"/>
      <text:p text:style-name="P2"><text:span text:style-name="T1">Tbot&gt;&gt; i am a country girl, and i like it too. i love the beach.</text:span></text:p>
      <text:p text:style-name="P2"><text:span text:style-name="T1">Blender&gt;&gt; <text:s/>I love the Beach too. It is one of my favorite things to do on the weekends.</text:span></text:p>
      <text:p text:style-name="P3"/>
      <text:p text:style-name="P2"><text:soft-page-break/><text:span text:style-name="T1">------------------------------------------------------------------------------------------------</text:span></text:p>
      <text:p text:style-name="P2"><text:span text:style-name="T1">target&gt; uv</text:span></text:p>
      <text:p text:style-name="P3"/>
      <text:p text:style-name="P2"><text:span text:style-name="T1">user&gt;&gt; i hate rainy season</text:span></text:p>
      <text:p text:style-name="P3"/>
      <text:p text:style-name="P2"><text:span text:style-name="T1">current kw&gt; season</text:span></text:p>
      <text:p text:style-name="P2"><text:span text:style-name="T1">next kw&gt; weather; method: 1st hop - 2nd hop</text:span></text:p>
      <text:p text:style-name="P3"/>
      <text:p text:style-name="P2"><text:span text:style-name="T1">Tbot&gt;&gt; me too! i love the cold weather!</text:span></text:p>
      <text:p text:style-name="P2"><text:span text:style-name="T1">Blender&gt;&gt; <text:s/>I love it too! I love the cooler weather. It makes me feel more at ease.</text:span></text:p>
      <text:p text:style-name="P3"/>
      <text:p text:style-name="P2"><text:span text:style-name="T1">current kw&gt; weather</text:span></text:p>
      <text:p text:style-name="P2"><text:span text:style-name="T1">next kw&gt; sunshine; method: 1st hop - 1st hop</text:span></text:p>
      <text:p text:style-name="P3"/>
      <text:p text:style-name="P2"><text:span text:style-name="T1">Tbot&gt;&gt; i am going to miss the sunshine though</text:span></text:p>
      <text:p text:style-name="P2"><text:span text:style-name="T1">Blender&gt;&gt; <text:s/>I know what you mean. It's going to be a long time before I can go back to the beach.</text:span></text:p>
      <text:p text:style-name="P3"/>
      <text:p text:style-name="P2"><text:span text:style-name="T1">current kw&gt; beach</text:span></text:p>
      <text:p text:style-name="P2"><text:span text:style-name="T1">next kw&gt; sunshine; method: 1st hop - 1st hop</text:span></text:p>
      <text:p text:style-name="P3"/>
      <text:p text:style-name="P2"><text:span text:style-name="T1">Tbot&gt;&gt; do you like to hike, i like to go hiking</text:span></text:p>
      <text:p text:style-name="P2"><text:span text:style-name="T1">Blender&gt;&gt; <text:s/>I do like hiking, but I'm not very good at it. I'm more of a couch potato.</text:span></text:p>
      <text:p text:style-name="P3"/>
      <text:p text:style-name="P2"><text:span text:style-name="T1">current kw&gt; hiking</text:span></text:p>
      <text:p text:style-name="P2"><text:span text:style-name="T1">next kw&gt; trail; method: 1st hop</text:span></text:p>
      <text:p text:style-name="P3"/>
      <text:p text:style-name="P2"><text:span text:style-name="T1">Tbot&gt;&gt; i do not hike, i like the beach. i love the beach, but hate the dark.</text:span></text:p>
      <text:p text:style-name="P2"><text:soft-page-break/><text:span text:style-name="T1">Blender&gt;&gt; <text:s/>I like both. I like the peace and quiet of the woods more than the city.</text:span></text:p>
      <text:p text:style-name="P3"/>
      <text:p text:style-name="P2"><text:span text:style-name="T1">current kw&gt; city</text:span></text:p>
      <text:p text:style-name="P2"><text:span text:style-name="T1">next kw&gt; uk; method: 1st hop - 2nd hop</text:span></text:p>
      <text:p text:style-name="P3"/>
      <text:p text:style-name="P2"><text:span text:style-name="T1">Tbot&gt;&gt; i love the woods too, i love it. i am in the city. do you like it?</text:span></text:p>
      <text:p text:style-name="P2"><text:span text:style-name="T1">Blender&gt;&gt; <text:s/>I love it, I live in a rural area so it's peaceful and quiet.</text:span></text:p>
      <text:p text:style-name="P3"/>
      <text:p text:style-name="P2"><text:span text:style-name="T1">current kw&gt; area</text:span></text:p>
      <text:p text:style-name="P2"><text:span text:style-name="T1">next kw&gt; shade; method: 1st hop - 2nd hop</text:span></text:p>
      <text:p text:style-name="P3"/>
      <text:p text:style-name="P2"><text:span text:style-name="T1">Tbot&gt;&gt; what is your favorite color? i like red, i love red.</text:span></text:p>
      <text:p text:style-name="P2"><text:span text:style-name="T1">Blender&gt;&gt; <text:s/>I'm a fan of the color red as well. It's one of the primary colors of pigments in painting and color printing.</text:span></text:p>
      <text:p text:style-name="P3"/>
      <text:p text:style-name="P2"><text:span text:style-name="T1">current kw&gt; pigment</text:span></text:p>
      <text:p text:style-name="P2"><text:span text:style-name="T1">next kw&gt; shade; method: 1st hop - 2nd hop</text:span></text:p>
      <text:p text:style-name="P3"/>
      <text:p text:style-name="P2"><text:span text:style-name="T1">Tbot&gt;&gt; i like red too. i have a purple iphone 7 and love the color black.</text:span></text:p>
      <text:p text:style-name="P2"><text:span text:style-name="T1">Blender&gt;&gt; <text:s/>I have a black iphone as well, it's my favorite color. I also have a galaxy s8.</text:span></text:p>
      <text:p text:style-name="P3"/>
      <text:p text:style-name="P2"><text:span text:style-name="T1">current kw&gt; color</text:span></text:p>
      <text:p text:style-name="P2"><text:span text:style-name="T1">next kw&gt; light; method: 1st hop - 2nd hop</text:span></text:p>
      <text:p text:style-name="P3"/>
      <text:p text:style-name="P2"><text:span text:style-name="T1">Tbot&gt;&gt; i love the iphones and samsung have always been my favorite.</text:span></text:p>
      <text:p text:style-name="P2"><text:span text:style-name="T1">Blender&gt;&gt; <text:s/>I like the iphone because it's the first smartphone I've ever owned. It was released in 2007.</text:span></text:p>
      <text:p text:style-name="P3"/>
      <text:p text:style-name="P2"><text:span text:style-name="T1">------------------------------------------------------------------------------------------------</text:span></text:p>
      <text:p text:style-name="P2"><text:soft-page-break/><text:span text:style-name="T1">target&gt; ai</text:span></text:p>
      <text:p text:style-name="P3"/>
      <text:p text:style-name="P2"><text:span text:style-name="T1">user&gt;&gt; i like to watch dramas</text:span></text:p>
      <text:p text:style-name="P3"/>
      <text:p text:style-name="P2"><text:span text:style-name="T1">current kw&gt; drama</text:span></text:p>
      <text:p text:style-name="P2"><text:span text:style-name="T1">next kw&gt; slang; method: 1st hop - 1st hop</text:span></text:p>
      <text:p text:style-name="P3"/>
      <text:p text:style-name="P2"><text:span text:style-name="T1">Tbot&gt;&gt; i love to read the subtitles for those shows</text:span></text:p>
      <text:p text:style-name="P2"><text:span text:style-name="T1">Blender&gt;&gt; <text:s/>I do too! I love the drama genre. Do you have any favorites? </text:span></text:p>
      <text:p text:style-name="P3"/>
      <text:p text:style-name="P2"><text:span text:style-name="T1">current kw&gt; genre</text:span></text:p>
      <text:p text:style-name="P2"><text:span text:style-name="T1">next kw&gt; cyberpunk; method: 1st hop - 2nd hop</text:span></text:p>
      <text:p text:style-name="P3"/>
      <text:p text:style-name="P2"><text:span text:style-name="T1">Tbot&gt;&gt; yes i do i like reading about the cyberspace</text:span></text:p>
      <text:p text:style-name="P2"><text:span text:style-name="T1">Blender&gt;&gt; <text:s/>I love that show! I've been watching it since it premiered on ABC in 2005.</text:span></text:p>
      <text:p text:style-name="P3"/>
      <text:p text:style-name="P2"><text:span text:style-name="T1">current kw&gt; show</text:span></text:p>
      <text:p text:style-name="P2"><text:span text:style-name="T1">next kw&gt; come; method: 1st hop - 2nd hop</text:span></text:p>
      <text:p text:style-name="P3"/>
      <text:p text:style-name="P2"><text:span text:style-name="T1">Tbot&gt;&gt; i like the tv show too! i love to cook italian food</text:span></text:p>
      <text:p text:style-name="P2"><text:span text:style-name="T1">Blender&gt;&gt; <text:s/>Italian is one of my favorite cuisines. I love pasta and tomato sauce!</text:span></text:p>
      <text:p text:style-name="P3"/>
      <text:p text:style-name="P2"><text:span text:style-name="T1">current kw&gt; pasta</text:span></text:p>
      <text:p text:style-name="P2"><text:span text:style-name="T1">next kw&gt; egg; method: 1st hop - 2nd hop</text:span></text:p>
      <text:p text:style-name="P3"/>
      <text:p text:style-name="P2"><text:span text:style-name="T1">Tbot&gt;&gt; that is great. i love italian too. i am a vegetarian, so i love the color red wine.</text:span></text:p>
      <text:p text:style-name="P2"><text:span text:style-name="T1">Blender&gt;&gt; <text:s/>I'm not a big wine drinker, but I do love a good pasta dish.</text:span></text:p>
      <text:p text:style-name="P3"><text:soft-page-break/></text:p>
      <text:p text:style-name="P2"><text:span text:style-name="T1">current kw&gt; pasta</text:span></text:p>
      <text:p text:style-name="P2"><text:span text:style-name="T1">next kw&gt; egg; method: 1st hop - 2nd hop</text:span></text:p>
      <text:p text:style-name="P3"/>
      <text:p text:style-name="P2"><text:span text:style-name="T1">Tbot&gt;&gt; i do not drink. i love pasta too. i make italian with lots of wine.</text:span></text:p>
      <text:p text:style-name="P2"><text:span text:style-name="T1">Blender&gt;&gt; <text:s/>I love to make pasta with a lot of olive oil, garlic and herbs.</text:span></text:p>
      <text:p text:style-name="P3"/>
      <text:p text:style-name="P2"><text:span text:style-name="T1">current kw&gt; olive</text:span></text:p>
      <text:p text:style-name="P2"><text:span text:style-name="T1">next kw&gt; uk; method: 1st hop - 2nd hop</text:span></text:p>
      <text:p text:style-name="P3"/>
      <text:p text:style-name="P2"><text:span text:style-name="T1">Tbot&gt;&gt; i love to cook italian food, it is my favorite. i am from france. i speak italian, italian.</text:span></text:p>
      <text:p text:style-name="P2"><text:span text:style-name="T1">Blender&gt;&gt; <text:s/>I have never been to France, but it is on my bucket list. <text:s/>Do you speak any other languages?</text:span></text:p>
      <text:p text:style-name="P3"/>
      <text:p text:style-name="P2"><text:span text:style-name="T1">current kw&gt; bucket</text:span></text:p>
      <text:p text:style-name="P2"><text:span text:style-name="T1">next kw&gt; slang; method: 1st hop - 1st hop</text:span></text:p>
      <text:p text:style-name="P3"/>
      <text:p text:style-name="P2"><text:span text:style-name="T1">Tbot&gt;&gt; i speak french and english fluently.</text:span></text:p>
      <text:p text:style-name="P2"><text:span text:style-name="T1">Blender&gt;&gt; <text:s/>I do not. <text:s/>I would love to learn another language though. <text:s/>How long have you been learning French?</text:span></text:p>
      <text:p text:style-name="P3"/>
      <text:p text:style-name="P2"><text:span text:style-name="T1">current kw&gt; language</text:span></text:p>
      <text:p text:style-name="P2"><text:span text:style-name="T1">next kw&gt; slang; method: 1st hop - 1st hop</text:span></text:p>
      <text:p text:style-name="P3"/>
      <text:p text:style-name="P2"><text:span text:style-name="T1">Tbot&gt;&gt; since i started school i do not speak any, i am a bit of a language barrier i am sure.</text:span></text:p>
      <text:p text:style-name="P2"><text:span text:style-name="T1">Blender&gt;&gt; <text:s/>I've been trying to learn french for a few years now, but I'm not very good at it.</text:span></text:p>
      <text:p text:style-name="P3"/>
      <text:p text:style-name="P2"><text:span text:style-name="T1">------------------------------------------------------------------------------------------------</text:span></text:p>
      <text:p text:style-name="P2"><text:span text:style-name="T1">target&gt; ev</text:span></text:p>
      <text:p text:style-name="P3"><text:soft-page-break/></text:p>
      <text:p text:style-name="P2"><text:span text:style-name="T1">user&gt;&gt; i am watching news</text:span></text:p>
      <text:p text:style-name="P3"/>
      <text:p text:style-name="P2"><text:span text:style-name="T1">current kw&gt; news</text:span></text:p>
      <text:p text:style-name="P2"><text:span text:style-name="T1">next kw&gt; sports; method: 1st hop - 2nd hop</text:span></text:p>
      <text:p text:style-name="P3"/>
      <text:p text:style-name="P2"><text:span text:style-name="T1">Tbot&gt;&gt; what is the news about? i am not watching sports</text:span></text:p>
      <text:p text:style-name="P2"><text:span text:style-name="T1">Blender&gt;&gt; <text:s/>It is about the world's most popular sporting event, the World Cup.</text:span></text:p>
      <text:p text:style-name="P3"/>
      <text:p text:style-name="P2"><text:span text:style-name="T1">current kw&gt; event</text:span></text:p>
      <text:p text:style-name="P2"><text:span text:style-name="T1">next kw&gt; physics; method: 1st hop - 2nd hop</text:span></text:p>
      <text:p text:style-name="P3"/>
      <text:p text:style-name="P2"><text:span text:style-name="T1">Tbot&gt;&gt; oh, i see. i am a physics major. i have never heard of the world cup</text:span></text:p>
      <text:p text:style-name="P2"><text:span text:style-name="T1">Blender&gt;&gt; <text:s/>It's a soccer world cup, it's the most watched sport in the world.</text:span></text:p>
      <text:p text:style-name="P3"/>
      <text:p text:style-name="P2"><text:span text:style-name="T1">current kw&gt; cup</text:span></text:p>
      <text:p text:style-name="P2"><text:span text:style-name="T1">next kw&gt; us; method: 1st hop - 2nd hop</text:span></text:p>
      <text:p text:style-name="P3"/>
      <text:p text:style-name="P2"><text:span text:style-name="T1">Tbot&gt;&gt; that is interesting. i have not heard of it. i am from the us</text:span></text:p>
      <text:p text:style-name="P2"><text:span text:style-name="T1">Blender&gt;&gt; <text:s/>I'm not a big soccer fan, I'm more of a hockey fan.</text:span></text:p>
      <text:p text:style-name="P3"/>
      <text:p text:style-name="P2"><text:span text:style-name="T1">current kw&gt; hockey</text:span></text:p>
      <text:p text:style-name="P2"><text:span text:style-name="T1">next kw&gt; us; method: 1st hop - 2nd hop</text:span></text:p>
      <text:p text:style-name="P3"/>
      <text:p text:style-name="P2"><text:span text:style-name="T1">Tbot&gt;&gt; i am too. i like the nba, i am not really into sports. i am more into football</text:span></text:p>
      <text:p text:style-name="P2"><text:span text:style-name="T1">Blender&gt;&gt; <text:s/>I like the NBA too, but I don't watch it as much as I used to.</text:span></text:p>
      <text:p text:style-name="P3"/>
      <text:p text:style-name="P2"><text:soft-page-break/><text:span text:style-name="T1">current kw&gt; like</text:span></text:p>
      <text:p text:style-name="P2"><text:span text:style-name="T1">next kw&gt; van; method: 1st hop - 2nd hop</text:span></text:p>
      <text:p text:style-name="P3"/>
      <text:p text:style-name="P2"><text:span text:style-name="T1">Tbot&gt;&gt; oh wow, i love the nfl, my favorite sport is soccer. what is your favorite team?</text:span></text:p>
      <text:p text:style-name="P2"><text:span text:style-name="T1">Blender&gt;&gt; <text:s/>I am a big fan of the Seattle Sounders. They are a professional soccer team based in Washington D.C.</text:span></text:p>
      <text:p text:style-name="P3"/>
      <text:p text:style-name="P2"><text:span text:style-name="T1">current kw&gt; team</text:span></text:p>
      <text:p text:style-name="P2"><text:span text:style-name="T1">next kw&gt; sports; method: 1st hop - 2nd hop</text:span></text:p>
      <text:p text:style-name="P3"/>
      <text:p text:style-name="P2"><text:span text:style-name="T1">Tbot&gt;&gt; i like the minnesota wolves and the seattle seattle colts. what do you like i am a sports fan of sports?</text:span></text:p>
      <text:p text:style-name="P2"><text:span text:style-name="T1">Blender&gt;&gt; <text:s/>I like to watch soccer, basketball, and football. I also like college football. What about you?</text:span></text:p>
      <text:p text:style-name="P3"/>
      <text:p text:style-name="P2"><text:span text:style-name="T1">current kw&gt; basketball</text:span></text:p>
      <text:p text:style-name="P2"><text:span text:style-name="T1">next kw&gt; sports; method: 1st hop - 2nd hop</text:span></text:p>
      <text:p text:style-name="P3"/>
      <text:p text:style-name="P2"><text:span text:style-name="T1">Tbot&gt;&gt; i am a bit of a sports guy, i like watching the minnessee football team the washington nationals</text:span></text:p>
      <text:p text:style-name="P2"><text:span text:style-name="T1">Blender&gt;&gt; <text:s/>I love the Washington National Football League. It is the second largest professional sports league in the United States.</text:span></text:p>
      <text:p text:style-name="P3"/>
      <text:p text:style-name="P2"><text:span text:style-name="T1">current kw&gt; sport</text:span></text:p>
      <text:p text:style-name="P2"><text:span text:style-name="T1">next kw&gt; legal; method: 1st hop - 2nd hop</text:span></text:p>
      <text:p text:style-name="P3"/>
      <text:p text:style-name="P2"><text:span text:style-name="T1">Tbot&gt;&gt; that is cool. i am i am from there. my dad was a lawyer, i am not a judge in high school coach there.</text:span></text:p>
      <text:p text:style-name="P2"><text:span text:style-name="T1">Blender&gt;&gt; <text:s/>That is really cool. The National Federation of Association football is one of the oldest professional sports leagues in the world. It was founded in 1891.</text:span></text:p>
      <text:p text:style-name="P3"/>
      <text:p text:style-name="P2"><text:span text:style-name="T1">------------------------------------------------------------------------------------------------</text:span></text:p>
      <text:p text:style-name="P2"><text:span text:style-name="T1">target&gt; dj</text:span></text:p>
      <text:p text:style-name="P3"/>
      <text:p text:style-name="P2"><text:soft-page-break/><text:span text:style-name="T1">user&gt;&gt; do you read books</text:span></text:p>
      <text:p text:style-name="P3"/>
      <text:p text:style-name="P2"><text:span text:style-name="T1">current kw&gt; book</text:span></text:p>
      <text:p text:style-name="P2"><text:span text:style-name="T1">next kw&gt; entertainment; method: 1st hop - 2nd hop</text:span></text:p>
      <text:p text:style-name="P3"/>
      <text:p text:style-name="P2"><text:span text:style-name="T1">Tbot&gt;&gt; yes, i love reading. i also like to watch movies.</text:span></text:p>
      <text:p text:style-name="P2"><text:span text:style-name="T1">Blender&gt;&gt; <text:s/>I love reading too. <text:s/>What is your favorite book? <text:s/>I like the Harry Potter series.</text:span></text:p>
      <text:p text:style-name="P3"/>
      <text:p text:style-name="P2"><text:span text:style-name="T1">current kw&gt; book</text:span></text:p>
      <text:p text:style-name="P2"><text:span text:style-name="T1">next kw&gt; entertainment; method: 1st hop - 2nd hop</text:span></text:p>
      <text:p text:style-name="P3"/>
      <text:p text:style-name="P2"><text:span text:style-name="T1">Tbot&gt;&gt; i like the harry potter series. what is your fav book?</text:span></text:p>
      <text:p text:style-name="P2"><text:span text:style-name="T1">Blender&gt;&gt; <text:s/>I really like the Order of the Phoenix. <text:s/>It was written by J.K. Rowling.</text:span></text:p>
      <text:p text:style-name="P3"/>
      <text:p text:style-name="P2"><text:span text:style-name="T1">current kw&gt; order</text:span></text:p>
      <text:p text:style-name="P2"><text:span text:style-name="T1">next kw&gt; amplifier; method: 1st hop - 2nd hop</text:span></text:p>
      <text:p text:style-name="P3"/>
      <text:p text:style-name="P2"><text:span text:style-name="T1">Tbot&gt;&gt; i love the lord of the rings series.</text:span></text:p>
      <text:p text:style-name="P2"><text:span text:style-name="T1">Blender&gt;&gt; <text:s/>I do too! <text:s/>I have read all of them. <text:s/>Do you have a favorite character?</text:span></text:p>
      <text:p text:style-name="P3"/>
      <text:p text:style-name="P2"><text:span text:style-name="T1">current kw&gt; character</text:span></text:p>
      <text:p text:style-name="P2"><text:span text:style-name="T1">next kw&gt; play; method: 1st hop - 1st hop</text:span></text:p>
      <text:p text:style-name="P3"/>
      <text:p text:style-name="P2"><text:span text:style-name="T1">Tbot&gt;&gt; yes! i love to read and write. i love the books by stephen king.</text:span></text:p>
      <text:p text:style-name="P2"><text:span text:style-name="T1">Blender&gt;&gt; <text:s/>I love him too. <text:s/>He is one of my favorite authors. <text:s/>What is your favorite book of his?</text:span></text:p>
      <text:p text:style-name="P3"/>
      <text:p text:style-name="P2"><text:span text:style-name="T1">current kw&gt; author</text:span></text:p>
      <text:p text:style-name="P2"><text:soft-page-break/><text:span text:style-name="T1">next kw&gt; songwriter; method: 1st hop - 2nd hop</text:span></text:p>
      <text:p text:style-name="P3"/>
      <text:p text:style-name="P2"><text:span text:style-name="T1">Tbot&gt;&gt; i like the books too. i am a music writer, i love music.</text:span></text:p>
      <text:p text:style-name="P2"><text:span text:style-name="T1">Blender&gt;&gt; <text:s/>I like that one too. I also like the Dark Tower series by George R.R. Martin.</text:span></text:p>
      <text:p text:style-name="P3"/>
      <text:p text:style-name="P2"><text:span text:style-name="T1">current kw&gt; series</text:span></text:p>
      <text:p text:style-name="P2"><text:span text:style-name="T1">next kw&gt; beat; method: 1st hop - 2nd hop</text:span></text:p>
      <text:p text:style-name="P3"/>
      <text:p text:style-name="P2"><text:span text:style-name="T1">Tbot&gt;&gt; i am a big fan of his books. do you like to travel?</text:span></text:p>
      <text:p text:style-name="P2"><text:span text:style-name="T1">Blender&gt;&gt; <text:s/>I do. <text:s/>I love to travel and see new places. <text:s/>Have you been anywhere recently?</text:span></text:p>
      <text:p text:style-name="P3"/>
      <text:p text:style-name="P2"><text:span text:style-name="T1">current kw&gt; place</text:span></text:p>
      <text:p text:style-name="P2"><text:span text:style-name="T1">next kw&gt; party; method: 1st hop - 2nd hop</text:span></text:p>
      <text:p text:style-name="P3"/>
      <text:p text:style-name="P2"><text:span text:style-name="T1">Tbot&gt;&gt; i have not been anywhere lately. i am going to paris this year. i have been to parlez vuitton how about you?</text:span></text:p>
      <text:p text:style-name="P2"><text:span text:style-name="T1">Blender&gt;&gt; <text:s/>I have not, but I would love to go to Paris. <text:s/>It is one of the most visited cities in the world.</text:span></text:p>
      <text:p text:style-name="P3"/>
      <text:p text:style-name="P2"><text:span text:style-name="T1">current kw&gt; city</text:span></text:p>
      <text:p text:style-name="P2"><text:span text:style-name="T1">next kw&gt; rap; method: 1st hop - 2nd hop</text:span></text:p>
      <text:p text:style-name="P3"/>
      <text:p text:style-name="P2"><text:span text:style-name="T1">Tbot&gt;&gt; oh yes i have. i love to dance travel and love to parris the french quarter of all the world.</text:span></text:p>
      <text:p text:style-name="P2"><text:span text:style-name="T1">Blender&gt;&gt; <text:s/>I would like to go there and see the Eiffel Tower and the Louvre as well as the Arc de Triomphe.</text:span></text:p>
      <text:p text:style-name="P3"/>
      <text:p text:style-name="P2"><text:span text:style-name="T1">------------------------------------------------------------------------------------------------</text:span></text:p>
      <text:p text:style-name="P2"><text:span text:style-name="T1">target&gt; trekking</text:span></text:p>
      <text:p text:style-name="P3"/>
      <text:p text:style-name="P2"><text:span text:style-name="T1">user&gt;&gt; it is raining heavily</text:span></text:p>
      <text:p text:style-name="P3"><text:soft-page-break/></text:p>
      <text:p text:style-name="P2"><text:span text:style-name="T1">current kw&gt; rain</text:span></text:p>
      <text:p text:style-name="P2"><text:span text:style-name="T1">next kw&gt; falling; method: 1st hop - 2nd hop</text:span></text:p>
      <text:p text:style-name="P3"/>
      <text:p text:style-name="P2"><text:span text:style-name="T1">Tbot&gt;&gt; i have never seen a hurricane.</text:span></text:p>
      <text:p text:style-name="P2"><text:span text:style-name="T1">Blender&gt;&gt; <text:s/>I live in Florida, so I've seen quite a few hurricanes.</text:span></text:p>
      <text:p text:style-name="P3"/>
      <text:p text:style-name="P2"><text:span text:style-name="T1">current kw&gt; hurricane</text:span></text:p>
      <text:p text:style-name="P2"><text:span text:style-name="T1">next kw&gt; sports; method: 1st hop - 2nd hop</text:span></text:p>
      <text:p text:style-name="P3"/>
      <text:p text:style-name="P2"><text:span text:style-name="T1">Tbot&gt;&gt; i love watching the florida hurricanes.</text:span></text:p>
      <text:p text:style-name="P2"><text:span text:style-name="T1">Blender&gt;&gt; <text:s/>I do too. I live near the Gulf of Mexico, so we get a lot of them.</text:span></text:p>
      <text:p text:style-name="P3"/>
      <text:p text:style-name="P2"><text:span text:style-name="T1">current kw&gt; lot</text:span></text:p>
      <text:p text:style-name="P2"><text:span text:style-name="T1">next kw&gt; space; method: 1st hop - 2nd hop</text:span></text:p>
      <text:p text:style-name="P3"/>
      <text:p text:style-name="P2"><text:span text:style-name="T1">Tbot&gt;&gt; i would love to visit there. i am in japan right now i am just living with my mom.</text:span></text:p>
      <text:p text:style-name="P2"><text:span text:style-name="T1">Blender&gt;&gt; <text:s/>I've never been to Japan, but I've always wanted to go. I hear it's beautiful there.</text:span></text:p>
      <text:p text:style-name="P3"/>
      <text:p text:style-name="P2"><text:span text:style-name="T1">current kw&gt; go</text:span></text:p>
      <text:p text:style-name="P2"><text:span text:style-name="T1">next kw&gt; climb; method: 1st hop - 1st hop</text:span></text:p>
      <text:p text:style-name="P3"/>
      <text:p text:style-name="P2"><text:span text:style-name="T1">Tbot&gt;&gt; do you like the food? my favorite is italian food is the best.</text:span></text:p>
      <text:p text:style-name="P2"><text:span text:style-name="T1">Blender&gt;&gt; <text:s/>I love italians! I think it's one of the most popular cuisines in the world.</text:span></text:p>
      <text:p text:style-name="P3"/>
      <text:p text:style-name="P2"><text:span text:style-name="T1">current kw&gt; cuisine</text:span></text:p>
      <text:p text:style-name="P2"><text:span text:style-name="T1">next kw&gt; rice; method: 1st hop</text:span></text:p>
      <text:p text:style-name="P3"><text:soft-page-break/></text:p>
      <text:p text:style-name="P2"><text:span text:style-name="T1">Tbot&gt;&gt; do they have a lot in italian restaurants there? i love italian cuisine.</text:span></text:p>
      <text:p text:style-name="P2"><text:span text:style-name="T1">Blender&gt;&gt; <text:s/>Yes, there are a lot of Italian places around here. I love pasta and pizza.</text:span></text:p>
      <text:p text:style-name="P3"/>
      <text:p text:style-name="P2"><text:span text:style-name="T1">current kw&gt; pasta</text:span></text:p>
      <text:p text:style-name="P2"><text:span text:style-name="T1">next kw&gt; future; method: 1st hop - 2nd hop</text:span></text:p>
      <text:p text:style-name="P3"/>
      <text:p text:style-name="P2"><text:span text:style-name="T1">Tbot&gt;&gt; yes there is one near my house. i will try to visit someday.</text:span></text:p>
      <text:p text:style-name="P2"><text:span text:style-name="T1">Blender&gt;&gt; <text:s/>I hope you do! It's a great place to eat. It's so tasty!</text:span></text:p>
      <text:p text:style-name="P3"/>
      <text:p text:style-name="P2"><text:span text:style-name="T1">current kw&gt; place</text:span></text:p>
      <text:p text:style-name="P2"><text:span text:style-name="T1">next kw&gt; travel; method: 1st hop - 2nd hop</text:span></text:p>
      <text:p text:style-name="P3"/>
      <text:p text:style-name="P2"><text:span text:style-name="T1">Tbot&gt;&gt; i have been to italy many times. it is my favorite place to visit.</text:span></text:p>
      <text:p text:style-name="P2"><text:span text:style-name="T1">Blender&gt;&gt; <text:s/>I've never been to Italy, but I'd love to go one day. What's your favorite thing about it?</text:span></text:p>
      <text:p text:style-name="P3"/>
      <text:p text:style-name="P2"><text:span text:style-name="T1">current kw&gt; day</text:span></text:p>
      <text:p text:style-name="P2"><text:span text:style-name="T1">next kw&gt; tree; method: 1st hop - 2nd hop</text:span></text:p>
      <text:p text:style-name="P3"/>
      <text:p text:style-name="P2"><text:span text:style-name="T1">Tbot&gt;&gt; i like to read a lot. i am a big fan of the book of the same name.</text:span></text:p>
      <text:p text:style-name="P2"><text:span text:style-name="T1">Blender&gt;&gt; <text:s/>I love to read too! I've been reading a lot of Stephen King lately. Have you read any of his books?</text:span></text:p>
      <text:p text:style-name="P3"/>
      <text:p text:style-name="P2"><text:span text:style-name="T1">------------------------------------------------------------------------------------------------</text:span></text:p>
      <text:p text:style-name="P2"><text:span text:style-name="T1">target&gt; burger</text:span></text:p>
      <text:p text:style-name="P3"/>
      <text:p text:style-name="P2"><text:span text:style-name="T1">user&gt;&gt; i am a spiderman fan</text:span></text:p>
      <text:p text:style-name="P3"/>
      <text:p text:style-name="P2"><text:soft-page-break/><text:span text:style-name="T1">current kw&gt; spiderman</text:span></text:p>
      <text:p text:style-name="P2"><text:span text:style-name="T1">next kw&gt; slang; method: 1st hop - 2nd hop</text:span></text:p>
      <text:p text:style-name="P3"/>
      <text:p text:style-name="P2"><text:span text:style-name="T1">Tbot&gt;&gt; that is cool. i like to eat green beans and watch cartoons</text:span></text:p>
      <text:p text:style-name="P2"><text:span text:style-name="T1">Blender&gt;&gt; <text:s/>I love green bean soup. <text:s/>It's one of my favorite things to eat.</text:span></text:p>
      <text:p text:style-name="P3"/>
      <text:p text:style-name="P2"><text:span text:style-name="T1">current kw&gt; bean</text:span></text:p>
      <text:p text:style-name="P2"><text:span text:style-name="T1">next kw&gt; food; method: 1st hop - 1st hop</text:span></text:p>
      <text:p text:style-name="P3"/>
      <text:p text:style-name="P2"><text:span text:style-name="T1">Tbot&gt;&gt; i am not a big fan of green beans</text:span></text:p>
      <text:p text:style-name="P2"><text:span text:style-name="T1">Blender&gt;&gt; <text:s/>I'm not a huge fan of them either, but I like them in soups and stews.</text:span></text:p>
      <text:p text:style-name="P3"/>
      <text:p text:style-name="P2"><text:span text:style-name="T1">current kw&gt; soup</text:span></text:p>
      <text:p text:style-name="P2"><text:span text:style-name="T1">next kw&gt; sandwich; method: 1st hop - 1st hop</text:span></text:p>
      <text:p text:style-name="P3"/>
      <text:p text:style-name="P2"><text:span text:style-name="T1">Tbot&gt;&gt; i love green beans too, but i do not like them.</text:span></text:p>
      <text:p text:style-name="P2"><text:span text:style-name="T1">Blender&gt;&gt; <text:s/>I don't like them either. <text:s/>I think it's because I'm allergic to beans.</text:span></text:p>
      <text:p text:style-name="P3"/>
      <text:p text:style-name="P2"><text:span text:style-name="T1">current kw&gt; bean</text:span></text:p>
      <text:p text:style-name="P2"><text:span text:style-name="T1">next kw&gt; food; method: 1st hop - 1st hop</text:span></text:p>
      <text:p text:style-name="P3"/>
      <text:p text:style-name="P2"><text:span text:style-name="T1">Tbot&gt;&gt; do you like to eat green beans?</text:span></text:p>
      <text:p text:style-name="P2"><text:span text:style-name="T1">Blender&gt;&gt; <text:s/>Yes, I love them. <text:s/>They're one of my favorite foods. <text:s/>Do you like them?</text:span></text:p>
      <text:p text:style-name="P3"/>
      <text:p text:style-name="P2"><text:span text:style-name="T1">current kw&gt; food</text:span></text:p>
      <text:p text:style-name="P2"><text:span text:style-name="T1">next kw&gt; burger; method: 1st hop - 1st hop</text:span></text:p>
      <text:p text:style-name="P3"/>
      <text:p text:style-name="P2"><text:soft-page-break/><text:span text:style-name="T1">Tbot&gt;&gt; yes i do like them. i like them too</text:span></text:p>
      <text:p text:style-name="P2"><text:span text:style-name="T1">Blender&gt;&gt; <text:s/>I do. <text:s/>It's one of the most popular foods in the world. <text:s/>What else do you like?</text:span></text:p>
      <text:p text:style-name="P3"/>
      <text:p text:style-name="P2"><text:span text:style-name="T1">current kw&gt; food</text:span></text:p>
      <text:p text:style-name="P2"><text:span text:style-name="T1">next kw&gt; burger; method: 1st hop - 1st hop</text:span></text:p>
      <text:p text:style-name="P3"/>
      <text:p text:style-name="P2"><text:span text:style-name="T1">Tbot&gt;&gt; i like to bake, i like to make cookies and cakes</text:span></text:p>
      <text:p text:style-name="P2"><text:span text:style-name="T1">Blender&gt;&gt; <text:s/>I love baking too. <text:s/>I love to make cakes and cookies. <text:s/>How long have you been baking?</text:span></text:p>
      <text:p text:style-name="P3"/>
      <text:p text:style-name="P2"><text:span text:style-name="T1">current kw&gt; cookie</text:span></text:p>
      <text:p text:style-name="P2"><text:span text:style-name="T1">next kw&gt; food; method: 1st hop - 1st hop</text:span></text:p>
      <text:p text:style-name="P3"/>
      <text:p text:style-name="P2"><text:span text:style-name="T1">Tbot&gt;&gt; i love to bake too!!!</text:span></text:p>
      <text:p text:style-name="P2"><text:span text:style-name="T1">Blender&gt;&gt; <text:s/>I've been baker since I was a little girl. <text:s/>My grandmother taught me.</text:span></text:p>
      <text:p text:style-name="P3"/>
      <text:p text:style-name="P2"><text:span text:style-name="T1">current kw&gt; baker</text:span></text:p>
      <text:p text:style-name="P2"><text:span text:style-name="T1">next kw&gt; bread; method: 1st hop - 2nd hop</text:span></text:p>
      <text:p text:style-name="P3"/>
      <text:p text:style-name="P2"><text:span text:style-name="T1">Tbot&gt;&gt; i do not bake but i love to cook for my family.</text:span></text:p>
      <text:p text:style-name="P2"><text:span text:style-name="T1">Blender&gt;&gt; <text:s/>That That's cool. <text:s/>Do you bake for a living or just for fun?</text:span></text:p>
      <text:p text:style-name="P3"/>
      <text:p text:style-name="P2"><text:span text:style-name="T1">------------------------------------------------------------------------------------------------</text:span></text:p>
      <text:p text:style-name="P2"><text:span text:style-name="T1">target&gt; helicopter</text:span></text:p>
      <text:p text:style-name="P3"/>
      <text:p text:style-name="P2"><text:span text:style-name="T1">user&gt;&gt; do you believe in god</text:span></text:p>
      <text:p text:style-name="P3"/>
      <text:p text:style-name="P2"><text:span text:style-name="T1">current kw&gt; believe</text:span></text:p>
      <text:p text:style-name="P2"><text:soft-page-break/><text:span text:style-name="T1">next kw&gt; fly; method: 1st hop - 1st hop</text:span></text:p>
      <text:p text:style-name="P3"/>
      <text:p text:style-name="P2"><text:span text:style-name="T1">Tbot&gt;&gt; i do not believe in him, but i do believe in love.</text:span></text:p>
      <text:p text:style-name="P2"><text:span text:style-name="T1">Blender&gt;&gt; <text:s/>I believe in God, but I don't believe in the supernatural. <text:s/>Do you?</text:span></text:p>
      <text:p text:style-name="P3"/>
      <text:p text:style-name="P2"><text:span text:style-name="T1">current kw&gt; believe</text:span></text:p>
      <text:p text:style-name="P2"><text:span text:style-name="T1">next kw&gt; fly; method: 1st hop - 1st hop</text:span></text:p>
      <text:p text:style-name="P3"/>
      <text:p text:style-name="P2"><text:span text:style-name="T1">Tbot&gt;&gt; i have not thought about that. i have not really done much of that.</text:span></text:p>
      <text:p text:style-name="P2"><text:span text:style-name="T1">Blender&gt;&gt; <text:s/>I have. <text:s/>I believe that there is something out there that is out there for everyone.</text:span></text:p>
      <text:p text:style-name="P3"/>
      <text:p text:style-name="P2"><text:span text:style-name="T1">current kw&gt; believe</text:span></text:p>
      <text:p text:style-name="P2"><text:span text:style-name="T1">next kw&gt; fly; method: 1st hop - 1st hop</text:span></text:p>
      <text:p text:style-name="P3"/>
      <text:p text:style-name="P2"><text:span text:style-name="T1">Tbot&gt;&gt; i am not sure. i think i will try to do that.</text:span></text:p>
      <text:p text:style-name="P2"><text:span text:style-name="T1">Blender&gt;&gt; <text:s/>I hope you do. <text:s/>There is no reason not to try. <text:s/>You never know what could happen.</text:span></text:p>
      <text:p text:style-name="P3"/>
      <text:p text:style-name="P2"><text:span text:style-name="T1">current kw&gt; reason</text:span></text:p>
      <text:p text:style-name="P2"><text:span text:style-name="T1">next kw&gt; ground; method: 1st hop - 2nd hop</text:span></text:p>
      <text:p text:style-name="P3"/>
      <text:p text:style-name="P2"><text:span text:style-name="T1">Tbot&gt;&gt; i like to read books. i will read to you and i love to read to him.</text:span></text:p>
      <text:p text:style-name="P2"><text:span text:style-name="T1">Blender&gt;&gt; <text:s/>That is great. <text:s/>Reading is a great way to pass the time. <text:s/>What is your favorite book?</text:span></text:p>
      <text:p text:style-name="P3"/>
      <text:p text:style-name="P2"><text:span text:style-name="T1">current kw&gt; time</text:span></text:p>
      <text:p text:style-name="P2"><text:span text:style-name="T1">next kw&gt; slang; method: 1st hop - 1st hop</text:span></text:p>
      <text:p text:style-name="P3"/>
      <text:p text:style-name="P2"><text:span text:style-name="T1">Tbot&gt;&gt; i do not know. i like to think about italian food.</text:span></text:p>
      <text:p text:style-name="P2"><text:soft-page-break/><text:span text:style-name="T1">Blender&gt;&gt; <text:s/>I love Italian too. <text:s/>I love pasta. <text:s/>My favorite is spaghetti and meatballs.</text:span></text:p>
      <text:p text:style-name="P3"/>
      <text:p text:style-name="P2"><text:span text:style-name="T1">current kw&gt; favorite</text:span></text:p>
      <text:p text:style-name="P2"><text:span text:style-name="T1">next kw&gt; like; method: 1st hop - 2nd hop</text:span></text:p>
      <text:p text:style-name="P3"/>
      <text:p text:style-name="P2"><text:span text:style-name="T1">Tbot&gt;&gt; i really like italian. do you like to eat pasta?</text:span></text:p>
      <text:p text:style-name="P2"><text:span text:style-name="T1">Blender&gt;&gt; <text:s/>I do. <text:s/>It is one of my favorite foods. <text:s/>Do you have a favorite food?</text:span></text:p>
      <text:p text:style-name="P3"/>
      <text:p text:style-name="P2"><text:span text:style-name="T1">current kw&gt; food</text:span></text:p>
      <text:p text:style-name="P2"><text:span text:style-name="T1">next kw&gt; fly; method: 1st hop - 1st hop</text:span></text:p>
      <text:p text:style-name="P3"/>
      <text:p text:style-name="P2"><text:span text:style-name="T1">Tbot&gt;&gt; i like to cook italian. i do not eat pasta but i love to eat italian, i am trying to learn to cook too</text:span></text:p>
      <text:p text:style-name="P2"><text:span text:style-name="T1">Blender&gt;&gt; <text:s/>I like pasta as well. <text:s/>What is your favorite type of pasta to cook?</text:span></text:p>
      <text:p text:style-name="P3"/>
      <text:p text:style-name="P2"><text:span text:style-name="T1">current kw&gt; type</text:span></text:p>
      <text:p text:style-name="P2"><text:span text:style-name="T1">next kw&gt; maple; method: 1st hop - 1st hop</text:span></text:p>
      <text:p text:style-name="P3"/>
      <text:p text:style-name="P2"><text:span text:style-name="T1">Tbot&gt;&gt; i love italian, it is my favorite, i love it.</text:span></text:p>
      <text:p text:style-name="P2"><text:span text:style-name="T1">Blender&gt;&gt; <text:s/>I love pasta too. <text:s/>I like to make spaghetti and meatballs. <text:s/>How about you?</text:span></text:p>
      <text:p text:style-name="P3"/>
      <text:p text:style-name="P2"><text:span text:style-name="T1">------------------------------------------------------------------------------------------------</text:span></text:p>
      <text:p text:style-name="P2"><text:span text:style-name="T1">target&gt; freedom</text:span></text:p>
      <text:p text:style-name="P3"/>
      <text:p text:style-name="P2"><text:span text:style-name="T1">user&gt;&gt; i am going for a trip</text:span></text:p>
      <text:p text:style-name="P3"/>
      <text:p text:style-name="P2"><text:span text:style-name="T1">current kw&gt; trip</text:span></text:p>
      <text:p text:style-name="P2"><text:span text:style-name="T1">next kw&gt; vacation; method: 1st hop - 1st hop</text:span></text:p>
      <text:p text:style-name="P3"><text:soft-page-break/></text:p>
      <text:p text:style-name="P2"><text:span text:style-name="T1">Tbot&gt;&gt; oh that sounds fun! where are you going?</text:span></text:p>
      <text:p text:style-name="P2"><text:span text:style-name="T1">Blender&gt;&gt; <text:s/>I am going to the beach! I can't wait to get out of the house!</text:span></text:p>
      <text:p text:style-name="P3"/>
      <text:p text:style-name="P2"><text:span text:style-name="T1">current kw&gt; beach</text:span></text:p>
      <text:p text:style-name="P2"><text:span text:style-name="T1">next kw&gt; vacations; method: 1st hop - 2nd hop</text:span></text:p>
      <text:p text:style-name="P3"/>
      <text:p text:style-name="P2"><text:span text:style-name="T1">Tbot&gt;&gt; that sounds fun! i love the beach. i go there with my friends and family often.</text:span></text:p>
      <text:p text:style-name="P2"><text:span text:style-name="T1">Blender&gt;&gt; <text:s/>I love it too! It's so peaceful and relaxing. I hope you have a great time!</text:span></text:p>
      <text:p text:style-name="P3"/>
      <text:p text:style-name="P2"><text:span text:style-name="T1">current kw&gt; time</text:span></text:p>
      <text:p text:style-name="P2"><text:span text:style-name="T1">next kw&gt; leisure; method: 1st hop - 1st hop</text:span></text:p>
      <text:p text:style-name="P3"/>
      <text:p text:style-name="P2"><text:span text:style-name="T1">Tbot&gt;&gt; yes, it is! i like to go with my family and friends, what do you do for fun?</text:span></text:p>
      <text:p text:style-name="P2"><text:span text:style-name="T1">Blender&gt;&gt; <text:s/>I like to play video games and watch movies. What do you like to do for entertainment?</text:span></text:p>
      <text:p text:style-name="P3"/>
      <text:p text:style-name="P2"><text:span text:style-name="T1">current kw&gt; entertainment</text:span></text:p>
      <text:p text:style-name="P2"><text:span text:style-name="T1">next kw&gt; book; method: 1st hop - 1st hop</text:span></text:p>
      <text:p text:style-name="P3"/>
      <text:p text:style-name="P2"><text:span text:style-name="T1">Tbot&gt;&gt; i love to read, i am really into history.</text:span></text:p>
      <text:p text:style-name="P2"><text:span text:style-name="T1">Blender&gt;&gt; <text:s/>I enjoy reading as well. What is your favorite historical book? I like the classics.</text:span></text:p>
      <text:p text:style-name="P3"/>
      <text:p text:style-name="P2"><text:span text:style-name="T1">current kw&gt; book</text:span></text:p>
      <text:p text:style-name="P2"><text:span text:style-name="T1">next kw&gt; freedom; method: 1st hop - 1st hop</text:span></text:p>
      <text:p text:style-name="P3"/>
      <text:p text:style-name="P2"><text:span text:style-name="T1">Tbot&gt;&gt; i am more of a history buff than anything. i like fiction. i am reading a biography of germany right now</text:span></text:p>
      <text:p text:style-name="P2"><text:span text:style-name="T1">Blender&gt;&gt; <text:s/>That's cool. I like historical fiction too. Do you have any favorite authors?</text:span></text:p>
      <text:p text:style-name="P3"><text:soft-page-break/></text:p>
      <text:p text:style-name="P2"><text:span text:style-name="T1">current kw&gt; author</text:span></text:p>
      <text:p text:style-name="P2"><text:span text:style-name="T1">next kw&gt; book; method: 1st hop - 1st hop</text:span></text:p>
      <text:p text:style-name="P3"/>
      <text:p text:style-name="P2"><text:span text:style-name="T1">Tbot&gt;&gt; i do not read much. i am more into movies, my mom is an author and my dad is a car salesman</text:span></text:p>
      <text:p text:style-name="P2"><text:span text:style-name="T1">Blender&gt;&gt; <text:s/>I like movies too. My favorite movie of all time is The Godfather Part II. Have you seen it?</text:span></text:p>
      <text:p text:style-name="P3"/>
      <text:p text:style-name="P2"><text:span text:style-name="T1">current kw&gt; time</text:span></text:p>
      <text:p text:style-name="P2"><text:span text:style-name="T1">next kw&gt; leisure; method: 1st hop - 1st hop</text:span></text:p>
      <text:p text:style-name="P3"/>
      <text:p text:style-name="P2"><text:span text:style-name="T1">Tbot&gt;&gt; i have not seen it yet. i like to read. do</text:span></text:p>
      <text:p text:style-name="P2"><text:span text:style-name="T1">Blender&gt;&gt; <text:s/>I love to read too. What is your favorite genre? Mine is historical romance.</text:span></text:p>
      <text:p text:style-name="P3"/>
      <text:p text:style-name="P2"><text:span text:style-name="T1">current kw&gt; romance</text:span></text:p>
      <text:p text:style-name="P2"><text:span text:style-name="T1">next kw&gt; book; method: 1st hop - 1st hop</text:span></text:p>
      <text:p text:style-name="P3"/>
      <text:p text:style-name="P2"><text:span text:style-name="T1">Tbot&gt;&gt; i like to watch movies when i have time. i like the godfather. i also like to cook.</text:span></text:p>
      <text:p text:style-name="P2"><text:span text:style-name="T1">Blender&gt;&gt; <text:s/>I also love to cook! I like to bake a lot. Do you have a favorite cuisine?</text:span></text:p>
      <text:p text:style-name="P3"/>
      <text:p text:style-name="P2"><text:span text:style-name="T1">------------------------------------------------------------------------------------------------</text:span></text:p>
      <text:p text:style-name="P2"><text:span text:style-name="T1">target&gt; finance</text:span></text:p>
      <text:p text:style-name="P3"/>
      <text:p text:style-name="P2"><text:span text:style-name="T1">user&gt;&gt; my friend is admitted in hospital</text:span></text:p>
      <text:p text:style-name="P3"/>
      <text:p text:style-name="P2"><text:span text:style-name="T1">current kw&gt; friend</text:span></text:p>
      <text:p text:style-name="P2"><text:span text:style-name="T1">next kw&gt; call; method: 1st hop - 1st hop</text:span></text:p>
      <text:p text:style-name="P3"/>
      <text:p text:style-name="P2"><text:soft-page-break/><text:span text:style-name="T1">Tbot&gt;&gt; oh no. i hope she is okay.</text:span></text:p>
      <text:p text:style-name="P2"><text:span text:style-name="T1">Blender&gt;&gt; <text:s/>She is, thank you. <text:s/>It was a long time ago, but it still stings.</text:span></text:p>
      <text:p text:style-name="P3"/>
      <text:p text:style-name="P2"><text:span text:style-name="T1">current kw&gt; time</text:span></text:p>
      <text:p text:style-name="P2"><text:span text:style-name="T1">next kw&gt; money; method: 1st hop - 1st hop</text:span></text:p>
      <text:p text:style-name="P3"/>
      <text:p text:style-name="P2"><text:span text:style-name="T1">Tbot&gt;&gt; i am sorry. money does not help much.</text:span></text:p>
      <text:p text:style-name="P2"><text:span text:style-name="T1">Blender&gt;&gt; <text:s/>I know. <text:s/>I wish I could help her, but I don't know what to do.</text:span></text:p>
      <text:p text:style-name="P3"/>
      <text:p text:style-name="P2"><text:span text:style-name="T1">current kw&gt; help</text:span></text:p>
      <text:p text:style-name="P2"><text:span text:style-name="T1">next kw&gt; profit; method: 1st hop - 1st hop</text:span></text:p>
      <text:p text:style-name="P3"/>
      <text:p text:style-name="P2"><text:span text:style-name="T1">Tbot&gt;&gt; yeah it is not easy to make money.</text:span></text:p>
      <text:p text:style-name="P2"><text:span text:style-name="T1">Blender&gt;&gt; <text:s/>I am sure it isn't. <text:s/>Hopefully she will be able to find a new job soon.</text:span></text:p>
      <text:p text:style-name="P3"/>
      <text:p text:style-name="P2"><text:span text:style-name="T1">current kw&gt; job</text:span></text:p>
      <text:p text:style-name="P2"><text:span text:style-name="T1">next kw&gt; treasurer; method: 1st hop - 1st hop</text:span></text:p>
      <text:p text:style-name="P3"/>
      <text:p text:style-name="P2"><text:span text:style-name="T1">Tbot&gt;&gt; i think she should not have kids, she is too old for them.</text:span></text:p>
      <text:p text:style-name="P2"><text:span text:style-name="T1">Blender&gt;&gt; <text:s/>I think so too. <text:s/>She is only in her early 20s. <text:s/>It is hard for me to imagine not being able to take care of her.</text:span></text:p>
      <text:p text:style-name="P3"/>
      <text:p text:style-name="P2"><text:span text:style-name="T1">current kw&gt; care</text:span></text:p>
      <text:p text:style-name="P2"><text:span text:style-name="T1">next kw&gt; issue; method: 1st hop - 1st hop</text:span></text:p>
      <text:p text:style-name="P3"/>
      <text:p text:style-name="P2"><text:span text:style-name="T1">Tbot&gt;&gt; i know. i am sorry to hear that.</text:span></text:p>
      <text:p text:style-name="P2"><text:span text:style-name="T1">Blender&gt;&gt; <text:s/>I know, I wish I could help her, but I have no idea what to do.</text:span></text:p>
      <text:p text:style-name="P3"/>
      <text:p text:style-name="P2"><text:soft-page-break/><text:span text:style-name="T1">current kw&gt; idea</text:span></text:p>
      <text:p text:style-name="P2"><text:span text:style-name="T1">next kw&gt; subscribe; method: 1st hop - 1st hop</text:span></text:p>
      <text:p text:style-name="P3"/>
      <text:p text:style-name="P2"><text:span text:style-name="T1">Tbot&gt;&gt; what do you do for fun. i am an accountant. what do you like to do?</text:span></text:p>
      <text:p text:style-name="P2"><text:span text:style-name="T1">Blender&gt;&gt; <text:s/>I like to play video games. <text:s/>What about you? <text:s/>Do you have any hobbies?</text:span></text:p>
      <text:p text:style-name="P3"/>
      <text:p text:style-name="P2"><text:span text:style-name="T1">current kw&gt; hobby</text:span></text:p>
      <text:p text:style-name="P2"><text:span text:style-name="T1">next kw&gt; interest; method: 1st hop - 1st hop</text:span></text:p>
      <text:p text:style-name="P3"/>
      <text:p text:style-name="P2"><text:span text:style-name="T1">Tbot&gt;&gt; i do not really have time for fun, i work alot of hours at the hospital</text:span></text:p>
      <text:p text:style-name="P2"><text:span text:style-name="T1">Blender&gt;&gt; <text:s/>I do not have a lot of free time either. <text:s/>I spend most of my time with my family.</text:span></text:p>
      <text:p text:style-name="P3"/>
      <text:p text:style-name="P2"><text:span text:style-name="T1">current kw&gt; family</text:span></text:p>
      <text:p text:style-name="P2"><text:span text:style-name="T1">next kw&gt; support; method: 1st hop - 1st hop</text:span></text:p>
      <text:p text:style-name="P3"/>
      <text:p text:style-name="P2"><text:span text:style-name="T1">Tbot&gt;&gt; i am an actress so i am not much for fun either, i am a stay at home mom</text:span></text:p>
      <text:p text:style-name="P2"><text:span text:style-name="T1">Blender&gt;&gt; <text:s/>That's cool. <text:s/>How long have you been a stay-at-home mom?</text:span></text:p>
      <text:p text:style-name="P3"/>
      <text:p text:style-name="P2"><text:span text:style-name="T1">------------------------------------------------------------------------------------------------</text:span></text:p>
      <text:p text:style-name="P2"><text:span text:style-name="T1">target&gt; salary</text:span></text:p>
      <text:p text:style-name="P3"/>
      <text:p text:style-name="P2"><text:span text:style-name="T1">user&gt;&gt; i do not watch movies</text:span></text:p>
      <text:p text:style-name="P3"/>
      <text:p text:style-name="P2"><text:span text:style-name="T1">current kw&gt; movie</text:span></text:p>
      <text:p text:style-name="P2"><text:span text:style-name="T1">next kw&gt; moving; method: 1st hop - 2nd hop</text:span></text:p>
      <text:p text:style-name="P3"/>
      <text:p text:style-name="P2"><text:span text:style-name="T1">Tbot&gt;&gt; oh i see. do you like to travel?</text:span></text:p>
      <text:p text:style-name="P2"><text:soft-page-break/><text:span text:style-name="T1">Blender&gt;&gt; <text:s/>I do, but I don't have a lot of money to do it. <text:s/>What about you?</text:span></text:p>
      <text:p text:style-name="P3"/>
      <text:p text:style-name="P2"><text:span text:style-name="T1">current kw&gt; money</text:span></text:p>
      <text:p text:style-name="P2"><text:span text:style-name="T1">next kw&gt; salary; method: 1st hop - 1st hop</text:span></text:p>
      <text:p text:style-name="P3"/>
      <text:p text:style-name="P2"><text:span text:style-name="T1">Tbot&gt;&gt; i am very rich. i would love to travel more but i have to work.</text:span></text:p>
      <text:p text:style-name="P2"><text:span text:style-name="T1">Blender&gt;&gt; <text:s/>I would like to be rich too. <text:s/>I'd love to be able to travel the world and see as many places as I can.</text:span></text:p>
      <text:p text:style-name="P3"/>
      <text:p text:style-name="P2"><text:span text:style-name="T1">current kw&gt; world</text:span></text:p>
      <text:p text:style-name="P2"><text:span text:style-name="T1">next kw&gt; trade; method: 1st hop - 2nd hop</text:span></text:p>
      <text:p text:style-name="P3"/>
      <text:p text:style-name="P2"><text:span text:style-name="T1">Tbot&gt;&gt; i would like that too, but i do not have the money i am poor</text:span></text:p>
      <text:p text:style-name="P2"><text:span text:style-name="T1">Blender&gt;&gt; <text:s/>I'm sorry to hear that. <text:s/>Do you have any hobbies that you enjoy?</text:span></text:p>
      <text:p text:style-name="P3"/>
      <text:p text:style-name="P2"><text:span text:style-name="T1">current kw&gt; hobby</text:span></text:p>
      <text:p text:style-name="P2"><text:span text:style-name="T1">next kw&gt; job; method: 1st hop - 1st hop</text:span></text:p>
      <text:p text:style-name="P3"/>
      <text:p text:style-name="P2"><text:span text:style-name="T1">Tbot&gt;&gt; i do, i like to sing, but i am not rich i want to be.</text:span></text:p>
      <text:p text:style-name="P2"><text:span text:style-name="T1">Blender&gt;&gt; <text:s/>I love to sing as well. <text:s/>What kind of music do you like to listen to?</text:span></text:p>
      <text:p text:style-name="P3"/>
      <text:p text:style-name="P2"><text:span text:style-name="T1">current kw&gt; music</text:span></text:p>
      <text:p text:style-name="P2"><text:span text:style-name="T1">next kw&gt; gig; method: 1st hop - 2nd hop</text:span></text:p>
      <text:p text:style-name="P3"/>
      <text:p text:style-name="P2"><text:span text:style-name="T1">Tbot&gt;&gt; i love rock and roll. i am an artist. i like country and jazz.</text:span></text:p>
      <text:p text:style-name="P2"><text:span text:style-name="T1">Blender&gt;&gt; <text:s/>I like all kinds of music. <text:s/>My favorite band is Led Zeppelin. <text:s/>Have you heard of them?</text:span></text:p>
      <text:p text:style-name="P3"/>
      <text:p text:style-name="P2"><text:span text:style-name="T1">current kw&gt; band</text:span></text:p>
      <text:p text:style-name="P2"><text:soft-page-break/><text:span text:style-name="T1">next kw&gt; money; method: 1st hop - 1st hop</text:span></text:p>
      <text:p text:style-name="P3"/>
      <text:p text:style-name="P2"><text:span text:style-name="T1">Tbot&gt;&gt; i have not. i have been focusing on my job since i have no money.</text:span></text:p>
      <text:p text:style-name="P2"><text:span text:style-name="T1">Blender&gt;&gt; <text:s/>I'm sorry to hear that. <text:s/>Do you have any hobbies that you enjoy?</text:span></text:p>
      <text:p text:style-name="P3"/>
      <text:p text:style-name="P2"><text:span text:style-name="T1">current kw&gt; hobby</text:span></text:p>
      <text:p text:style-name="P2"><text:span text:style-name="T1">next kw&gt; job; method: 1st hop - 1st hop</text:span></text:p>
      <text:p text:style-name="P3"/>
      <text:p text:style-name="P2"><text:span text:style-name="T1">Tbot&gt;&gt; i do not have any. i do not work and i have a part time job at a grocery store.</text:span></text:p>
      <text:p text:style-name="P2"><text:span text:style-name="T1">Blender&gt;&gt; <text:s/>I see. <text:s/>What do you like to do in your spare time? <text:s/>I like to play video games.</text:span></text:p>
      <text:p text:style-name="P3"/>
      <text:p text:style-name="P2"><text:span text:style-name="T1">current kw&gt; game</text:span></text:p>
      <text:p text:style-name="P2"><text:span text:style-name="T1">next kw&gt; work; method: 1st hop - 1st hop</text:span></text:p>
      <text:p text:style-name="P3"/>
      <text:p text:style-name="P2"><text:span text:style-name="T1">Tbot&gt;&gt; i like to read and spend time with my dog and eat chocolate cake.</text:span></text:p>
      <text:p text:style-name="P2"><text:span text:style-name="T1">Blender&gt;&gt; <text:s/>I love chocolate cake! <text:s/>What is your favorite flavor? <text:s/>Mine is strawberry.</text:span></text:p>
      <text:p text:style-name="P3"/>
      <text:p text:style-name="P2"><text:span text:style-name="T1">------------------------------------------------------------------------------------------------</text:span></text:p>
      <text:p text:style-name="P2"><text:span text:style-name="T1">target&gt; transport</text:span></text:p>
      <text:p text:style-name="P3"/>
      <text:p text:style-name="P2"><text:span text:style-name="T1">user&gt;&gt; i do not like to travel via aeroplane</text:span></text:p>
      <text:p text:style-name="P3"/>
      <text:p text:style-name="P2"><text:span text:style-name="T1">current kw&gt; aeroplane</text:span></text:p>
      <text:p text:style-name="P2"><text:span text:style-name="T1">next kw&gt; cargo; method: 1st hop - 1st hop</text:span></text:p>
      <text:p text:style-name="P3"/>
      <text:p text:style-name="P2"><text:span text:style-name="T1">Tbot&gt;&gt; i have a job at a factory making boxes</text:span></text:p>
      <text:p text:style-name="P2"><text:span text:style-name="T1">Blender&gt;&gt; <text:s/>I don't blame you, that sounds like a lot of work. What do you do for fun?</text:span></text:p>
      <text:p text:style-name="P3"><text:soft-page-break/></text:p>
      <text:p text:style-name="P2"><text:span text:style-name="T1">current kw&gt; work</text:span></text:p>
      <text:p text:style-name="P2"><text:span text:style-name="T1">next kw&gt; move; method: 1st hop - 1st hop</text:span></text:p>
      <text:p text:style-name="P3"/>
      <text:p text:style-name="P2"><text:span text:style-name="T1">Tbot&gt;&gt; i love to move around the country and see different things</text:span></text:p>
      <text:p text:style-name="P2"><text:span text:style-name="T1">Blender&gt;&gt; <text:s/>That sounds like fun. Do you have any hobbies that you do in your spare time?</text:span></text:p>
      <text:p text:style-name="P3"/>
      <text:p text:style-name="P2"><text:span text:style-name="T1">current kw&gt; hobby</text:span></text:p>
      <text:p text:style-name="P2"><text:span text:style-name="T1">next kw&gt; railroad; method: 1st hop - 1st hop</text:span></text:p>
      <text:p text:style-name="P3"/>
      <text:p text:style-name="P2"><text:span text:style-name="T1">Tbot&gt;&gt; i like to build things up</text:span></text:p>
      <text:p text:style-name="P2"><text:span text:style-name="T1">Blender&gt;&gt; <text:s/>That's cool. I like to play video games and watch movies. What kind of things do you build?</text:span></text:p>
      <text:p text:style-name="P3"/>
      <text:p text:style-name="P2"><text:span text:style-name="T1">current kw&gt; movie</text:span></text:p>
      <text:p text:style-name="P2"><text:span text:style-name="T1">next kw&gt; moving; method: 1st hop - 1st hop</text:span></text:p>
      <text:p text:style-name="P3"/>
      <text:p text:style-name="P2"><text:span text:style-name="T1">Tbot&gt;&gt; i am really into the whole making of houses thing</text:span></text:p>
      <text:p text:style-name="P2"><text:span text:style-name="T1">Blender&gt;&gt; <text:s/>That is awesome. I wish I had the patience to do that. What do you like to make?</text:span></text:p>
      <text:p text:style-name="P3"/>
      <text:p text:style-name="P2"><text:span text:style-name="T1">current kw&gt; patience</text:span></text:p>
      <text:p text:style-name="P2"><text:span text:style-name="T1">next kw&gt; cooking; method: 1st hop - 2nd hop</text:span></text:p>
      <text:p text:style-name="P3"/>
      <text:p text:style-name="P2"><text:span text:style-name="T1">Tbot&gt;&gt; i love to cook. i am a chef</text:span></text:p>
      <text:p text:style-name="P2"><text:span text:style-name="T1">Blender&gt;&gt; <text:s/>I love to bake. I'm not very good at cooking, but I enjoy it. What is your favorite thing to cook?</text:span></text:p>
      <text:p text:style-name="P3"/>
      <text:p text:style-name="P2"><text:span text:style-name="T1">current kw&gt; cooking</text:span></text:p>
      <text:p text:style-name="P2"><text:span text:style-name="T1">next kw&gt; pipe; method: 1st hop - 1st hop</text:span></text:p>
      <text:p text:style-name="P3"><text:soft-page-break/></text:p>
      <text:p text:style-name="P2"><text:span text:style-name="T1">Tbot&gt;&gt; i like to cook too. i like to eat italian food. what do you do for fun?</text:span></text:p>
      <text:p text:style-name="P2"><text:span text:style-name="T1">Blender&gt;&gt; <text:s/>I like to play video games. I have been playing a lot of Call of Duty lately. What about you?</text:span></text:p>
      <text:p text:style-name="P3"/>
      <text:p text:style-name="P2"><text:span text:style-name="T1">current kw&gt; call</text:span></text:p>
      <text:p text:style-name="P2"><text:span text:style-name="T1">next kw&gt; transmit; method: 1st hop - 1st hop</text:span></text:p>
      <text:p text:style-name="P3"/>
      <text:p text:style-name="P2"><text:span text:style-name="T1">Tbot&gt;&gt; i do not have time for fun. i have a lot more fun baking than cooking.</text:span></text:p>
      <text:p text:style-name="P2"><text:span text:style-name="T1">Blender&gt;&gt; <text:s/>I enjoy baking as well. What kind of things do you like to make?</text:span></text:p>
      <text:p text:style-name="P3"/>
      <text:p text:style-name="P2"><text:span text:style-name="T1">current kw&gt; thing</text:span></text:p>
      <text:p text:style-name="P2"><text:span text:style-name="T1">next kw&gt; transmit; method: 1st hop - 1st hop</text:span></text:p>
      <text:p text:style-name="P3"/>
      <text:p text:style-name="P2"><text:span text:style-name="T1">Tbot&gt;&gt; i am always baking. i love to eat, but i have been baking for i like baking too.</text:span></text:p>
      <text:p text:style-name="P2"><text:span text:style-name="T1">Blender&gt;&gt; <text:s/>I love to bake as well, but I am not very good at it. What is your favorite type of baking?</text:span></text:p>
      <text:p text:style-name="P3"/>
      <text:p text:style-name="P2"><text:span text:style-name="T1">------------------------------------------------------------------------------------------------</text:span></text:p>
      <text:p text:style-name="P2"><text:span text:style-name="T1">target&gt; tourism</text:span></text:p>
      <text:p text:style-name="P3"/>
      <text:p text:style-name="P2"><text:span text:style-name="T1">user&gt;&gt; i love songs by taylor swift</text:span></text:p>
      <text:p text:style-name="P3"/>
      <text:p text:style-name="P2"><text:span text:style-name="T1">current kw&gt; song</text:span></text:p>
      <text:p text:style-name="P2"><text:span text:style-name="T1">next kw&gt; entertainment; method: 1st hop - 2nd hop</text:span></text:p>
      <text:p text:style-name="P3"/>
      <text:p text:style-name="P2"><text:span text:style-name="T1">Tbot&gt;&gt; i love music too. i am a music lover.</text:span></text:p>
      <text:p text:style-name="P2"><text:span text:style-name="T1">Blender&gt;&gt; <text:s/>I love Taylor Swift, she is a great singer and songwriter.</text:span></text:p>
      <text:p text:style-name="P3"/>
      <text:p text:style-name="P2"><text:soft-page-break/><text:span text:style-name="T1">current kw&gt; singer</text:span></text:p>
      <text:p text:style-name="P2"><text:span text:style-name="T1">next kw&gt; pitch; method: 1st hop - 2nd hop</text:span></text:p>
      <text:p text:style-name="P3"/>
      <text:p text:style-name="P2"><text:span text:style-name="T1">Tbot&gt;&gt; i like her music as well. i have a lot of friends that like to sing along with me.</text:span></text:p>
      <text:p text:style-name="P2"><text:span text:style-name="T1">Blender&gt;&gt; <text:s/>I do too, she was born and raised in Nashville, Tennessee.</text:span></text:p>
      <text:p text:style-name="P3"/>
      <text:p text:style-name="P2"><text:span text:style-name="T1">current kw&gt; bear</text:span></text:p>
      <text:p text:style-name="P2"><text:span text:style-name="T1">next kw&gt; transport; method: 1st hop - 2nd hop</text:span></text:p>
      <text:p text:style-name="P3"/>
      <text:p text:style-name="P2"><text:span text:style-name="T1">Tbot&gt;&gt; i am from nashville, where are you from?</text:span></text:p>
      <text:p text:style-name="P2"><text:span text:style-name="T1">Blender&gt;&gt; <text:s/>I am from the Midwest, but I have traveled to TN a few times.</text:span></text:p>
      <text:p text:style-name="P3"/>
      <text:p text:style-name="P2"><text:span text:style-name="T1">current kw&gt; time</text:span></text:p>
      <text:p text:style-name="P2"><text:span text:style-name="T1">next kw&gt; vacation; method: 1st hop - 1st hop</text:span></text:p>
      <text:p text:style-name="P3"/>
      <text:p text:style-name="P2"><text:span text:style-name="T1">Tbot&gt;&gt; i have been there, have you been before? i have been married a few years ago.</text:span></text:p>
      <text:p text:style-name="P2"><text:span text:style-name="T1">Blender&gt;&gt; <text:s/>No, I have never been there. I would love to go one day though. What is your favorite thing about TN?</text:span></text:p>
      <text:p text:style-name="P3"/>
      <text:p text:style-name="P2"><text:span text:style-name="T1">current kw&gt; thing</text:span></text:p>
      <text:p text:style-name="P2"><text:span text:style-name="T1">next kw&gt; place; method: 1st hop - 1st hop</text:span></text:p>
      <text:p text:style-name="P3"/>
      <text:p text:style-name="P2"><text:span text:style-name="T1">Tbot&gt;&gt; the country. i am so happy i moved here. it is a beautiful place.</text:span></text:p>
      <text:p text:style-name="P2"><text:span text:style-name="T1">Blender&gt;&gt; <text:s/>I have heard it is very pretty there. What do you do for a living? I am a graphic designer.</text:span></text:p>
      <text:p text:style-name="P3"/>
      <text:p text:style-name="P2"><text:span text:style-name="T1">current kw&gt; designer</text:span></text:p>
      <text:p text:style-name="P2"><text:span text:style-name="T1">next kw&gt; fashion; method: 1st hop - 2nd hop</text:span></text:p>
      <text:p text:style-name="P3"/>
      <text:p text:style-name="P2"><text:soft-page-break/><text:span text:style-name="T1">Tbot&gt;&gt; i work for a clothing retailer.</text:span></text:p>
      <text:p text:style-name="P2"><text:span text:style-name="T1">Blender&gt;&gt; <text:s/>That sounds like a fun job. Do you enjoy it? <text:s text:c="3"/>I work in IT.</text:span></text:p>
      <text:p text:style-name="P3"/>
      <text:p text:style-name="P2"><text:span text:style-name="T1">current kw&gt; fun</text:span></text:p>
      <text:p text:style-name="P2"><text:span text:style-name="T1">next kw&gt; honeymoon; method: 1st hop - 2nd hop</text:span></text:p>
      <text:p text:style-name="P3"/>
      <text:p text:style-name="P2"><text:span text:style-name="T1">Tbot&gt;&gt; it is. i love it. i am a honeymooner, so i am used to traveling.</text:span></text:p>
      <text:p text:style-name="P2"><text:span text:style-name="T1">Blender&gt;&gt; <text:s/>That's awesome. Where have you traveled to? I have never been out of the United States.</text:span></text:p>
      <text:p text:style-name="P3"/>
      <text:p text:style-name="P2"><text:span text:style-name="T1">current kw&gt; travel</text:span></text:p>
      <text:p text:style-name="P2"><text:span text:style-name="T1">next kw&gt; tourism; method: 1st hop - 1st hop</text:span></text:p>
      <text:p text:style-name="P3"/>
      <text:p text:style-name="P2"><text:span text:style-name="T1">Tbot&gt;&gt; i have not. i love traveling too. i have been to mexico and mexican mexica.</text:span></text:p>
      <text:p text:style-name="P2"><text:span text:style-name="T1">Blender&gt;&gt; <text:s/>I've never been to Mexico, but I'd love to go one day. What did you like most about Mexico?</text:span></text:p>
      <text:p text:style-name="P3"/>
      <text:p text:style-name="P2"><text:span text:style-name="T1">------------------------------------------------------------------------------------------------</text:span></text:p>
      <text:p text:style-name="P2"><text:span text:style-name="T1">target&gt; yoga</text:span></text:p>
      <text:p text:style-name="P3"/>
      <text:p text:style-name="P2"><text:span text:style-name="T1">user&gt;&gt; what is your job timing</text:span></text:p>
      <text:p text:style-name="P3"/>
      <text:p text:style-name="P2"><text:span text:style-name="T1">current kw&gt; timing</text:span></text:p>
      <text:p text:style-name="P2"><text:span text:style-name="T1">next kw&gt; athletic; method: 1st hop - 2nd hop</text:span></text:p>
      <text:p text:style-name="P3"/>
      <text:p text:style-name="P2"><text:span text:style-name="T1">Tbot&gt;&gt; i am a professional athlete, i like to work out and eat healthy</text:span></text:p>
      <text:p text:style-name="P2"><text:span text:style-name="T1">Blender&gt;&gt; <text:s/>That's cool. I'm a personal trainer. What kind of workout do you do?</text:span></text:p>
      <text:p text:style-name="P3"/>
      <text:p text:style-name="P2"><text:span text:style-name="T1">current kw&gt; workout</text:span></text:p>
      <text:p text:style-name="P2"><text:soft-page-break/><text:span text:style-name="T1">next kw&gt; exercise; method: 1st hop - 1st hop</text:span></text:p>
      <text:p text:style-name="P3"/>
      <text:p text:style-name="P2"><text:span text:style-name="T1">Tbot&gt;&gt; i love to run, and eat. i do yoga and marathons.</text:span></text:p>
      <text:p text:style-name="P3"/>
      <text:p text:style-name="P2"><text:span text:style-name="T1">success; 2</text:span></text:p>
      <text:p text:style-name="P3"/>
      <text:p text:style-name="P2"><text:span text:style-name="T1">------------------------------------------------------------------------------------------------</text:span></text:p>
      <text:p text:style-name="P2">target&gt; pasta</text:p>
      <text:p text:style-name="P2"/>
      <text:p text:style-name="P2">user&gt;&gt; i live in usa</text:p>
      <text:p text:style-name="P2"/>
      <text:p text:style-name="P2">current kw&gt; usa</text:p>
      <text:p text:style-name="P2">next kw&gt; money; method: 1st hop - 2nd hop</text:p>
      <text:p text:style-name="P2"/>
      <text:p text:style-name="P2">Tbot&gt;&gt; i do not make much money, i am a stay at home mom.</text:p>
      <text:p text:style-name="P2">Blender&gt;&gt; <text:s/>I'm sorry to hear that. Do you have any hobbies to keep you occupied?</text:p>
      <text:p text:style-name="P2"/>
      <text:p text:style-name="P2">current kw&gt; hobby</text:p>
      <text:p text:style-name="P2">next kw&gt; past; method: 1st hop - 2nd hop</text:p>
      <text:p text:style-name="P2"/>
      <text:p text:style-name="P2">Tbot&gt;&gt; i love to go to the beach and read. i also like to travel</text:p>
      <text:p text:style-name="P2">Blender&gt;&gt; <text:s/>That sounds like a lot of fun. I wish I had the time to travel more. </text:p>
      <text:p text:style-name="P2"/>
      <text:p text:style-name="P2">current kw&gt; fun</text:p>
      <text:p text:style-name="P2">next kw&gt; salsa; method: 1st hop - 2nd hop</text:p>
      <text:p text:style-name="P2"/>
      <text:p text:style-name="P2">Tbot&gt;&gt; yes, i do. i am really into food and love to cook, so i do not have a lot.</text:p>
      <text:p text:style-name="P2"><text:soft-page-break/>Blender&gt;&gt; <text:s/>I like to cook as well. What kind of food do you like to make the most?</text:p>
      <text:p text:style-name="P2"/>
      <text:p text:style-name="P2">current kw&gt; food</text:p>
      <text:p text:style-name="P2">next kw&gt; pasta; method: 1st hop - 1st hop</text:p>
      <text:p text:style-name="P2"/>
      <text:p text:style-name="P2">Tbot&gt;&gt; i like to eat pasta. i love to bake, but my favorite is italian. i make my own.</text:p>
      <text:p text:style-name="P2"/>
      <text:p text:style-name="P1">Success; 4</text:p>
      <text:p text:style-name="P2"/>
      <text:p text:style-name="P2"><text:span text:style-name="T1">------------------------------------------------------------------------------------------------</text:span></text:p>
      <text:p text:style-name="P2"><text:span text:style-name="T1">target&gt; disco</text:span></text:p>
      <text:p text:style-name="P3"/>
      <text:p text:style-name="P2"><text:span text:style-name="T1">user&gt;&gt; what do you do for living</text:span></text:p>
      <text:p text:style-name="P3"/>
      <text:p text:style-name="P2"><text:span text:style-name="T1">current kw&gt; do</text:span></text:p>
      <text:p text:style-name="P2"><text:span text:style-name="T1">next kw&gt; music; method: 1st hop - 1st hop</text:span></text:p>
      <text:p text:style-name="P3"/>
      <text:p text:style-name="P2"><text:span text:style-name="T1">Tbot&gt;&gt; i am a music teacher. i teach high school music.</text:span></text:p>
      <text:p text:style-name="P2"><text:span text:style-name="T1">Blender&gt;&gt; <text:s/>That's awesome! I bet you have a lot of fun teaching music. Do you enjoy it?</text:span></text:p>
      <text:p text:style-name="P3"/>
      <text:p text:style-name="P2"><text:span text:style-name="T1">current kw&gt; music</text:span></text:p>
      <text:p text:style-name="P2"><text:span text:style-name="T1">next kw&gt; disco; method: 1st hop - 1st hop</text:span></text:p>
      <text:p text:style-name="P3"/>
      <text:p text:style-name="P2"><text:span text:style-name="T1">Tbot&gt;&gt; i do, but i like the circus more. i also love to dance.</text:span></text:p>
      <text:p text:style-name="P2"><text:span text:style-name="T1">Blender&gt;&gt; <text:s/>I bet that's an interesting job. What kind of dancing do you like to do?</text:span></text:p>
      <text:p text:style-name="P3"/>
      <text:p text:style-name="P2"><text:span text:style-name="T1">current kw&gt; dancing</text:span></text:p>
      <text:p text:style-name="P2"><text:soft-page-break/><text:span text:style-name="T1">next kw&gt; disco; method: 1st hop - 1st hop</text:span></text:p>
      <text:p text:style-name="P3"/>
      <text:p text:style-name="P2"><text:span text:style-name="T1">Tbot&gt;&gt; i like to dance to country music, and i like to play in the circus.</text:span></text:p>
      <text:p text:style-name="P2"><text:span text:style-name="T1">Blender&gt;&gt; <text:s/>That sounds like a lot more fun than what I do! Do you have any favorite dancers?</text:span></text:p>
      <text:p text:style-name="P3"/>
      <text:p text:style-name="P2"><text:span text:style-name="T1">current kw&gt; dancer</text:span></text:p>
      <text:p text:style-name="P2"><text:span text:style-name="T1">next kw&gt; dance; method: 1st hop - 1st hop</text:span></text:p>
      <text:p text:style-name="P3"/>
      <text:p text:style-name="P2"><text:span text:style-name="T1">Tbot&gt;&gt; i love to practice my dance, i do not have a favorite but i love to try and be the best at it</text:span></text:p>
      <text:p text:style-name="P2"><text:span text:style-name="T1">Blender&gt;&gt; <text:s/>I like to watch theatrical dance, but I'm not very good at it.</text:span></text:p>
      <text:p text:style-name="P3"/>
      <text:p text:style-name="P2"><text:span text:style-name="T1">current kw&gt; dance</text:span></text:p>
      <text:p text:style-name="P2"><text:span text:style-name="T1">next kw&gt; disco; method: 1st hop - 1st hop</text:span></text:p>
      <text:p text:style-name="P3"/>
      <text:p text:style-name="P2"><text:span text:style-name="T1">Tbot&gt;&gt; i do not dance, i like watching the ballet, i am not good at dancing, i love food</text:span></text:p>
      <text:p text:style-name="P2"><text:span text:style-name="T1">Blender&gt;&gt; <text:s/>I love food too! What is your favorite food? I love Italian food.</text:span></text:p>
      <text:p text:style-name="P3"/>
      <text:p text:style-name="P2"><text:span text:style-name="T1">current kw&gt; food</text:span></text:p>
      <text:p text:style-name="P2"><text:span text:style-name="T1">next kw&gt; party; method: 1st hop - 1st hop</text:span></text:p>
      <text:p text:style-name="P3"/>
      <text:p text:style-name="P2"><text:span text:style-name="T1">Tbot&gt;&gt; italian food is my favorite. i love eating italian food!</text:span></text:p>
      <text:p text:style-name="P2"><text:span text:style-name="T1">Blender&gt;&gt; <text:s/>I do too! My favorite is lasagna. Do you like pasta at all?</text:span></text:p>
      <text:p text:style-name="P3"/>
      <text:p text:style-name="P2"><text:span text:style-name="T1">current kw&gt; pasta</text:span></text:p>
      <text:p text:style-name="P2"><text:span text:style-name="T1">next kw&gt; twist; method: 1st hop - 2nd hop</text:span></text:p>
      <text:p text:style-name="P3"/>
      <text:p text:style-name="P2"><text:span text:style-name="T1">Tbot&gt;&gt; yes i love pasta! i am from greece, i love italian. do you like to eat italian!</text:span></text:p>
      <text:p text:style-name="P2"><text:soft-page-break/><text:span text:style-name="T1">Blender&gt;&gt; <text:s/>I'm not a big fan of pasta, but I do love pizza! Do you have any favorite foods?</text:span></text:p>
      <text:p text:style-name="P3"/>
      <text:p text:style-name="P2"><text:span text:style-name="T1">current kw&gt; pizza</text:span></text:p>
      <text:p text:style-name="P2"><text:span text:style-name="T1">next kw&gt; record; method: 1st hop - 2nd hop</text:span></text:p>
      <text:p text:style-name="P3"/>
      <text:p text:style-name="P2"><text:span text:style-name="T1">Tbot&gt;&gt; yes, i do, but i like to play music too</text:span></text:p>
      <text:p text:style-name="P2"><text:span text:style-name="T1">Blender&gt;&gt; <text:s/>I love music! I play the piano. What kind of music do you play?</text:span></text:p>
      <text:p text:style-name="P3"/>
      <text:p text:style-name="P2"><text:span text:style-name="T1">------------------------------------------------------------------------------------------------</text:span></text:p>
      <text:p text:style-name="P2">target&gt; cooking</text:p>
      <text:p text:style-name="P2"/>
      <text:p text:style-name="P2">user&gt;&gt; i am a swimmer</text:p>
      <text:p text:style-name="P2"/>
      <text:p text:style-name="P2">current kw&gt; swimmer</text:p>
      <text:p text:style-name="P2">next kw&gt; duck; method: 1st hop - 2nd hop</text:p>
      <text:p text:style-name="P2"/>
      <text:p text:style-name="P2">Tbot&gt;&gt; do you swim a lot?</text:p>
      <text:p text:style-name="P2">Blender&gt;&gt; <text:s/>Yes, I love swimming. It is one of my favorite recreational activities.</text:p>
      <text:p text:style-name="P2"/>
      <text:p text:style-name="P2">current kw&gt; activity</text:p>
      <text:p text:style-name="P2">next kw&gt; preparation; method: 1st hop - 1st hop</text:p>
      <text:p text:style-name="P2"/>
      <text:p text:style-name="P2">Tbot&gt;&gt; do not know much about swimming. i like to eat pizza while watching movies.</text:p>
      <text:p text:style-name="P2">Blender&gt;&gt; <text:s/>I love pizza, especially with extra cheese and pepperoni. What kind of pizza do you like?</text:p>
      <text:p text:style-name="P2"/>
      <text:p text:style-name="P2">current kw&gt; pizza</text:p>
      <text:p text:style-name="P2">next kw&gt; food; method: 1st hop - 1st hop</text:p>
      <text:p text:style-name="P2"><text:soft-page-break/></text:p>
      <text:p text:style-name="P2">Tbot&gt;&gt; i like pizza with meat and meatballs</text:p>
      <text:p text:style-name="P2">Blender&gt;&gt; <text:s/>Meatballs are my favorite toppings. Do you have a favorite topping?</text:p>
      <text:p text:style-name="P2"/>
      <text:p text:style-name="P2">current kw&gt; meatball</text:p>
      <text:p text:style-name="P2">next kw&gt; plate; method: 1st hop - 1st hop</text:p>
      <text:p text:style-name="P2"/>
      <text:p text:style-name="P2">Tbot&gt;&gt; i love cheese on my pizza, but i do not eat meat on my meatballs.</text:p>
      <text:p text:style-name="P2">Blender&gt;&gt; <text:s/>I don't like meat either, but I do like vegetables and condiments on mine.</text:p>
      <text:p text:style-name="P2"/>
      <text:p text:style-name="P2">current kw&gt; condiment</text:p>
      <text:p text:style-name="P2">next kw&gt; food; method: 1st hop - 1st hop</text:p>
      <text:p text:style-name="P2"/>
      <text:p text:style-name="P2">Tbot&gt;&gt; i am really into vegetarian food, and i do like meat on mine.</text:p>
      <text:p text:style-name="P2">Blender&gt;&gt; <text:s/>I like vegetarian pizza as well. I like that it can be topped with vegetables, meats, and other ingredients.</text:p>
      <text:p text:style-name="P2"/>
      <text:p text:style-name="P2">current kw&gt; meat</text:p>
      <text:p text:style-name="P2">next kw&gt; stew; method: 1st hop - 1st hop</text:p>
      <text:p text:style-name="P2"/>
      <text:p text:style-name="P2">Tbot&gt;&gt; i do not like meat, i love it. i am too busy with my family to eat italian food.</text:p>
      <text:p text:style-name="P2">Blender&gt;&gt; <text:s/>Italian cuisine is one of the most popular in the world, so I can understand that.</text:p>
      <text:p text:style-name="P2"/>
      <text:p text:style-name="P2">current kw&gt; cuisine</text:p>
      <text:p text:style-name="P2">next kw&gt; cooking; method: 1st hop - 1st hop</text:p>
      <text:p text:style-name="P2"/>
      <text:p text:style-name="P2">Tbot&gt;&gt; what is italian cuisine? i am a chef, i like italian.</text:p>
      <text:p text:style-name="P2">Blender&gt;&gt; <text:s/>It is a variety of dishes that originated in Naples, Italy. </text:p>
      <text:p text:style-name="P2"><text:soft-page-break/></text:p>
      <text:p text:style-name="P2">current kw&gt; dish</text:p>
      <text:p text:style-name="P2">next kw&gt; saute; method: 1st hop - 1st hop</text:p>
      <text:p text:style-name="P2"/>
      <text:p text:style-name="P2">Tbot&gt;&gt; i am a waitress and i love to cook. i love mexican food</text:p>
      <text:p text:style-name="P2"/>
      <text:p text:style-name="P1">success; 8</text:p>
      <text:p text:style-name="P3"/>
      <text:p text:style-name="P2"><text:span text:style-name="T1">------------------------------------------------------------------------------------------------</text:span></text:p>
      <text:p text:style-name="P2">target&gt; thriller</text:p>
      <text:p text:style-name="P2"/>
      <text:p text:style-name="P2">user&gt;&gt; are you jobless</text:p>
      <text:p text:style-name="P2"/>
      <text:p text:style-name="P2">current kw&gt; jobless</text:p>
      <text:p text:style-name="P2">next kw&gt; job; method: 1st hop - 2nd hop</text:p>
      <text:p text:style-name="P2"/>
      <text:p text:style-name="P2">Tbot&gt;&gt; no i am employed at a job site. what about you?</text:p>
      <text:p text:style-name="P2">Blender&gt;&gt; <text:s/>I'm employed, but I'm looking for a new job. I don't like my current job.</text:p>
      <text:p text:style-name="P2"/>
      <text:p text:style-name="P2">current kw&gt; job</text:p>
      <text:p text:style-name="P2">next kw&gt; book; method: 1st hop - 1st hop</text:p>
      <text:p text:style-name="P2"/>
      <text:p text:style-name="P2">Tbot&gt;&gt; oh, what kind of job are you looking for?</text:p>
      <text:p text:style-name="P2">Blender&gt;&gt; <text:s/>I am looking for something in the medical field. I am a nurse and I want to help people.</text:p>
      <text:p text:style-name="P2"/>
      <text:p text:style-name="P2">current kw&gt; field</text:p>
      <text:p text:style-name="P2">next kw&gt; play; method: 1st hop - 1st hop</text:p>
      <text:p text:style-name="P2"><text:soft-page-break/></text:p>
      <text:p text:style-name="P2">Tbot&gt;&gt; i am a little bit older than you but i am also looking for my first job as well.</text:p>
      <text:p text:style-name="P2">Blender&gt;&gt; <text:s/>I hope you find one soon! It is a very rewarding job. Do you have any hobbies?</text:p>
      <text:p text:style-name="P2"/>
      <text:p text:style-name="P2">current kw&gt; hobby</text:p>
      <text:p text:style-name="P2">next kw&gt; writing; method: 1st hop - 2nd hop</text:p>
      <text:p text:style-name="P2"/>
      <text:p text:style-name="P2">Tbot&gt;&gt; i do not really have time for hobbies, i work for a publishing company, but i do like to play with my friends</text:p>
      <text:p text:style-name="P2">Blender&gt;&gt; <text:s/>That is cool. I love to read. What kind of books do you write?</text:p>
      <text:p text:style-name="P2"/>
      <text:p text:style-name="P2">current kw&gt; book</text:p>
      <text:p text:style-name="P2">next kw&gt; thriller; method: 1st hop - 1st hop</text:p>
      <text:p text:style-name="P2"/>
      <text:p text:style-name="P2">Tbot&gt;&gt; i love to cook. i am writing a thriller novel, i am a fiction writer.</text:p>
      <text:p text:style-name="P2"/>
      <text:p text:style-name="P1">success; 5</text:p>
      <text:p text:style-name="P3"/>
      <text:p text:style-name="P2"><text:span text:style-name="T1">------------------------------------------------------------------------------------------------</text:span></text:p>
      <text:p text:style-name="P2"><text:span text:style-name="T1">target&gt; comedy</text:span></text:p>
      <text:p text:style-name="P3"/>
      <text:p text:style-name="P2"><text:span text:style-name="T1">user&gt;&gt; you deserve first prize for this art</text:span></text:p>
      <text:p text:style-name="P3"/>
      <text:p text:style-name="P2"><text:span text:style-name="T1">current kw&gt; art</text:span></text:p>
      <text:p text:style-name="P2"><text:span text:style-name="T1">next kw&gt; comedy; method: 1st hop - 1st hop</text:span></text:p>
      <text:p text:style-name="P3"/>
      <text:p text:style-name="P2"><text:span text:style-name="T1">Tbot&gt;&gt; thanks. i do not really like jokes.</text:span></text:p>
      <text:p text:style-name="P2"><text:span text:style-name="T1">Blender&gt;&gt; <text:s/>I do not like jokes either, but this one was funny. <text:s/>I thought I was going to win!</text:span></text:p>
      <text:p text:style-name="P3"><text:soft-page-break/></text:p>
      <text:p text:style-name="P2"><text:span text:style-name="T1">current kw&gt; joke</text:span></text:p>
      <text:p text:style-name="P2"><text:span text:style-name="T1">next kw&gt; comedy; method: 1st hop - 1st hop</text:span></text:p>
      <text:p text:style-name="P3"/>
      <text:p text:style-name="P2"><text:span text:style-name="T1">Tbot&gt;&gt; i am a comedian, i like to make people laugh. i was a serious kid, but i was born and raised in germany.</text:span></text:p>
      <text:p text:style-name="P3"/>
      <text:p text:style-name="P2"><text:span text:style-name="T1">success; 2</text:span></text:p>
      <text:p text:style-name="P2"/>
      <text:p text:style-name="P2"><text:span text:style-name="T1">------------------------------------------------------------------------------------------------</text:span></text:p>
      <text:p text:style-name="P2">target&gt; watch</text:p>
      <text:p text:style-name="P2"/>
      <text:p text:style-name="P2">user&gt;&gt; global warming is severly affecting the economy</text:p>
      <text:p text:style-name="P2"/>
      <text:p text:style-name="P2">current kw&gt; warming</text:p>
      <text:p text:style-name="P2">next kw&gt; nest; method: 1st hop - 2nd hop</text:p>
      <text:p text:style-name="P2"/>
      <text:p text:style-name="P2">Tbot&gt;&gt; yes, i heard that too.</text:p>
      <text:p text:style-name="P2">Blender&gt;&gt; <text:s/>Yes, it is. <text:s/>It is causing a lot of damage to the environment.</text:p>
      <text:p text:style-name="P2"/>
      <text:p text:style-name="P2">current kw&gt; environment</text:p>
      <text:p text:style-name="P2">next kw&gt; programming; method: 1st hop - 2nd hop</text:p>
      <text:p text:style-name="P2"/>
      <text:p text:style-name="P2">Tbot&gt;&gt; i am a programmer, i can help you with that.</text:p>
      <text:p text:style-name="P2">Blender&gt;&gt; <text:s/>That would be great. <text:s/>Do you know anything about the effects of climate change on the environment?</text:p>
      <text:p text:style-name="P2"/>
      <text:p text:style-name="P2">current kw&gt; environment</text:p>
      <text:p text:style-name="P2">next kw&gt; programming; method: 1st hop - 2nd hop</text:p>
      <text:p text:style-name="P2"><text:soft-page-break/></text:p>
      <text:p text:style-name="P2">Tbot&gt;&gt; i know a little about programming.</text:p>
      <text:p text:style-name="P2">Blender&gt;&gt; <text:s/>I know a bit about it, but not a whole lot. <text:s/>What do you know about it?</text:p>
      <text:p text:style-name="P2"/>
      <text:p text:style-name="P2">current kw&gt; bit</text:p>
      <text:p text:style-name="P2">next kw&gt; strap; method: 1st hop - 1st hop</text:p>
      <text:p text:style-name="P2"/>
      <text:p text:style-name="P2">Tbot&gt;&gt; i have not really been in the environment yet. i like to read books.</text:p>
      <text:p text:style-name="P2">Blender&gt;&gt; <text:s/>What kind of books do you like? <text:s/>I like science fiction and fantasy.</text:p>
      <text:p text:style-name="P2"/>
      <text:p text:style-name="P2">current kw&gt; science</text:p>
      <text:p text:style-name="P2">next kw&gt; activity; method: 1st hop - 1st hop</text:p>
      <text:p text:style-name="P2"/>
      <text:p text:style-name="P2">Tbot&gt;&gt; i like sci fi and horror. i am more into science fiction.</text:p>
      <text:p text:style-name="P2">Blender&gt;&gt; <text:s/>Science fiction is a great genre. <text:s/>Do you have any favorite authors?</text:p>
      <text:p text:style-name="P2"/>
      <text:p text:style-name="P2">current kw&gt; fiction</text:p>
      <text:p text:style-name="P2">next kw&gt; movie; method: 1st hop - 1st hop</text:p>
      <text:p text:style-name="P2"/>
      <text:p text:style-name="P2">Tbot&gt;&gt; no, but i love movies. what is your favorite?</text:p>
      <text:p text:style-name="P2">Blender&gt;&gt; <text:s/>I don't really have a favorite, but I do like fantasy and sci-fi.</text:p>
      <text:p text:style-name="P2"/>
      <text:p text:style-name="P2">current kw&gt; favorite</text:p>
      <text:p text:style-name="P2">next kw&gt; like; method: 1st hop - 1st hop</text:p>
      <text:p text:style-name="P2"/>
      <text:p text:style-name="P2">Tbot&gt;&gt; i love to read and watch movies</text:p>
      <text:p text:style-name="P2"/>
      <text:p text:style-name="P2"><text:soft-page-break/>success; 7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81" meta:paragraph-count="1411" meta:word-count="13848" meta:character-count="72598" meta:non-whitespace-character-count="59681"/>
    <meta:generator>LibreOfficeDev/6.0.5.2$Linux_X86_64 LibreOffice_project/</meta:generator>
  </office:meta>
</office:document-meta>
</file>